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0.30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8.243cm"/>
    </style:style>
    <style:style style:name="co12" style:family="table-column">
      <style:table-column-properties fo:break-before="auto" style:column-width="3.046cm"/>
    </style:style>
    <style:style style:name="co13" style:family="table-column">
      <style:table-column-properties fo:break-before="auto" style:column-width="5.147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d n-ga</text:p>
          </table:table-cell>
        </table:table-row>
        <table:table-row table:style-name="ro1">
          <table:table-cell office:value-type="float" office:value="8858551">
            <text:p>8858551</text:p>
          </table:table-cell>
          <table:table-cell office:value-type="float" office:value="218672772">
            <text:p>218672772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9123">
            <text:p>67303039912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V P 0,68sm</text:p>
          </table:table-cell>
          <table:table-cell office:value-type="string">
            <text:p><text:s/>P 0,68sm</text:p>
          </table:table-cell>
          <table:table-cell office:value-type="string">
            <text:p><text:s/>Aort 1,4sm</text:p>
          </table:table-cell>
          <table:table-cell office:value-type="string">
            <text:p><text:s/>P</text:p>
          </table:table-cell>
          <table:table-cell office:value-type="float" office:value="0.68">
            <text:p>0,6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041537">
            <text:p>9041537</text:p>
          </table:table-cell>
          <table:table-cell office:value-type="float" office:value="218849101">
            <text:p>218849101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294143433">
            <text:p>9329414343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iteed ei ole laienenud , vabad V P 0,89sm</text:p>
          </table:table-cell>
          <table:table-cell office:value-type="string">
            <text:p><text:s/>P 0,89sm</text:p>
          </table:table-cell>
          <table:table-cell office:value-type="string">
            <text:p><text:s/>Aort 1,7sm Verev N</text:p>
          </table:table-cell>
          <table:table-cell office:value-type="string">
            <text:p><text:s/>P</text:p>
          </table:table-cell>
          <table:table-cell office:value-type="float" office:value="0.89">
            <text:p>0,8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894478">
            <text:p>4894478</text:p>
          </table:table-cell>
          <table:table-cell office:value-type="float" office:value="152063995">
            <text:p>152063995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34920747851">
            <text:p>349207478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02.11.2012 - kasv 25 pt</text:p>
          </table:table-cell>
          <table:table-cell office:value-type="string">
            <text:p>kasv 25 pt</text:p>
          </table:table-cell>
          <table:table-cell office:value-type="string">
            <text:p>s + 3,1 cm juuni 12</text:p>
          </table:table-cell>
          <table:table-cell office:value-type="string">
            <text:p>kasv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581377">
            <text:p>16581377</text:p>
          </table:table-cell>
          <table:table-cell office:value-type="float" office:value="167207969">
            <text:p>167207969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office:value-type="string">
            <text:p>2013-03-11</text:p>
          </table:table-cell>
          <table:table-cell office:value-type="float" office:value="53211039637">
            <text:p>532110396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3 Ø 3.0 , pikkus 10 </text:p>
          </table:table-cell>
          <table:table-cell office:value-type="string">
            <text:p>pikkus 10 </text:p>
          </table:table-cell>
          <table:table-cell office:value-type="string">
            <text:p>, stenoosi % 60 , TIMI 3 , riski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656451">
            <text:p>18656451</text:p>
          </table:table-cell>
          <table:table-cell office:value-type="float" office:value="180046070">
            <text:p>180046070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067152970">
            <text:p>350671529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us 178 Lapsel pea ümbermõõt ja pikkus 10</text:p>
          </table:table-cell>
          <table:table-cell office:value-type="string">
            <text:p>pikkus 10</text:p>
          </table:table-cell>
          <table:table-cell office:value-type="string">
            <text:p>-25 protsentiili , kaal alates 9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02719">
            <text:p>602719</text:p>
          </table:table-cell>
          <table:table-cell office:value-type="float" office:value="87164421">
            <text:p>87164421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02</text:p>
          </table:table-cell>
          <table:table-cell office:value-type="float" office:value="60544251815">
            <text:p>605442518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EMISED : A1 oklusioon Lesiooni pikkus 10</text:p>
          </table:table-cell>
          <table:table-cell office:value-type="string">
            <text:p>pikkus 10</text:p>
          </table:table-cell>
          <table:table-cell office:value-type="string">
            <text:p>-20 mm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350550">
            <text:p>6350550</text:p>
          </table:table-cell>
          <table:table-cell office:value-type="float" office:value="153322251">
            <text:p>153322251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118490269">
            <text:p>5011849026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kg , mis kasvu-kaalukõveral on pikkus 10</text:p>
          </table:table-cell>
          <table:table-cell office:value-type="string">
            <text:p>pikkus 10</text:p>
          </table:table-cell>
          <table:table-cell office:value-type="string">
            <text:p>-25 vahel ja kaal alla 3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374033">
            <text:p>4374033</text:p>
          </table:table-cell>
          <table:table-cell office:value-type="float" office:value="96113364">
            <text:p>96113364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99939970213">
            <text:p>999399702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apsevanemate keskmine pikkus 10</text:p>
          </table:table-cell>
          <table:table-cell office:value-type="string">
            <text:p>pikkus 10</text:p>
          </table:table-cell>
          <table:table-cell office:value-type="string">
            <text:p>-25ts vahel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1766">
            <text:p>171766</text:p>
          </table:table-cell>
          <table:table-cell office:value-type="float" office:value="140832752">
            <text:p>140832752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23190793253">
            <text:p>231907932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esiooni pikkus 10</text:p>
          </table:table-cell>
          <table:table-cell office:value-type="string">
            <text:p>pikkus 10</text:p>
          </table:table-cell>
          <table:table-cell office:value-type="string">
            <text:p>-20 mm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93069">
            <text:p>493069</text:p>
          </table:table-cell>
          <table:table-cell office:value-type="float" office:value="80961700">
            <text:p>80961700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2-01-07</text:p>
          </table:table-cell>
          <table:table-cell office:value-type="float" office:value="33036095129">
            <text:p>330360951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Di1 stenoos 51-75 % Lesiooni pikkus 10</text:p>
          </table:table-cell>
          <table:table-cell office:value-type="string">
            <text:p>pikkus 10</text:p>
          </table:table-cell>
          <table:table-cell office:value-type="string">
            <text:p>-20 mm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920957">
            <text:p>2920957</text:p>
          </table:table-cell>
          <table:table-cell office:value-type="float" office:value="123700619">
            <text:p>123700619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48747094605">
            <text:p>487470946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Väikest kasvu : Pikkus 11</text:p>
          </table:table-cell>
          <table:table-cell office:value-type="string">
            <text:p>Pikkus 11</text:p>
          </table:table-cell>
          <table:table-cell office:value-type="string">
            <text:p>,5 cm , Kaal 17,5 kg</text:p>
          </table:table-cell>
          <table:table-cell office:value-type="string">
            <text:p>Pikku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49170">
            <text:p>449170</text:p>
          </table:table-cell>
          <table:table-cell office:value-type="float" office:value="125037827">
            <text:p>125037827</text:p>
          </table:table-cell>
          <table:table-cell office:value-type="string">
            <text:p>2012-06-11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80486466182">
            <text:p>804864661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ummaarne pikkus 13 .</text:p>
          </table:table-cell>
          <table:table-cell office:value-type="string">
            <text:p>pikkus 13 .</text:p>
          </table:table-cell>
          <table:table-cell/>
          <table:table-cell office:value-type="string">
            <text:p>pikku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302375">
            <text:p>16302375</text:p>
          </table:table-cell>
          <table:table-cell office:value-type="float" office:value="202133436">
            <text:p>202133436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673041075625">
            <text:p>6730410756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M1 Ø 2.5 , pikkus 15 </text:p>
          </table:table-cell>
          <table:table-cell office:value-type="string">
            <text:p>pikkus 15 </text:p>
          </table:table-cell>
          <table:table-cell office:value-type="string">
            <text:p>, stenoosi % 99 , TIMI 1 , riski</text:p>
          </table:table-cell>
          <table:table-cell office:value-type="string">
            <text:p>pikku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90734">
            <text:p>12590734</text:p>
          </table:table-cell>
          <table:table-cell office:value-type="float" office:value="202130292">
            <text:p>202130292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8018960">
            <text:p>6730380189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Hosp 15.</text:p>
          </table:table-cell>
          <table:table-cell office:value-type="string">
            <text:p>sp 15.</text:p>
          </table:table-cell>
          <table:table-cell office:value-type="string">
            <text:p>10 . uroloogia osakonda</text:p>
          </table:table-cell>
          <table:table-cell office:value-type="string">
            <text:p>sp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263707">
            <text:p>16263707</text:p>
          </table:table-cell>
          <table:table-cell office:value-type="float" office:value="191760212">
            <text:p>191760212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office:value-type="string">
            <text:p>2013-08-07</text:p>
          </table:table-cell>
          <table:table-cell office:value-type="float" office:value="26460750542">
            <text:p>264607505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1 Ø 2.5 , pikkus 17 </text:p>
          </table:table-cell>
          <table:table-cell office:value-type="string">
            <text:p>pikkus 17 </text:p>
          </table:table-cell>
          <table:table-cell office:value-type="string">
            <text:p>, stenoosi % 80 , TIMI 2 , riski</text:p>
          </table:table-cell>
          <table:table-cell office:value-type="string">
            <text:p>pikku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382291">
            <text:p>16382291</text:p>
          </table:table-cell>
          <table:table-cell office:value-type="float" office:value="181015623">
            <text:p>181015623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673037030324">
            <text:p>6730370303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D3 Ø 3.0 , pikkus 25 </text:p>
          </table:table-cell>
          <table:table-cell office:value-type="string">
            <text:p>pikkus 25 </text:p>
          </table:table-cell>
          <table:table-cell office:value-type="string">
            <text:p>, stenoosi % 90 , TIMI 2 , riski</text:p>
          </table:table-cell>
          <table:table-cell office:value-type="string">
            <text:p>pikku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43314">
            <text:p>1743314</text:p>
          </table:table-cell>
          <table:table-cell office:value-type="float" office:value="134468352">
            <text:p>134468352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195844919">
            <text:p>7719584491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a , 20 VES , 1 asüstoolne paus pikkusega 254</text:p>
          </table:table-cell>
          <table:table-cell office:value-type="string">
            <text:p>pikkusega 254</text:p>
          </table:table-cell>
          <table:table-cell office:value-type="string">
            <text:p>4 ms</text:p>
          </table:table-cell>
          <table:table-cell office:value-type="string">
            <text:p>pikkusega</text:p>
          </table:table-cell>
          <table:table-cell office:value-type="float" office:value="254">
            <text:p>2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063733">
            <text:p>13063733</text:p>
          </table:table-cell>
          <table:table-cell office:value-type="float" office:value="187058718">
            <text:p>187058718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582228">
            <text:p>6730395822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0,25mg , Ravi : warfarin 3mg : 1 p - 3m</text:p>
          </table:table-cell>
          <table:table-cell office:value-type="string">
            <text:p><text:s/>p - 3m</text:p>
          </table:table-cell>
          <table:table-cell office:value-type="string">
            <text:p>g ; 2 p - 4,5mg</text:p>
          </table:table-cell>
          <table:table-cell office:value-type="string">
            <text:p><text:s/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260405">
            <text:p>11260405</text:p>
          </table:table-cell>
          <table:table-cell office:value-type="float" office:value="159964424">
            <text:p>15996442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589351">
            <text:p>6730475893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annus jääb samaks : ETKNRL 3mg , P 6m</text:p>
          </table:table-cell>
          <table:table-cell office:value-type="string">
            <text:p><text:s/>P 6m</text:p>
          </table:table-cell>
          <table:table-cell office:value-type="string">
            <text:p>g</text:p>
          </table:table-cell>
          <table:table-cell office:value-type="string">
            <text:p><text:s/>P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51277">
            <text:p>9951277</text:p>
          </table:table-cell>
          <table:table-cell office:value-type="float" office:value="164402584">
            <text:p>164402584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335573198">
            <text:p>613355731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ranesp 30 m</text:p>
          </table:table-cell>
          <table:table-cell office:value-type="string">
            <text:p>sp 30 m</text:p>
          </table:table-cell>
          <table:table-cell office:value-type="string">
            <text:p>kg/näd s/c , pulv</text:p>
          </table:table-cell>
          <table:table-cell office:value-type="string">
            <text:p>sp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16059">
            <text:p>12516059</text:p>
          </table:table-cell>
          <table:table-cell office:value-type="float" office:value="198848969">
            <text:p>198848969</text:p>
          </table:table-cell>
          <table:table-cell office:value-type="string">
            <text:p>2013-09-21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90545849866">
            <text:p>905458498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b veel EPO sama doosiga - Aranesp 60 m</text:p>
          </table:table-cell>
          <table:table-cell office:value-type="string">
            <text:p>sp 60 m</text:p>
          </table:table-cell>
          <table:table-cell office:value-type="string">
            <text:p>icrog x 1 kuus</text:p>
          </table:table-cell>
          <table:table-cell office:value-type="string">
            <text:p>sp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8406">
            <text:p>238406</text:p>
          </table:table-cell>
          <table:table-cell office:value-type="float" office:value="122799071">
            <text:p>122799071</text:p>
          </table:table-cell>
          <table:table-cell office:value-type="string">
            <text:p>2012-05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3380599269">
            <text:p>433805992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v ; T Crestor 10mg ( Õ ) ; Aranesp 60m</text:p>
          </table:table-cell>
          <table:table-cell office:value-type="string">
            <text:p>sp 60m</text:p>
          </table:table-cell>
          <table:table-cell office:value-type="string">
            <text:p>g x 1 näd s/c ; S Ampicillini 25</text:p>
          </table:table-cell>
          <table:table-cell office:value-type="string">
            <text:p>sp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3915">
            <text:p>163915</text:p>
          </table:table-cell>
          <table:table-cell office:value-type="float" office:value="123017497">
            <text:p>123017497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808096728">
            <text:p>488080967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cigran forte , Perfalgan , Aranesp 80 m</text:p>
          </table:table-cell>
          <table:table-cell office:value-type="string">
            <text:p>sp 80 m</text:p>
          </table:table-cell>
          <table:table-cell office:value-type="string">
            <text:p>icrogr ; ACC , inhalatsioon Bero</text:p>
          </table:table-cell>
          <table:table-cell office:value-type="string">
            <text:p>sp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582149">
            <text:p>6582149</text:p>
          </table:table-cell>
          <table:table-cell office:value-type="float" office:value="95549718">
            <text:p>95549718</text:p>
          </table:table-cell>
          <table:table-cell office:value-type="string">
            <text:p>2012-04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437578312">
            <text:p>1043757831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sp 100m</text:p>
          </table:table-cell>
          <table:table-cell office:value-type="string">
            <text:p>sp 100m</text:p>
          </table:table-cell>
          <table:table-cell office:value-type="string">
            <text:p>gx1 , betaloc zoc 50mgx1 , tioti</text:p>
          </table:table-cell>
          <table:table-cell office:value-type="string">
            <text:p>sp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739468">
            <text:p>2739468</text:p>
          </table:table-cell>
          <table:table-cell office:value-type="float" office:value="142222354">
            <text:p>142222354</text:p>
          </table:table-cell>
          <table:table-cell office:value-type="string">
            <text:p>2012-10-14</text:p>
          </table:table-cell>
          <table:table-cell office:value-type="string">
            <text:p>A</text:p>
          </table:table-cell>
          <table:table-cell office:value-type="string">
            <text:p>2012-10-14</text:p>
          </table:table-cell>
          <table:table-cell office:value-type="float" office:value="85041552741">
            <text:p>850415527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dopar Hbs 125mgx1õ , Madopar disp 100m</text:p>
          </table:table-cell>
          <table:table-cell office:value-type="string">
            <text:p>sp 100m</text:p>
          </table:table-cell>
          <table:table-cell office:value-type="string">
            <text:p>gx3 , Requip 12mgx1 , Amantadini</text:p>
          </table:table-cell>
          <table:table-cell office:value-type="string">
            <text:p>sp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938708">
            <text:p>2938708</text:p>
          </table:table-cell>
          <table:table-cell office:value-type="float" office:value="127447404">
            <text:p>127447404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109916146">
            <text:p>301099161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KG-s FA 95x ´ , LVH , QTC pikk 469 m</text:p>
          </table:table-cell>
          <table:table-cell office:value-type="string">
            <text:p>pikk 469 m</text:p>
          </table:table-cell>
          <table:table-cell office:value-type="string">
            <text:p>s</text:p>
          </table:table-cell>
          <table:table-cell office:value-type="string">
            <text:p>pikk</text:p>
          </table:table-cell>
          <table:table-cell office:value-type="float" office:value="469">
            <text:p>469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721307">
            <text:p>15721307</text:p>
          </table:table-cell>
          <table:table-cell office:value-type="float" office:value="170049273">
            <text:p>170049273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250269974">
            <text:p>32250269974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li uteri Emakakaelakanalist polüüp 1.5 cm</text:p>
          </table:table-cell>
          <table:table-cell office:value-type="string">
            <text:p>üp 1.5 cm</text:p>
          </table:table-cell>
          <table:table-cell office:value-type="string">
            <text:p><text:s/>eemaldatud Emakas ümaram pehme </text:p>
          </table:table-cell>
          <table:table-cell office:value-type="string">
            <text:p>üp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09409">
            <text:p>1309409</text:p>
          </table:table-cell>
          <table:table-cell office:value-type="float" office:value="82658381">
            <text:p>82658381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878476193">
            <text:p>3387847619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Selle kõrval veel lame polüüp 1,5cm</text:p>
          </table:table-cell>
          <table:table-cell office:value-type="string">
            <text:p>üp 1,5cm</text:p>
          </table:table-cell>
          <table:table-cell office:value-type="string">
            <text:p><text:s/>d , eemaldatud diatermolinguga</text:p>
          </table:table-cell>
          <table:table-cell office:value-type="string">
            <text:p>üp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265086">
            <text:p>15265086</text:p>
          </table:table-cell>
          <table:table-cell office:value-type="float" office:value="166187850">
            <text:p>166187850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620726169">
            <text:p>8362072616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Duktuse pikkus 10 cm</text:p>
          </table:table-cell>
          <table:table-cell office:value-type="string">
            <text:p>pikkus 10 cm</text:p>
          </table:table-cell>
          <table:table-cell office:value-type="string">
            <text:p><text:s/>ja kogu diameeter 2 cm</text:p>
          </table:table-cell>
          <table:table-cell office:value-type="string">
            <text:p>pikku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74173">
            <text:p>1174173</text:p>
          </table:table-cell>
          <table:table-cell office:value-type="float" office:value="147959745">
            <text:p>147959745</text:p>
          </table:table-cell>
          <table:table-cell office:value-type="string">
            <text:p>2012-11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0342846566">
            <text:p>7034284656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t lahti lõigatud soole segment pikkusega 17 cm</text:p>
          </table:table-cell>
          <table:table-cell office:value-type="string">
            <text:p>pikkusega 17 cm</text:p>
          </table:table-cell>
          <table:table-cell office:value-type="string">
            <text:p><text:s/>, diameetriga lõikepiiril A - 3</text:p>
          </table:table-cell>
          <table:table-cell office:value-type="string">
            <text:p>pikkusega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0701612">
            <text:p>20701612</text:p>
          </table:table-cell>
          <table:table-cell office:value-type="float" office:value="214669422">
            <text:p>214669422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0688725434">
            <text:p>606887254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d 36 rn-l kaaluga 3060 ngr pikkus 48 sm</text:p>
          </table:table-cell>
          <table:table-cell office:value-type="string">
            <text:p>pikkus 48 sm</text:p>
          </table:table-cell>
          <table:table-cell office:value-type="string">
            <text:p><text:s/>Pü33 sm Apgat 7/8</text:p>
          </table:table-cell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4755">
            <text:p>3744755</text:p>
          </table:table-cell>
          <table:table-cell office:value-type="float" office:value="149611045">
            <text:p>149611045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71490686157">
            <text:p>714906861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/k 3452 gr pikkus 51 sm</text:p>
          </table:table-cell>
          <table:table-cell office:value-type="string">
            <text:p>pikkus 51 s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193">
            <text:p>2268193</text:p>
          </table:table-cell>
          <table:table-cell office:value-type="float" office:value="81185562">
            <text:p>81185562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11144989904">
            <text:p>111449899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530 gr pikkus 76 sm</text:p>
          </table:table-cell>
          <table:table-cell office:value-type="string">
            <text:p>pikkus 76 sm</text:p>
          </table:table-cell>
          <table:table-cell/>
          <table:table-cell office:value-type="string">
            <text:p>pikkus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9267">
            <text:p>14769267</text:p>
          </table:table-cell>
          <table:table-cell office:value-type="float" office:value="163017231">
            <text:p>163017231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1891">
            <text:p>6730304718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-11,7 kasv-88sm</text:p>
          </table:table-cell>
          <table:table-cell office:value-type="string">
            <text:p>kasv-88sm</text:p>
          </table:table-cell>
          <table:table-cell/>
          <table:table-cell office:value-type="string">
            <text:p>kasv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1487">
            <text:p>19611487</text:p>
          </table:table-cell>
          <table:table-cell office:value-type="float" office:value="194827108">
            <text:p>194827108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837410100">
            <text:p>848374101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eorganinid normileid Kaal-18kg Pikkus -106 sm</text:p>
          </table:table-cell>
          <table:table-cell office:value-type="string">
            <text:p>Pikkus -106 sm</text:p>
          </table:table-cell>
          <table:table-cell office:value-type="string">
            <text:p><text:s/>Kaebusteta , sisseorganinid nor</text:p>
          </table:table-cell>
          <table:table-cell office:value-type="string">
            <text:p>Pikkus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8839">
            <text:p>5318839</text:p>
          </table:table-cell>
          <table:table-cell office:value-type="float" office:value="120186349">
            <text:p>120186349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22857777431">
            <text:p>228577774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9 kg pikkus 119 sm</text:p>
          </table:table-cell>
          <table:table-cell office:value-type="string">
            <text:p>pikkus 119 sm</text:p>
          </table:table-cell>
          <table:table-cell/>
          <table:table-cell office:value-type="string">
            <text:p>pikkus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0412">
            <text:p>13690412</text:p>
          </table:table-cell>
          <table:table-cell office:value-type="float" office:value="154965159">
            <text:p>154965159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256587245">
            <text:p>692565872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-73 kg , kasv-154sm</text:p>
          </table:table-cell>
          <table:table-cell office:value-type="string">
            <text:p>kasv-154sm</text:p>
          </table:table-cell>
          <table:table-cell office:value-type="string">
            <text:p><text:s/>BMI-30,1 Ei suitseta Menopausae</text:p>
          </table:table-cell>
          <table:table-cell office:value-type="string">
            <text:p>kasv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8649">
            <text:p>3868649</text:p>
          </table:table-cell>
          <table:table-cell office:value-type="float" office:value="152077712">
            <text:p>152077712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11386481312">
            <text:p>113864813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 saab : P 158sm</text:p>
          </table:table-cell>
          <table:table-cell office:value-type="string">
            <text:p><text:s/>P 158sm</text:p>
          </table:table-cell>
          <table:table-cell/>
          <table:table-cell office:value-type="string">
            <text:p><text:s/>P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1776">
            <text:p>21231776</text:p>
          </table:table-cell>
          <table:table-cell office:value-type="float" office:value="187942685">
            <text:p>187942685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1-10-26</text:p>
          </table:table-cell>
          <table:table-cell office:value-type="float" office:value="673030510172">
            <text:p>6730305101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6 sm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1805">
            <text:p>3011805</text:p>
          </table:table-cell>
          <table:table-cell office:value-type="float" office:value="122549443">
            <text:p>122549443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84926096522">
            <text:p>849260965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 saab : P 167sm</text:p>
          </table:table-cell>
          <table:table-cell office:value-type="string">
            <text:p><text:s/>P 167sm</text:p>
          </table:table-cell>
          <table:table-cell/>
          <table:table-cell office:value-type="string">
            <text:p><text:s/>P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69868">
            <text:p>2869868</text:p>
          </table:table-cell>
          <table:table-cell office:value-type="float" office:value="121637543">
            <text:p>121637543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674884906">
            <text:p>556748849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--&gt; P168sm</text:p>
          </table:table-cell>
          <table:table-cell office:value-type="string">
            <text:p><text:s/>P168sm</text:p>
          </table:table-cell>
          <table:table-cell/>
          <table:table-cell office:value-type="string">
            <text:p><text:s/>P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43803">
            <text:p>3343803</text:p>
          </table:table-cell>
          <table:table-cell office:value-type="float" office:value="82970184">
            <text:p>82970184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68797874479">
            <text:p>687978744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 saab : P169sm</text:p>
          </table:table-cell>
          <table:table-cell office:value-type="string">
            <text:p><text:s/>P169sm</text:p>
          </table:table-cell>
          <table:table-cell/>
          <table:table-cell office:value-type="string">
            <text:p><text:s/>P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0106">
            <text:p>3300106</text:p>
          </table:table-cell>
          <table:table-cell office:value-type="float" office:value="82068451">
            <text:p>82068451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2-01</text:p>
          </table:table-cell>
          <table:table-cell office:value-type="float" office:value="76850261265">
            <text:p>768502612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 saab : P172sm</text:p>
          </table:table-cell>
          <table:table-cell office:value-type="string">
            <text:p><text:s/>P172sm</text:p>
          </table:table-cell>
          <table:table-cell/>
          <table:table-cell office:value-type="string">
            <text:p><text:s/>P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9003">
            <text:p>19179003</text:p>
          </table:table-cell>
          <table:table-cell office:value-type="float" office:value="163498916">
            <text:p>163498916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673030495210">
            <text:p>6730304952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6s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3855">
            <text:p>5673855</text:p>
          </table:table-cell>
          <table:table-cell office:value-type="float" office:value="149533066">
            <text:p>149533066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92629181503">
            <text:p>926291815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28.11.2012 - Adipoosne p - 177 sm</text:p>
          </table:table-cell>
          <table:table-cell office:value-type="string">
            <text:p><text:s/>p - 177 sm</text:p>
          </table:table-cell>
          <table:table-cell office:value-type="string">
            <text:p><text:s/>kk - 130kg BMI -42</text:p>
          </table:table-cell>
          <table:table-cell office:value-type="string">
            <text:p><text:s/>p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4744">
            <text:p>5354744</text:p>
          </table:table-cell>
          <table:table-cell office:value-type="float" office:value="130604759">
            <text:p>130604759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852961317">
            <text:p>398529613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hin , PS 50/min Kaal - 85 kg , kasv - 183sm</text:p>
          </table:table-cell>
          <table:table-cell office:value-type="string">
            <text:p>kasv - 183sm</text:p>
          </table:table-cell>
          <table:table-cell office:value-type="string">
            <text:p><text:s/>BMI-25 Ei suitseta-suitsetamise</text:p>
          </table:table-cell>
          <table:table-cell office:value-type="string">
            <text:p>kasv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0580">
            <text:p>20010580</text:p>
          </table:table-cell>
          <table:table-cell office:value-type="float" office:value="182593768">
            <text:p>182593768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30431313517">
            <text:p>30431313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 saab : P 1458 sm</text:p>
          </table:table-cell>
          <table:table-cell office:value-type="string">
            <text:p><text:s/>P 1458 sm</text:p>
          </table:table-cell>
          <table:table-cell office:value-type="string">
            <text:p><text:s/>K 78&gt; 75 kg</text:p>
          </table:table-cell>
          <table:table-cell office:value-type="string">
            <text:p><text:s/>P</text:p>
          </table:table-cell>
          <table:table-cell office:value-type="float" office:value="1458">
            <text:p>1458</text:p>
          </table:table-cell>
          <table:table-cell table:number-columns-repeated="2" office:value-type="string">
            <text:p>NULL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3657">
            <text:p>2213657</text:p>
          </table:table-cell>
          <table:table-cell office:value-type="float" office:value="79115735">
            <text:p>79115735</text:p>
          </table:table-cell>
          <table:table-cell office:value-type="string">
            <text:p>2012-01-01</text:p>
          </table:table-cell>
          <table:table-cell office:value-type="string">
            <text:p>A</text:p>
          </table:table-cell>
          <table:table-cell office:value-type="string">
            <text:p>2011-12-14</text:p>
          </table:table-cell>
          <table:table-cell office:value-type="float" office:value="94364650245">
            <text:p>943646502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aluiive stabiilsed ema sõnul , pikkus 50 . </text:p>
          </table:table-cell>
          <table:table-cell office:value-type="string">
            <text:p>pikkus 50 . </text:p>
          </table:table-cell>
          <table:table-cell office:value-type="string">
            <text:p>pros juures , kaal 3 prots juure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548466">
            <text:p>15548466</text:p>
          </table:table-cell>
          <table:table-cell office:value-type="float" office:value="170926568">
            <text:p>170926568</text:p>
          </table:table-cell>
          <table:table-cell office:value-type="string">
            <text:p>2013-04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982972">
            <text:p>673044982972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ood paremal temporofrontaalsel pikkusega 50</text:p>
          </table:table-cell>
          <table:table-cell office:value-type="string">
            <text:p>pikkusega 50</text:p>
          </table:table-cell>
          <table:table-cell office:value-type="string">
            <text:p>sek , samal ajal patsiendil lõhn</text:p>
          </table:table-cell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2050">
            <text:p>18102050</text:p>
          </table:table-cell>
          <table:table-cell office:value-type="float" office:value="187217687">
            <text:p>187217687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73036288691">
            <text:p>6730362886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1</text:p>
          </table:table-cell>
          <table:table-cell office:value-type="string">
            <text:p>,5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45219">
            <text:p>6145219</text:p>
          </table:table-cell>
          <table:table-cell office:value-type="float" office:value="145134202">
            <text:p>145134202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259186735">
            <text:p>712591867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isena , sünnitus ii , SK 3100 , SP 51 .</text:p>
          </table:table-cell>
          <table:table-cell office:value-type="string">
            <text:p><text:s/>SP 51 .</text:p>
          </table:table-cell>
          <table:table-cell/>
          <table:table-cell office:value-type="string">
            <text:p><text:s/>SP</text:p>
          </table:table-cell>
          <table:table-cell office:value-type="float" office:value="51">
            <text:p>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4675">
            <text:p>18914675</text:p>
          </table:table-cell>
          <table:table-cell office:value-type="float" office:value="207130918">
            <text:p>207130918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657891">
            <text:p>6730346578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6710 , pikkus 65 </text:p>
          </table:table-cell>
          <table:table-cell office:value-type="string">
            <text:p>pikkus 65 </text:p>
          </table:table-cell>
          <table:table-cell office:value-type="string">
            <text:p>, pea 43,5</text:p>
          </table:table-cell>
          <table:table-cell office:value-type="string">
            <text:p>pikkus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760">
            <text:p>1879760</text:p>
          </table:table-cell>
          <table:table-cell office:value-type="float" office:value="130319195">
            <text:p>130319195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117930537">
            <text:p>881179305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6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0441">
            <text:p>18570441</text:p>
          </table:table-cell>
          <table:table-cell office:value-type="float" office:value="187631092">
            <text:p>187631092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343873455">
            <text:p>763438734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7800g Pikkus 68</text:p>
          </table:table-cell>
          <table:table-cell office:value-type="string">
            <text:p>Pikkus 68</text:p>
          </table:table-cell>
          <table:table-cell office:value-type="string">
            <text:p>,5cm PÜ 44,5cm SL 1,5x1,5cm H 5 </text:p>
          </table:table-cell>
          <table:table-cell office:value-type="string">
            <text:p>Pikkus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93985">
            <text:p>10093985</text:p>
          </table:table-cell>
          <table:table-cell office:value-type="float" office:value="173503034">
            <text:p>173503034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2013-04-19</text:p>
          </table:table-cell>
          <table:table-cell office:value-type="float" office:value="17513342038">
            <text:p>175133420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04.2013 kaal 7200g ( &lt; &lt;3ts ) , kasv 70</text:p>
          </table:table-cell>
          <table:table-cell office:value-type="string">
            <text:p>kasv 70</text:p>
          </table:table-cell>
          <table:table-cell office:value-type="string">
            <text:p>,5cm ( 3ts joonel ) , pea ümberm</text:p>
          </table:table-cell>
          <table:table-cell office:value-type="string">
            <text:p>kasv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7905">
            <text:p>2707905</text:p>
          </table:table-cell>
          <table:table-cell office:value-type="float" office:value="140344389">
            <text:p>140344389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569590153">
            <text:p>785695901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-7580 , pikkus-70 </text:p>
          </table:table-cell>
          <table:table-cell office:value-type="string">
            <text:p>pikkus-70 </text:p>
          </table:table-cell>
          <table:table-cell office:value-type="string">
            <text:p>, pea-44 , rind-42</text:p>
          </table:table-cell>
          <table:table-cell office:value-type="string">
            <text:p>pikkus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469">
            <text:p>2047469</text:p>
          </table:table-cell>
          <table:table-cell office:value-type="float" office:value="127247985">
            <text:p>127247985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333245859">
            <text:p>733332458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9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97816">
            <text:p>2497816</text:p>
          </table:table-cell>
          <table:table-cell office:value-type="float" office:value="152147510">
            <text:p>152147510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669164148">
            <text:p>376691641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80</text:p>
          </table:table-cell>
          <table:table-cell/>
          <table:table-cell office:value-type="string">
            <text:p>Pikkus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5492">
            <text:p>18175492</text:p>
          </table:table-cell>
          <table:table-cell office:value-type="float" office:value="172985361">
            <text:p>172985361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449079499">
            <text:p>564490794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3 <text:s/>PRANK : 1 a 7 k kaal 12400 , pikkus 80 . </text:p>
          </table:table-cell>
          <table:table-cell office:value-type="string">
            <text:p>pikkus 80 . </text:p>
          </table:table-cell>
          <table:table-cell office:value-type="string">
            <text:p>heas seisundis</text:p>
          </table:table-cell>
          <table:table-cell office:value-type="string">
            <text:p>pikkus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15060">
            <text:p>5615060</text:p>
          </table:table-cell>
          <table:table-cell office:value-type="float" office:value="151840177">
            <text:p>151840177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31644696701">
            <text:p>316446967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88</text:p>
          </table:table-cell>
          <table:table-cell/>
          <table:table-cell office:value-type="string">
            <text:p>pikkus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6875">
            <text:p>5816875</text:p>
          </table:table-cell>
          <table:table-cell office:value-type="float" office:value="139982641">
            <text:p>139982641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87004892803">
            <text:p>870048928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97</text:p>
          </table:table-cell>
          <table:table-cell/>
          <table:table-cell office:value-type="string">
            <text:p>pikkus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24162">
            <text:p>19624162</text:p>
          </table:table-cell>
          <table:table-cell office:value-type="float" office:value="185159531">
            <text:p>185159531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414550061">
            <text:p>754145500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6,9kg Pikkus 102</text:p>
          </table:table-cell>
          <table:table-cell office:value-type="string">
            <text:p>Pikkus 102</text:p>
          </table:table-cell>
          <table:table-cell office:value-type="string">
            <text:p>,5cm</text:p>
          </table:table-cell>
          <table:table-cell office:value-type="string">
            <text:p>Pikkus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7629">
            <text:p>5497629</text:p>
          </table:table-cell>
          <table:table-cell office:value-type="float" office:value="85977214">
            <text:p>85977214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59958935268">
            <text:p>5995893526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04</text:p>
          </table:table-cell>
          <table:table-cell office:value-type="string">
            <text:p>,5 cm ( 10 prts )</text:p>
          </table:table-cell>
          <table:table-cell office:value-type="string">
            <text:p>Pikkus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3337">
            <text:p>21553337</text:p>
          </table:table-cell>
          <table:table-cell office:value-type="float" office:value="212875917">
            <text:p>21287591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6156625">
            <text:p>673036156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kasv 113</text:p>
          </table:table-cell>
          <table:table-cell office:value-type="string">
            <text:p>kasv 113</text:p>
          </table:table-cell>
          <table:table-cell office:value-type="string">
            <text:p>,2 cm ( 3ts ) , vanemate keskmin</text:p>
          </table:table-cell>
          <table:table-cell office:value-type="string">
            <text:p>kasv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199">
            <text:p>343199</text:p>
          </table:table-cell>
          <table:table-cell office:value-type="float" office:value="87149334">
            <text:p>87149334</text:p>
          </table:table-cell>
          <table:table-cell office:value-type="string">
            <text:p>2012-03-20</text:p>
          </table:table-cell>
          <table:table-cell office:value-type="string">
            <text:p>S</text:p>
          </table:table-cell>
          <table:table-cell office:value-type="string">
            <text:p>2012-02-28</text:p>
          </table:table-cell>
          <table:table-cell office:value-type="float" office:value="73680228521">
            <text:p>736802285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berteet : Ma2 ( vasemal ) , Pu2 Pikkus 113</text:p>
          </table:table-cell>
          <table:table-cell office:value-type="string">
            <text:p>Pikkus 113</text:p>
          </table:table-cell>
          <table:table-cell office:value-type="string">
            <text:p>,5cm ( 3-10ts ) , kaal 21,4 kg (</text:p>
          </table:table-cell>
          <table:table-cell office:value-type="string">
            <text:p>Pikkus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00984">
            <text:p>11300984</text:p>
          </table:table-cell>
          <table:table-cell office:value-type="float" office:value="175156375">
            <text:p>175156375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69723734717">
            <text:p>697237347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23</text:p>
          </table:table-cell>
          <table:table-cell office:value-type="string">
            <text:p>,7 cm</text:p>
          </table:table-cell>
          <table:table-cell office:value-type="string">
            <text:p>Pikkus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1253">
            <text:p>5801253</text:p>
          </table:table-cell>
          <table:table-cell office:value-type="float" office:value="143102304">
            <text:p>143102304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90414761685">
            <text:p>904147616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26</text:p>
          </table:table-cell>
          <table:table-cell office:value-type="string">
            <text:p>,4 cm</text:p>
          </table:table-cell>
          <table:table-cell office:value-type="string">
            <text:p>Pikkus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14199">
            <text:p>5214199</text:p>
          </table:table-cell>
          <table:table-cell office:value-type="float" office:value="141747316">
            <text:p>141747316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89936648446">
            <text:p>899366484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7</text:p>
          </table:table-cell>
          <table:table-cell office:value-type="string">
            <text:p>,3 cm ja kaal 36.1 kg</text:p>
          </table:table-cell>
          <table:table-cell office:value-type="string">
            <text:p>Pikkus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8596">
            <text:p>5488596</text:p>
          </table:table-cell>
          <table:table-cell office:value-type="float" office:value="81274599">
            <text:p>81274599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63934013993">
            <text:p>639340139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30</text:p>
          </table:table-cell>
          <table:table-cell office:value-type="string">
            <text:p>,5 cm ( 25 prts )</text:p>
          </table:table-cell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00581">
            <text:p>11800581</text:p>
          </table:table-cell>
          <table:table-cell office:value-type="float" office:value="192348727">
            <text:p>192348727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19164480172">
            <text:p>191644801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30</text:p>
          </table:table-cell>
          <table:table-cell/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64837">
            <text:p>22464837</text:p>
          </table:table-cell>
          <table:table-cell office:value-type="float" office:value="171346923">
            <text:p>171346923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429240">
            <text:p>673030429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30</text:p>
          </table:table-cell>
          <table:table-cell office:value-type="string">
            <text:p>,7 cm ja kaal 42,9 .</text:p>
          </table:table-cell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50965">
            <text:p>11150965</text:p>
          </table:table-cell>
          <table:table-cell office:value-type="float" office:value="199762777">
            <text:p>199762777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8860589578">
            <text:p>688605895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30.</text:p>
          </table:table-cell>
          <table:table-cell office:value-type="string">
            <text:p>2 cm ja kaal 22.4 kg</text:p>
          </table:table-cell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6323">
            <text:p>2426323</text:p>
          </table:table-cell>
          <table:table-cell office:value-type="float" office:value="144131904">
            <text:p>144131904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026723512">
            <text:p>890267235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* 24.10.2012 <text:s/>PINKA : Pikkus 133</text:p>
          </table:table-cell>
          <table:table-cell office:value-type="string">
            <text:p>Pikkus 133</text:p>
          </table:table-cell>
          <table:table-cell office:value-type="string">
            <text:p>,7cm / kaal 45,5 kg</text:p>
          </table:table-cell>
          <table:table-cell office:value-type="string">
            <text:p>Pikkus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8016">
            <text:p>5788016</text:p>
          </table:table-cell>
          <table:table-cell office:value-type="float" office:value="138343119">
            <text:p>138343119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29277179415">
            <text:p>292771794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10.09.2012 - Pikkus 146.</text:p>
          </table:table-cell>
          <table:table-cell office:value-type="string">
            <text:p>Pikkus 146.</text:p>
          </table:table-cell>
          <table:table-cell office:value-type="string">
            <text:p>5 cm ( 25-50 . prots ) , kaal 29</text:p>
          </table:table-cell>
          <table:table-cell office:value-type="string">
            <text:p>Pikkus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62781">
            <text:p>24162781</text:p>
          </table:table-cell>
          <table:table-cell office:value-type="float" office:value="194520870">
            <text:p>194520870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18920128338">
            <text:p>18920128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37 pikkus 151</text:p>
          </table:table-cell>
          <table:table-cell office:value-type="string">
            <text:p>pikkus 151</text:p>
          </table:table-cell>
          <table:table-cell/>
          <table:table-cell office:value-type="string">
            <text:p>pikkus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16972">
            <text:p>17316972</text:p>
          </table:table-cell>
          <table:table-cell office:value-type="float" office:value="180493840">
            <text:p>180493840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2254">
            <text:p>673030332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08 Pikkus 152 . </text:p>
          </table:table-cell>
          <table:table-cell office:value-type="string">
            <text:p>Pikkus 152 . </text:p>
          </table:table-cell>
          <table:table-cell office:value-type="string">
            <text:p>vöö 121 KMI 44 .</text:p>
          </table:table-cell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78468">
            <text:p>20578468</text:p>
          </table:table-cell>
          <table:table-cell office:value-type="float" office:value="158807204">
            <text:p>158807204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49577586578">
            <text:p>49577586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2 </text:p>
          </table:table-cell>
          <table:table-cell office:value-type="string">
            <text:p>, kaal 114 KMI 50 , suhkruhaigus</text:p>
          </table:table-cell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24307">
            <text:p>10824307</text:p>
          </table:table-cell>
          <table:table-cell office:value-type="float" office:value="212036074">
            <text:p>21203607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3600336">
            <text:p>673033600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2</text:p>
          </table:table-cell>
          <table:table-cell office:value-type="string">
            <text:p>,5 cm , kehakaal 50,4 kg , KMI 2</text:p>
          </table:table-cell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1997">
            <text:p>20411997</text:p>
          </table:table-cell>
          <table:table-cell office:value-type="float" office:value="204940745">
            <text:p>204940745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282399943">
            <text:p>752823999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4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01039">
            <text:p>17401039</text:p>
          </table:table-cell>
          <table:table-cell office:value-type="float" office:value="195405117">
            <text:p>195405117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701075889">
            <text:p>90701075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uudust , vahelööke , kaal 80 , pikkus 156</text:p>
          </table:table-cell>
          <table:table-cell office:value-type="string">
            <text:p>pikkus 156</text:p>
          </table:table-cell>
          <table:table-cell/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46779">
            <text:p>14346779</text:p>
          </table:table-cell>
          <table:table-cell office:value-type="float" office:value="167661146">
            <text:p>167661146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82741645191">
            <text:p>827416451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ca 1cm kirju pruunikas neevus ? Pikkus-158</text:p>
          </table:table-cell>
          <table:table-cell office:value-type="string">
            <text:p>Pikkus-158</text:p>
          </table:table-cell>
          <table:table-cell office:value-type="string">
            <text:p>,5cm , kaal-90kg , KMI-36,4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6156">
            <text:p>16346156</text:p>
          </table:table-cell>
          <table:table-cell office:value-type="float" office:value="193707388">
            <text:p>193707388</text:p>
          </table:table-cell>
          <table:table-cell office:value-type="string">
            <text:p>2013-08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889363629">
            <text:p>808893636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9 .</text:p>
          </table:table-cell>
          <table:table-cell/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12765">
            <text:p>23012765</text:p>
          </table:table-cell>
          <table:table-cell office:value-type="float" office:value="200427247">
            <text:p>200427247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2-07-20</text:p>
          </table:table-cell>
          <table:table-cell office:value-type="float" office:value="96214084727">
            <text:p>96214084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59</text:p>
          </table:table-cell>
          <table:table-cell office:value-type="string">
            <text:p>,5cm , kaal-93kg , KMI-37RINDKER</text:p>
          </table:table-cell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7759">
            <text:p>16357759</text:p>
          </table:table-cell>
          <table:table-cell office:value-type="float" office:value="158947569">
            <text:p>158947569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2012-12-30</text:p>
          </table:table-cell>
          <table:table-cell office:value-type="float" office:value="37980773819">
            <text:p>379807738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0 .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6465">
            <text:p>17326465</text:p>
          </table:table-cell>
          <table:table-cell office:value-type="float" office:value="203698357">
            <text:p>203698357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33822585917">
            <text:p>338225859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ma abivahendita , kaal 54 kg , pikkus160 . </text:p>
          </table:table-cell>
          <table:table-cell office:value-type="string">
            <text:p>pikkus160 . </text:p>
          </table:table-cell>
          <table:table-cell office:value-type="string">
            <text:p>rr 118/75 , ps 90 , süda kopsud 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55279">
            <text:p>3855279</text:p>
          </table:table-cell>
          <table:table-cell office:value-type="float" office:value="132751986">
            <text:p>132751986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63332245230">
            <text:p>633322452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54 , kasv 160</text:p>
          </table:table-cell>
          <table:table-cell office:value-type="string">
            <text:p>kasv 160</text:p>
          </table:table-cell>
          <table:table-cell/>
          <table:table-cell office:value-type="string">
            <text:p>kasv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49751">
            <text:p>3549751</text:p>
          </table:table-cell>
          <table:table-cell office:value-type="float" office:value="152141903">
            <text:p>152141903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668548338">
            <text:p>446685483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 : Kaal 54 kg , pikkus 161</text:p>
          </table:table-cell>
          <table:table-cell office:value-type="string">
            <text:p>pikkus 161</text:p>
          </table:table-cell>
          <table:table-cell office:value-type="string">
            <text:p>-162 cm ( täpselt ei tea ). Vase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0616">
            <text:p>5520616</text:p>
          </table:table-cell>
          <table:table-cell office:value-type="float" office:value="79291735">
            <text:p>79291735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62099463772">
            <text:p>620994637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19.12.2011 - Pikkus 161.</text:p>
          </table:table-cell>
          <table:table-cell office:value-type="string">
            <text:p>Pikkus 161.</text:p>
          </table:table-cell>
          <table:table-cell office:value-type="string">
            <text:p>2 cm ( 75-90 prots ) , kaal 82.2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52585">
            <text:p>4752585</text:p>
          </table:table-cell>
          <table:table-cell office:value-type="float" office:value="144480968">
            <text:p>144480968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1-03-28</text:p>
          </table:table-cell>
          <table:table-cell office:value-type="float" office:value="37398327296">
            <text:p>373983272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d normaalse värvusega , puhtad Pikkus-162</text:p>
          </table:table-cell>
          <table:table-cell office:value-type="string">
            <text:p>Pikkus-162</text:p>
          </table:table-cell>
          <table:table-cell office:value-type="string">
            <text:p>,5cm , kaal-66kg , KMI-25RINDKER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31640">
            <text:p>4431640</text:p>
          </table:table-cell>
          <table:table-cell office:value-type="float" office:value="86496977">
            <text:p>86496977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99028632505">
            <text:p>990286325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Muu leid : Pikkus 163</text:p>
          </table:table-cell>
          <table:table-cell office:value-type="string">
            <text:p>Pikkus 163</text:p>
          </table:table-cell>
          <table:table-cell office:value-type="string">
            <text:p>,5cm , kaal 78kg , KMI 30 .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53984">
            <text:p>4653984</text:p>
          </table:table-cell>
          <table:table-cell office:value-type="float" office:value="85885450">
            <text:p>85885450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09-06-10</text:p>
          </table:table-cell>
          <table:table-cell office:value-type="float" office:value="57538291219">
            <text:p>575382912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4</text:p>
          </table:table-cell>
          <table:table-cell office:value-type="string">
            <text:p>,5cm , kaal-83kg , KMI-31,5RINDK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37543">
            <text:p>15737543</text:p>
          </table:table-cell>
          <table:table-cell office:value-type="float" office:value="209872967">
            <text:p>209872967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72636359585">
            <text:p>726363595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4 .</text:p>
          </table:table-cell>
          <table:table-cell/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39605">
            <text:p>20539605</text:p>
          </table:table-cell>
          <table:table-cell office:value-type="float" office:value="208189971">
            <text:p>208189971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07-19</text:p>
          </table:table-cell>
          <table:table-cell office:value-type="float" office:value="66697038870">
            <text:p>666970388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75 , kasv 164</text:p>
          </table:table-cell>
          <table:table-cell office:value-type="string">
            <text:p>kasv 164</text:p>
          </table:table-cell>
          <table:table-cell/>
          <table:table-cell office:value-type="string">
            <text:p>kasv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5197">
            <text:p>5445197</text:p>
          </table:table-cell>
          <table:table-cell office:value-type="float" office:value="121361094">
            <text:p>121361094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39106517449">
            <text:p>3910651744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5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4176">
            <text:p>5424176</text:p>
          </table:table-cell>
          <table:table-cell office:value-type="float" office:value="121461619">
            <text:p>121461619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76096627279">
            <text:p>760966272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5</text:p>
          </table:table-cell>
          <table:table-cell office:value-type="string">
            <text:p>,8 cm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5522">
            <text:p>615522</text:p>
          </table:table-cell>
          <table:table-cell office:value-type="float" office:value="144408759">
            <text:p>144408759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office:value-type="string">
            <text:p>2012-10-19</text:p>
          </table:table-cell>
          <table:table-cell office:value-type="float" office:value="84184429068">
            <text:p>841844290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 .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622">
            <text:p>2267622</text:p>
          </table:table-cell>
          <table:table-cell office:value-type="float" office:value="84926270">
            <text:p>84926270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70196931899">
            <text:p>701969318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81 , kasv 165</text:p>
          </table:table-cell>
          <table:table-cell office:value-type="string">
            <text:p>kasv 165</text:p>
          </table:table-cell>
          <table:table-cell/>
          <table:table-cell office:value-type="string">
            <text:p>kasv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7206">
            <text:p>17987206</text:p>
          </table:table-cell>
          <table:table-cell office:value-type="float" office:value="171787663">
            <text:p>171787663</text:p>
          </table:table-cell>
          <table:table-cell office:value-type="string">
            <text:p>2013-03-3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448071">
            <text:p>6730304480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2,3kg Pikkus 166 .</text:p>
          </table:table-cell>
          <table:table-cell office:value-type="string">
            <text:p>Pikkus 166 .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6032">
            <text:p>4216032</text:p>
          </table:table-cell>
          <table:table-cell office:value-type="float" office:value="124211413">
            <text:p>124211413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91986525327">
            <text:p>919865253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20.02.2012 Pikkus - 167</text:p>
          </table:table-cell>
          <table:table-cell office:value-type="string">
            <text:p>Pikkus - 167</text:p>
          </table:table-cell>
          <table:table-cell office:value-type="string">
            <text:p>,5 cm , kaal - 72 kg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6499">
            <text:p>5606499</text:p>
          </table:table-cell>
          <table:table-cell office:value-type="float" office:value="88522595">
            <text:p>88522595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34849689760">
            <text:p>3484968976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7</text:p>
          </table:table-cell>
          <table:table-cell office:value-type="string">
            <text:p>,1 cm Protsentiil ( 75 ) Kõht 10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51745">
            <text:p>9551745</text:p>
          </table:table-cell>
          <table:table-cell office:value-type="float" office:value="192487029">
            <text:p>192487029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662521">
            <text:p>6730336625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7 </text:p>
          </table:table-cell>
          <table:table-cell office:value-type="string">
            <text:p>, kaal 73 .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1327">
            <text:p>5871327</text:p>
          </table:table-cell>
          <table:table-cell office:value-type="float" office:value="140738602">
            <text:p>140738602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47469417517">
            <text:p>474694175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8</text:p>
          </table:table-cell>
          <table:table-cell office:value-type="string">
            <text:p>,5cm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7112">
            <text:p>20047112</text:p>
          </table:table-cell>
          <table:table-cell office:value-type="float" office:value="203325366">
            <text:p>203325366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25616670785">
            <text:p>25616670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0/90 kaal 148 kg v s 6,1 mmol l pikkus 168</text:p>
          </table:table-cell>
          <table:table-cell office:value-type="string">
            <text:p>pikkus 168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22073">
            <text:p>13022073</text:p>
          </table:table-cell>
          <table:table-cell office:value-type="float" office:value="191664931">
            <text:p>191664931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44044187560">
            <text:p>44044187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9</text:p>
          </table:table-cell>
          <table:table-cell office:value-type="string">
            <text:p>,7 kg</text:p>
          </table:table-cell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28563">
            <text:p>19528563</text:p>
          </table:table-cell>
          <table:table-cell office:value-type="float" office:value="212487367">
            <text:p>212487367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418338914">
            <text:p>72418338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9</text:p>
          </table:table-cell>
          <table:table-cell office:value-type="string">
            <text:p>,5cm , kaal 110kg</text:p>
          </table:table-cell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70533">
            <text:p>5470533</text:p>
          </table:table-cell>
          <table:table-cell office:value-type="float" office:value="80481959">
            <text:p>80481959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10382671845">
            <text:p>1038267184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0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9226">
            <text:p>16409226</text:p>
          </table:table-cell>
          <table:table-cell office:value-type="float" office:value="203813296">
            <text:p>203813296</text:p>
          </table:table-cell>
          <table:table-cell office:value-type="string">
            <text:p>2013-10-14</text:p>
          </table:table-cell>
          <table:table-cell office:value-type="string">
            <text:p>S</text:p>
          </table:table-cell>
          <table:table-cell office:value-type="string">
            <text:p>2013-10-10</text:p>
          </table:table-cell>
          <table:table-cell office:value-type="float" office:value="673039834249">
            <text:p>6730398342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0 .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41399">
            <text:p>18541399</text:p>
          </table:table-cell>
          <table:table-cell office:value-type="float" office:value="189729835">
            <text:p>189729835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903364579">
            <text:p>91903364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* 25.07.2013 <text:s text:c="2"/>: kaal - 65 pikkus - 172 . </text:p>
          </table:table-cell>
          <table:table-cell office:value-type="string">
            <text:p>pikkus - 172 . </text:p>
          </table:table-cell>
          <table:table-cell office:value-type="string">
            <text:p>, vasak silm pime , parem silm n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5488">
            <text:p>5255488</text:p>
          </table:table-cell>
          <table:table-cell office:value-type="float" office:value="135322485">
            <text:p>135322485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2009-06-15</text:p>
          </table:table-cell>
          <table:table-cell office:value-type="float" office:value="39901796058">
            <text:p>399017960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173</text:p>
          </table:table-cell>
          <table:table-cell office:value-type="string">
            <text:p>,5cm , kaal-134kg , KMI-45 !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0581">
            <text:p>16420581</text:p>
          </table:table-cell>
          <table:table-cell office:value-type="float" office:value="207049819">
            <text:p>207049819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18</text:p>
          </table:table-cell>
          <table:table-cell office:value-type="float" office:value="50411912313">
            <text:p>504119123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5 .</text:p>
          </table:table-cell>
          <table:table-cell/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2558">
            <text:p>5752558</text:p>
          </table:table-cell>
          <table:table-cell office:value-type="float" office:value="135971949">
            <text:p>135971949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68214469187">
            <text:p>682144691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30.08.2012 - kaal 54,5 pikkus 175 </text:p>
          </table:table-cell>
          <table:table-cell office:value-type="string">
            <text:p>pikkus 175 </text:p>
          </table:table-cell>
          <table:table-cell office:value-type="string">
            <text:p>BMI &lt;17,80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97418">
            <text:p>20197418</text:p>
          </table:table-cell>
          <table:table-cell office:value-type="float" office:value="164206717">
            <text:p>164206717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46365621624">
            <text:p>463656216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85 , kasv 175</text:p>
          </table:table-cell>
          <table:table-cell office:value-type="string">
            <text:p>kasv 175</text:p>
          </table:table-cell>
          <table:table-cell/>
          <table:table-cell office:value-type="string">
            <text:p>kasv</text:p>
          </table:table-cell>
          <table:table-cell office:value-type="float" office:value="175">
            <text:p>1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9781">
            <text:p>17879781</text:p>
          </table:table-cell>
          <table:table-cell office:value-type="float" office:value="216252464">
            <text:p>216252464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86660720316">
            <text:p>866607203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ne koormus Kontroll kaal 102 , pikkus 176 </text:p>
          </table:table-cell>
          <table:table-cell office:value-type="string">
            <text:p>pikkus 176 </text:p>
          </table:table-cell>
          <table:table-cell office:value-type="string">
            <text:p>, v 102 Antud verer�hku pass , k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92953">
            <text:p>16992953</text:p>
          </table:table-cell>
          <table:table-cell office:value-type="float" office:value="219564440">
            <text:p>219564440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988740728">
            <text:p>809887407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92/129 , minu - 174/109 , p80 , pikk176 </text:p>
          </table:table-cell>
          <table:table-cell office:value-type="string">
            <text:p>pikk176 </text:p>
          </table:table-cell>
          <table:table-cell office:value-type="string">
            <text:p>, kaal 86 , hommikul kl</text:p>
          </table:table-cell>
          <table:table-cell office:value-type="string">
            <text:p>pikk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65326">
            <text:p>16465326</text:p>
          </table:table-cell>
          <table:table-cell office:value-type="float" office:value="215545944">
            <text:p>215545944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669698049">
            <text:p>486696980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 .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77274">
            <text:p>10377274</text:p>
          </table:table-cell>
          <table:table-cell office:value-type="float" office:value="187967688">
            <text:p>187967688</text:p>
          </table:table-cell>
          <table:table-cell office:value-type="string">
            <text:p>2013-07-12</text:p>
          </table:table-cell>
          <table:table-cell office:value-type="string">
            <text:p>S</text:p>
          </table:table-cell>
          <table:table-cell office:value-type="string">
            <text:p>2013-07-10</text:p>
          </table:table-cell>
          <table:table-cell office:value-type="float" office:value="67122042748">
            <text:p>6712204274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 .</text:p>
          </table:table-cell>
          <table:table-cell/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6474">
            <text:p>16566474</text:p>
          </table:table-cell>
          <table:table-cell office:value-type="float" office:value="198648324">
            <text:p>198648324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2013-09-19</text:p>
          </table:table-cell>
          <table:table-cell office:value-type="float" office:value="30741216174">
            <text:p>307412161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 .</text:p>
          </table:table-cell>
          <table:table-cell/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54341">
            <text:p>5454341</text:p>
          </table:table-cell>
          <table:table-cell office:value-type="float" office:value="81278347">
            <text:p>81278347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49304951051">
            <text:p>493049510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8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7114">
            <text:p>5637114</text:p>
          </table:table-cell>
          <table:table-cell office:value-type="float" office:value="143203703">
            <text:p>143203703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45149697698">
            <text:p>451496976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8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536">
            <text:p>486536</text:p>
          </table:table-cell>
          <table:table-cell office:value-type="float" office:value="141703091">
            <text:p>141703091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17488735246">
            <text:p>174887352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9 .</text:p>
          </table:table-cell>
          <table:table-cell/>
          <table:table-cell office:value-type="string">
            <text:p>Pikkus</text:p>
          </table:table-cell>
          <table:table-cell office:value-type="float" office:value="179">
            <text:p>1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6773">
            <text:p>5306773</text:p>
          </table:table-cell>
          <table:table-cell office:value-type="float" office:value="122757383">
            <text:p>122757383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22156956326">
            <text:p>221569563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179</text:p>
          </table:table-cell>
          <table:table-cell office:value-type="string">
            <text:p>,6 cm</text:p>
          </table:table-cell>
          <table:table-cell office:value-type="string">
            <text:p>Pikkus</text:p>
          </table:table-cell>
          <table:table-cell office:value-type="float" office:value="179">
            <text:p>1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7256">
            <text:p>16337256</text:p>
          </table:table-cell>
          <table:table-cell office:value-type="float" office:value="178486718">
            <text:p>178486718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office:value-type="string">
            <text:p>2013-05-17</text:p>
          </table:table-cell>
          <table:table-cell office:value-type="float" office:value="58110758319">
            <text:p>581107583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 .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0308">
            <text:p>730308</text:p>
          </table:table-cell>
          <table:table-cell office:value-type="float" office:value="139381854">
            <text:p>139381854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office:value-type="string">
            <text:p>2012-09-13</text:p>
          </table:table-cell>
          <table:table-cell office:value-type="float" office:value="44692712931">
            <text:p>446927129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 .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26760">
            <text:p>22626760</text:p>
          </table:table-cell>
          <table:table-cell office:value-type="float" office:value="162577913">
            <text:p>162577913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42120321445">
            <text:p>421203214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82</text:p>
          </table:table-cell>
          <table:table-cell office:value-type="string">
            <text:p>,5cm , kaal-69kg , KMI-21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0347">
            <text:p>5670347</text:p>
          </table:table-cell>
          <table:table-cell office:value-type="float" office:value="154567878">
            <text:p>154567878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424986904">
            <text:p>214249869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õhk 125/76 ; 84 ; ; kaal 141 , pikkus 184</text:p>
          </table:table-cell>
          <table:table-cell office:value-type="string">
            <text:p>pikkus 184</text:p>
          </table:table-cell>
          <table:table-cell/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0736">
            <text:p>5730736</text:p>
          </table:table-cell>
          <table:table-cell office:value-type="float" office:value="149815724">
            <text:p>149815724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73478131813">
            <text:p>7347813181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5</text:p>
          </table:table-cell>
          <table:table-cell office:value-type="string">
            <text:p>,5 cm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08868">
            <text:p>21108868</text:p>
          </table:table-cell>
          <table:table-cell office:value-type="float" office:value="208687967">
            <text:p>208687967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27889741690">
            <text:p>27889741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5</text:p>
          </table:table-cell>
          <table:table-cell/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75841">
            <text:p>23175841</text:p>
          </table:table-cell>
          <table:table-cell office:value-type="float" office:value="206761927">
            <text:p>20676192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29808724661">
            <text:p>298087246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9kg pikkus 186</text:p>
          </table:table-cell>
          <table:table-cell office:value-type="string">
            <text:p>pikkus 186</text:p>
          </table:table-cell>
          <table:table-cell/>
          <table:table-cell office:value-type="string">
            <text:p>pikkus</text:p>
          </table:table-cell>
          <table:table-cell office:value-type="float" office:value="186">
            <text:p>1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34644">
            <text:p>7734644</text:p>
          </table:table-cell>
          <table:table-cell office:value-type="float" office:value="84175722">
            <text:p>84175722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166841408">
            <text:p>3816684140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Freq : 47/min P : 122 m</text:p>
          </table:table-cell>
          <table:table-cell office:value-type="string">
            <text:p><text:s/>P : 122 m</text:p>
          </table:table-cell>
          <table:table-cell office:value-type="string">
            <text:p>s PQ : 156 ms</text:p>
          </table:table-cell>
          <table:table-cell office:value-type="string">
            <text:p><text:s/>P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3280">
            <text:p>20613280</text:p>
          </table:table-cell>
          <table:table-cell office:value-type="float" office:value="155015238">
            <text:p>155015238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84811399480">
            <text:p>848113994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ena 26+3 , sünnikaaluga 670g , pikkus 32cm</text:p>
          </table:table-cell>
          <table:table-cell office:value-type="string">
            <text:p>pikkus 32cm</text:p>
          </table:table-cell>
          <table:table-cell office:value-type="string">
            <text:p><text:s/>, PÜ 21cm , RÜ 19,5cm</text:p>
          </table:table-cell>
          <table:table-cell office:value-type="string">
            <text:p>pikkus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5118">
            <text:p>20735118</text:p>
          </table:table-cell>
          <table:table-cell office:value-type="float" office:value="198271977">
            <text:p>198271977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810793482">
            <text:p>90810793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 1795g / pikkusega 34cm</text:p>
          </table:table-cell>
          <table:table-cell office:value-type="string">
            <text:p>pikkusega 34cm</text:p>
          </table:table-cell>
          <table:table-cell/>
          <table:table-cell office:value-type="string">
            <text:p>pikkusega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9068">
            <text:p>6129068</text:p>
          </table:table-cell>
          <table:table-cell office:value-type="float" office:value="143637981">
            <text:p>143637981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office:value-type="string">
            <text:p>2012-10-15</text:p>
          </table:table-cell>
          <table:table-cell office:value-type="float" office:value="88993680661">
            <text:p>889936806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1580g ( &lt; &lt;3 protsentiili ) , pikkus 36 cm</text:p>
          </table:table-cell>
          <table:table-cell office:value-type="string">
            <text:p>pikkus 36 cm</text:p>
          </table:table-cell>
          <table:table-cell office:value-type="string">
            <text:p><text:s/>( &lt; &lt;3 protsentiili ) , pü34 cm</text:p>
          </table:table-cell>
          <table:table-cell office:value-type="string">
            <text:p>pikkus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4791">
            <text:p>6414791</text:p>
          </table:table-cell>
          <table:table-cell office:value-type="float" office:value="84517889">
            <text:p>84517889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2012-02-23</text:p>
          </table:table-cell>
          <table:table-cell office:value-type="float" office:value="61359319796">
            <text:p>6135931979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1260 g ; pikkus 37 cm</text:p>
          </table:table-cell>
          <table:table-cell office:value-type="string">
            <text:p>pikkus 37 cm</text:p>
          </table:table-cell>
          <table:table-cell office:value-type="string">
            <text:p><text:s/>; pü 28 cm ; rü cm</text:p>
          </table:table-cell>
          <table:table-cell office:value-type="string">
            <text:p>pikkus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0677">
            <text:p>20740677</text:p>
          </table:table-cell>
          <table:table-cell office:value-type="float" office:value="159951514">
            <text:p>15995151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56185581713">
            <text:p>561855817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1200g , pikkus 39 cm</text:p>
          </table:table-cell>
          <table:table-cell office:value-type="string">
            <text:p>pikkus 39 cm</text:p>
          </table:table-cell>
          <table:table-cell office:value-type="string">
            <text:p><text:s/>, pü 27cm</text:p>
          </table:table-cell>
          <table:table-cell office:value-type="string">
            <text:p>pikkus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17153">
            <text:p>2917153</text:p>
          </table:table-cell>
          <table:table-cell office:value-type="float" office:value="123543319">
            <text:p>123543319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98786982517">
            <text:p>987869825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1524gr , pea 26cm , pikkus 40cm</text:p>
          </table:table-cell>
          <table:table-cell office:value-type="string">
            <text:p>pikkus 40cm</text:p>
          </table:table-cell>
          <table:table-cell/>
          <table:table-cell office:value-type="string">
            <text:p>pikkus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76161">
            <text:p>6476161</text:p>
          </table:table-cell>
          <table:table-cell office:value-type="float" office:value="123276477">
            <text:p>123276477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35974066010">
            <text:p>359740660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1492gr , pea 28cm , pikkus 40cm</text:p>
          </table:table-cell>
          <table:table-cell office:value-type="string">
            <text:p>pikkus 40cm</text:p>
          </table:table-cell>
          <table:table-cell/>
          <table:table-cell office:value-type="string">
            <text:p>pikkus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18661">
            <text:p>21018661</text:p>
          </table:table-cell>
          <table:table-cell office:value-type="float" office:value="155122268">
            <text:p>155122268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86627378929">
            <text:p>86627378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1988gr , pea 28cm , pikkus 40cm</text:p>
          </table:table-cell>
          <table:table-cell office:value-type="string">
            <text:p>pikkus 40cm</text:p>
          </table:table-cell>
          <table:table-cell/>
          <table:table-cell office:value-type="string">
            <text:p>pikkus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64035">
            <text:p>21264035</text:p>
          </table:table-cell>
          <table:table-cell office:value-type="float" office:value="211182651">
            <text:p>211182651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41687446">
            <text:p>6730416874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1290gr , pea 26,5cm , pikkus 41cm</text:p>
          </table:table-cell>
          <table:table-cell office:value-type="string">
            <text:p>pikkus 41cm</text:p>
          </table:table-cell>
          <table:table-cell/>
          <table:table-cell office:value-type="string">
            <text:p>pikkus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54674">
            <text:p>9654674</text:p>
          </table:table-cell>
          <table:table-cell office:value-type="float" office:value="189714325">
            <text:p>189714325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5910726">
            <text:p>6730359107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1900g , pikkus 44 cm</text:p>
          </table:table-cell>
          <table:table-cell office:value-type="string">
            <text:p>pikkus 44 cm</text:p>
          </table:table-cell>
          <table:table-cell office:value-type="string">
            <text:p><text:s/>, PÜ 31 cm , rind 27 cm</text:p>
          </table:table-cell>
          <table:table-cell office:value-type="string">
            <text:p>pikkus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3164">
            <text:p>6583164</text:p>
          </table:table-cell>
          <table:table-cell office:value-type="float" office:value="130649819">
            <text:p>130649819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2012-07-20</text:p>
          </table:table-cell>
          <table:table-cell office:value-type="string">
            <text:p>9891 .11.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sündis poeg , kaaluga 2442 g , pikkusega 44 cm</text:p>
          </table:table-cell>
          <table:table-cell office:value-type="string">
            <text:p>pikkusega 44 cm</text:p>
          </table:table-cell>
          <table:table-cell office:value-type="string">
            <text:p><text:s/>, apgar 8/8 .</text:p>
          </table:table-cell>
          <table:table-cell office:value-type="string">
            <text:p>pikkusega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86479">
            <text:p>4686479</text:p>
          </table:table-cell>
          <table:table-cell office:value-type="float" office:value="140809254">
            <text:p>140809254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25183585023">
            <text:p>251835850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raegu laps 1875g , pikkus 44 cm</text:p>
          </table:table-cell>
          <table:table-cell office:value-type="string">
            <text:p>pikkus 44 cm</text:p>
          </table:table-cell>
          <table:table-cell office:value-type="string">
            <text:p><text:s/>, eridieedil</text:p>
          </table:table-cell>
          <table:table-cell office:value-type="string">
            <text:p>pikkus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4702">
            <text:p>10444702</text:p>
          </table:table-cell>
          <table:table-cell office:value-type="float" office:value="159436650">
            <text:p>159436650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office:value-type="string">
            <text:p>2013-01-20</text:p>
          </table:table-cell>
          <table:table-cell office:value-type="float" office:value="673044107767">
            <text:p>67304410776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gne tütarlaps kaaluga 2610 g , pikkusega 45 cm</text:p>
          </table:table-cell>
          <table:table-cell office:value-type="string">
            <text:p>pikkusega 45 cm</text:p>
          </table:table-cell>
          <table:table-cell office:value-type="string">
            <text:p><text:s/>, Apg-&gt; 8/7/8 , Ph-&gt; 7,37 .</text:p>
          </table:table-cell>
          <table:table-cell office:value-type="string">
            <text:p>pikkusega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8842">
            <text:p>16008842</text:p>
          </table:table-cell>
          <table:table-cell office:value-type="float" office:value="181784280">
            <text:p>181784280</text:p>
          </table:table-cell>
          <table:table-cell office:value-type="string">
            <text:p>2013-06-06</text:p>
          </table:table-cell>
          <table:table-cell office:value-type="string">
            <text:p>S</text:p>
          </table:table-cell>
          <table:table-cell office:value-type="string">
            <text:p>2013-05-22</text:p>
          </table:table-cell>
          <table:table-cell office:value-type="float" office:value="673044183798">
            <text:p>6730441837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s , PMV 38 + 6p , kaal 2465g , pikkus 46 cm</text:p>
          </table:table-cell>
          <table:table-cell office:value-type="string">
            <text:p>pikkus 46 cm</text:p>
          </table:table-cell>
          <table:table-cell office:value-type="string">
            <text:p><text:s/>, PÜ 34 cm , organleid patoloog</text:p>
          </table:table-cell>
          <table:table-cell office:value-type="string">
            <text:p>pikkus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99723">
            <text:p>5899723</text:p>
          </table:table-cell>
          <table:table-cell office:value-type="float" office:value="122060018">
            <text:p>122060018</text:p>
          </table:table-cell>
          <table:table-cell office:value-type="string">
            <text:p>2012-05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642682891">
            <text:p>65642682891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neaegne poeglaps kaal 2788 g , pikkus 46 cm</text:p>
          </table:table-cell>
          <table:table-cell office:value-type="string">
            <text:p>pikkus 46 cm</text:p>
          </table:table-cell>
          <table:table-cell office:value-type="string">
            <text:p><text:s/>, AP 8-&gt; 8 palli , pH 7,02 .</text:p>
          </table:table-cell>
          <table:table-cell office:value-type="string">
            <text:p>pikkus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63914">
            <text:p>6563914</text:p>
          </table:table-cell>
          <table:table-cell office:value-type="float" office:value="120799750">
            <text:p>120799750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2012-05-12</text:p>
          </table:table-cell>
          <table:table-cell office:value-type="float" office:value="80568317907">
            <text:p>8056831790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sündis poeg , kaaluga 2120 g , pikkusega 46 cm</text:p>
          </table:table-cell>
          <table:table-cell office:value-type="string">
            <text:p>pikkusega 46 cm</text:p>
          </table:table-cell>
          <table:table-cell office:value-type="string">
            <text:p><text:s/>, apgar 7/7 .</text:p>
          </table:table-cell>
          <table:table-cell office:value-type="string">
            <text:p>pikkusega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7055">
            <text:p>5777055</text:p>
          </table:table-cell>
          <table:table-cell office:value-type="float" office:value="146909505">
            <text:p>146909505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89687428725">
            <text:p>896874287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8.2012 - Kaal 2770 g ( -2SD ) , pikkus 47 cm</text:p>
          </table:table-cell>
          <table:table-cell office:value-type="string">
            <text:p>pikkus 47 cm</text:p>
          </table:table-cell>
          <table:table-cell office:value-type="string">
            <text:p><text:s/>( -2SD ) , PÜ 35 cm ( -1SD )</text:p>
          </table:table-cell>
          <table:table-cell office:value-type="string">
            <text:p>pikkus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56406">
            <text:p>6256406</text:p>
          </table:table-cell>
          <table:table-cell office:value-type="float" office:value="81189682">
            <text:p>81189682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2011-12-31</text:p>
          </table:table-cell>
          <table:table-cell office:value-type="float" office:value="74115691089">
            <text:p>741156910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ROM SK 2930 g , SP 47 cm</text:p>
          </table:table-cell>
          <table:table-cell office:value-type="string">
            <text:p><text:s/>SP 47 cm</text:p>
          </table:table-cell>
          <table:table-cell office:value-type="string">
            <text:p><text:s/>, PÜ 33 cm</text:p>
          </table:table-cell>
          <table:table-cell office:value-type="string">
            <text:p><text:s/>SP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82804">
            <text:p>20682804</text:p>
          </table:table-cell>
          <table:table-cell office:value-type="float" office:value="199202915">
            <text:p>199202915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33141745505">
            <text:p>331417455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2550 g , SP 47 cm</text:p>
          </table:table-cell>
          <table:table-cell office:value-type="string">
            <text:p><text:s/>SP 47 cm</text:p>
          </table:table-cell>
          <table:table-cell office:value-type="string">
            <text:p><text:s/>, rinnapiima 1k</text:p>
          </table:table-cell>
          <table:table-cell office:value-type="string">
            <text:p><text:s/>SP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5553">
            <text:p>6885553</text:p>
          </table:table-cell>
          <table:table-cell office:value-type="float" office:value="143092425">
            <text:p>143092425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office:value-type="string">
            <text:p>2012-10-18</text:p>
          </table:table-cell>
          <table:table-cell office:value-type="float" office:value="58696366705">
            <text:p>586963667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 ajaline tütar kaaluga 2840g , pikkus 48cm</text:p>
          </table:table-cell>
          <table:table-cell office:value-type="string">
            <text:p>pikkus 48cm</text:p>
          </table:table-cell>
          <table:table-cell office:value-type="string">
            <text:p><text:s/>, A8-8 .</text:p>
          </table:table-cell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07109">
            <text:p>20907109</text:p>
          </table:table-cell>
          <table:table-cell office:value-type="float" office:value="213704050">
            <text:p>213704050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48436275443">
            <text:p>48436275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niit , Apgar 8-9p , sk 3060g , sp 48cm</text:p>
          </table:table-cell>
          <table:table-cell office:value-type="string">
            <text:p>sp 48cm</text:p>
          </table:table-cell>
          <table:table-cell/>
          <table:table-cell office:value-type="string">
            <text:p>sp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21846">
            <text:p>15721846</text:p>
          </table:table-cell>
          <table:table-cell office:value-type="float" office:value="176740528">
            <text:p>176740528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2013-05-04</text:p>
          </table:table-cell>
          <table:table-cell office:value-type="float" office:value="24932124522">
            <text:p>24932124522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egne poeglaps kaaluga 2378 g , pikkusega 48 cm</text:p>
          </table:table-cell>
          <table:table-cell office:value-type="string">
            <text:p>pikkusega 48 cm</text:p>
          </table:table-cell>
          <table:table-cell office:value-type="string">
            <text:p><text:s/>, Apgar 8-8 .</text:p>
          </table:table-cell>
          <table:table-cell office:value-type="string">
            <text:p>pikkusega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1333">
            <text:p>9851333</text:p>
          </table:table-cell>
          <table:table-cell office:value-type="float" office:value="184402923">
            <text:p>184402923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222834">
            <text:p>6730392228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2760 g , pikkus 48 cm</text:p>
          </table:table-cell>
          <table:table-cell office:value-type="string">
            <text:p>pikkus 48 cm</text:p>
          </table:table-cell>
          <table:table-cell office:value-type="string">
            <text:p><text:s/>; pü 38 cm ; rü 30 cm</text:p>
          </table:table-cell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80557">
            <text:p>9680557</text:p>
          </table:table-cell>
          <table:table-cell office:value-type="float" office:value="194543235">
            <text:p>194543235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2013-08-25</text:p>
          </table:table-cell>
          <table:table-cell office:value-type="float" office:value="673041513121">
            <text:p>6730415131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druk kell 08.17 , kaal 2796 g , pikkus 48 cm</text:p>
          </table:table-cell>
          <table:table-cell office:value-type="string">
            <text:p>pikkus 48 cm</text:p>
          </table:table-cell>
          <table:table-cell/>
          <table:table-cell office:value-type="string">
            <text:p>pikkus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8739">
            <text:p>22258739</text:p>
          </table:table-cell>
          <table:table-cell office:value-type="float" office:value="157710110">
            <text:p>157710110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52835223839">
            <text:p>528352238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dis poeglaps kaaluga 3574g , pikkusega 48cm</text:p>
          </table:table-cell>
          <table:table-cell office:value-type="string">
            <text:p>pikkusega 48cm</text:p>
          </table:table-cell>
          <table:table-cell/>
          <table:table-cell office:value-type="string">
            <text:p>pikkusega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21694">
            <text:p>24621694</text:p>
          </table:table-cell>
          <table:table-cell office:value-type="float" office:value="158002720">
            <text:p>158002720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42204169642">
            <text:p>422041696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ündis tütarlaps kaaluga 3442g , pikkusega 49cm</text:p>
          </table:table-cell>
          <table:table-cell office:value-type="string">
            <text:p>pikkusega 49cm</text:p>
          </table:table-cell>
          <table:table-cell/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0291">
            <text:p>6720291</text:p>
          </table:table-cell>
          <table:table-cell office:value-type="float" office:value="148378818">
            <text:p>148378818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45692386155">
            <text:p>4569238615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jaline poeglaps kaaluga 3230g , pikkusega 49 cm</text:p>
          </table:table-cell>
          <table:table-cell office:value-type="string">
            <text:p>pikkusega 49 cm</text:p>
          </table:table-cell>
          <table:table-cell office:value-type="string">
            <text:p><text:s/>, Apgar 9-9 , pH 7,39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98932">
            <text:p>2898932</text:p>
          </table:table-cell>
          <table:table-cell office:value-type="float" office:value="123211026">
            <text:p>123211026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68367216192">
            <text:p>683672161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160 g , SP 49 cm</text:p>
          </table:table-cell>
          <table:table-cell office:value-type="string">
            <text:p><text:s/>SP 49 cm</text:p>
          </table:table-cell>
          <table:table-cell/>
          <table:table-cell office:value-type="string">
            <text:p><text:s/>SP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8985">
            <text:p>10408985</text:p>
          </table:table-cell>
          <table:table-cell office:value-type="float" office:value="193591227">
            <text:p>193591227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291872">
            <text:p>67304629187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49cm</text:p>
          </table:table-cell>
          <table:table-cell office:value-type="string">
            <text:p><text:s/>( 3 ts ) , PÜ 36cm ( 50 ts )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7889">
            <text:p>6687889</text:p>
          </table:table-cell>
          <table:table-cell office:value-type="float" office:value="144048543">
            <text:p>144048543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office:value-type="string">
            <text:p>2012-10-27</text:p>
          </table:table-cell>
          <table:table-cell office:value-type="float" office:value="85923788295">
            <text:p>8592378829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tütarlaps kaaluga 3160g , pikkusega 49cm</text:p>
          </table:table-cell>
          <table:table-cell office:value-type="string">
            <text:p>pikkusega 49cm</text:p>
          </table:table-cell>
          <table:table-cell office:value-type="string">
            <text:p><text:s/>, A 9-9 , PH 7,38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25989">
            <text:p>21625989</text:p>
          </table:table-cell>
          <table:table-cell office:value-type="float" office:value="179430213">
            <text:p>179430213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673040233924">
            <text:p>673040233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ündis tütarlaps kaaluga 3376g , pikkusega 49 cm</text:p>
          </table:table-cell>
          <table:table-cell office:value-type="string">
            <text:p>pikkusega 49 cm</text:p>
          </table:table-cell>
          <table:table-cell/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9811">
            <text:p>9679811</text:p>
          </table:table-cell>
          <table:table-cell office:value-type="float" office:value="178599647">
            <text:p>178599647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407050">
            <text:p>67303640705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660g , pikkus 49 cm</text:p>
          </table:table-cell>
          <table:table-cell office:value-type="string">
            <text:p>pikkus 49 cm</text:p>
          </table:table-cell>
          <table:table-cell office:value-type="string">
            <text:p><text:s/>, PÜ 36 cm , rind 35 cm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6852">
            <text:p>10086852</text:p>
          </table:table-cell>
          <table:table-cell office:value-type="float" office:value="184414784">
            <text:p>184414784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6-13</text:p>
          </table:table-cell>
          <table:table-cell office:value-type="float" office:value="85829940860">
            <text:p>8582994086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sündis poeg , kaaluga 3216 g , pikkusega 49 cm</text:p>
          </table:table-cell>
          <table:table-cell office:value-type="string">
            <text:p>pikkusega 49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41610">
            <text:p>9741610</text:p>
          </table:table-cell>
          <table:table-cell office:value-type="float" office:value="176098091">
            <text:p>176098091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379814217">
            <text:p>633798142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tütarlaps massiga 3350g , pikkusega 49cm</text:p>
          </table:table-cell>
          <table:table-cell office:value-type="string">
            <text:p>pikkusega 49cm</text:p>
          </table:table-cell>
          <table:table-cell/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8616">
            <text:p>10508616</text:p>
          </table:table-cell>
          <table:table-cell office:value-type="float" office:value="178305691">
            <text:p>178305691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6061057593">
            <text:p>2606105759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poeglaps kaaluga 3170 g , pikkusega 49 cm</text:p>
          </table:table-cell>
          <table:table-cell office:value-type="string">
            <text:p>pikkusega 49 cm</text:p>
          </table:table-cell>
          <table:table-cell office:value-type="string">
            <text:p><text:s/>, Apgar 9/10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08512">
            <text:p>9708512</text:p>
          </table:table-cell>
          <table:table-cell office:value-type="float" office:value="163917910">
            <text:p>163917910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477263398">
            <text:p>274772633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208g , pikkus 49cm</text:p>
          </table:table-cell>
          <table:table-cell office:value-type="string">
            <text:p>pikkus 49cm</text:p>
          </table:table-cell>
          <table:table-cell/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98320">
            <text:p>9698320</text:p>
          </table:table-cell>
          <table:table-cell office:value-type="float" office:value="157567097">
            <text:p>157567097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465838136">
            <text:p>784658381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290 g ; pikkus 49 cm</text:p>
          </table:table-cell>
          <table:table-cell office:value-type="string">
            <text:p>pikkus 49 cm</text:p>
          </table:table-cell>
          <table:table-cell office:value-type="string">
            <text:p><text:s/>; pü 33 cm ; rü 33 cm</text:p>
          </table:table-cell>
          <table:table-cell office:value-type="string">
            <text:p>pikkus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52660">
            <text:p>10052660</text:p>
          </table:table-cell>
          <table:table-cell office:value-type="float" office:value="185420666">
            <text:p>185420666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51807636762">
            <text:p>518076367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dis tütar , kaaluga 3502 g , pikkusega 49cm</text:p>
          </table:table-cell>
          <table:table-cell office:value-type="string">
            <text:p>pikkusega 49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86614">
            <text:p>10286614</text:p>
          </table:table-cell>
          <table:table-cell office:value-type="float" office:value="178524460">
            <text:p>178524460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5233151">
            <text:p>6730352331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poeglaps kaaluga 3690 g , pikkusega 49 cm</text:p>
          </table:table-cell>
          <table:table-cell office:value-type="string">
            <text:p>pikkusega 49 cm</text:p>
          </table:table-cell>
          <table:table-cell office:value-type="string">
            <text:p><text:s/>, Apgar 8/9 .</text:p>
          </table:table-cell>
          <table:table-cell office:value-type="string">
            <text:p>pikkuseg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1865">
            <text:p>9831865</text:p>
          </table:table-cell>
          <table:table-cell office:value-type="float" office:value="198427521">
            <text:p>198427521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042957">
            <text:p>6730430429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080g ; SP 49cm</text:p>
          </table:table-cell>
          <table:table-cell office:value-type="string">
            <text:p><text:s/>SP 49cm</text:p>
          </table:table-cell>
          <table:table-cell office:value-type="string">
            <text:p><text:s/>; PÜ 36cm ; RÜ 35cm pH 7,31 .</text:p>
          </table:table-cell>
          <table:table-cell office:value-type="string">
            <text:p><text:s/>SP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99598">
            <text:p>5999598</text:p>
          </table:table-cell>
          <table:table-cell office:value-type="float" office:value="85150034">
            <text:p>85150034</text:p>
          </table:table-cell>
          <table:table-cell office:value-type="string">
            <text:p>2012-03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485244022">
            <text:p>984852440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4050 g ; pikkus 50 cm</text:p>
          </table:table-cell>
          <table:table-cell office:value-type="string">
            <text:p>pikkus 50 cm</text:p>
          </table:table-cell>
          <table:table-cell office:value-type="string">
            <text:p><text:s/>; pü 35 cm ; rü 35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33734">
            <text:p>6133734</text:p>
          </table:table-cell>
          <table:table-cell office:value-type="float" office:value="88345491">
            <text:p>88345491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984716886">
            <text:p>6798471688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890 g ; pikkus 50 cm</text:p>
          </table:table-cell>
          <table:table-cell office:value-type="string">
            <text:p>pikkus 50 cm</text:p>
          </table:table-cell>
          <table:table-cell office:value-type="string">
            <text:p><text:s/>; pü 36 cm ; rü 34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1672">
            <text:p>6121672</text:p>
          </table:table-cell>
          <table:table-cell office:value-type="float" office:value="143502550">
            <text:p>143502550</text:p>
          </table:table-cell>
          <table:table-cell office:value-type="string">
            <text:p>2012-10-28</text:p>
          </table:table-cell>
          <table:table-cell office:value-type="string">
            <text:p>S</text:p>
          </table:table-cell>
          <table:table-cell office:value-type="string">
            <text:p>2012-10-26</text:p>
          </table:table-cell>
          <table:table-cell office:value-type="float" office:value="34196322888">
            <text:p>3419632288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4010g ; pikkus 50 cm</text:p>
          </table:table-cell>
          <table:table-cell office:value-type="string">
            <text:p>pikkus 50 cm</text:p>
          </table:table-cell>
          <table:table-cell office:value-type="string">
            <text:p><text:s/>; pü 38 cm ; rü 37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126">
            <text:p>2059126</text:p>
          </table:table-cell>
          <table:table-cell office:value-type="float" office:value="90266752">
            <text:p>90266752</text:p>
          </table:table-cell>
          <table:table-cell office:value-type="string">
            <text:p>2011-12-21</text:p>
          </table:table-cell>
          <table:table-cell office:value-type="string">
            <text:p>A</text:p>
          </table:table-cell>
          <table:table-cell office:value-type="string">
            <text:p>2011-09-26</text:p>
          </table:table-cell>
          <table:table-cell office:value-type="float" office:value="24909554198">
            <text:p>249095541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pgar 7/8 Sk 3580 , pikkus 50cm</text:p>
          </table:table-cell>
          <table:table-cell office:value-type="string">
            <text:p>pikkus 50cm</text:p>
          </table:table-cell>
          <table:table-cell office:value-type="string">
            <text:p><text:s/>, pü 36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03173">
            <text:p>16103173</text:p>
          </table:table-cell>
          <table:table-cell office:value-type="float" office:value="168625385">
            <text:p>168625385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682885">
            <text:p>6730326828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periood Sk 2930gr , pea 32cm , pikkus 50cm</text:p>
          </table:table-cell>
          <table:table-cell office:value-type="string">
            <text:p>pikkus 50cm</text:p>
          </table:table-cell>
          <table:table-cell/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23663">
            <text:p>10423663</text:p>
          </table:table-cell>
          <table:table-cell office:value-type="float" office:value="162421900">
            <text:p>162421900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office:value-type="string">
            <text:p>2013-02-10</text:p>
          </table:table-cell>
          <table:table-cell office:value-type="float" office:value="69534517239">
            <text:p>695345172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e tütarlaps , kaaluga 3120 g , pikkusega 50 cm</text:p>
          </table:table-cell>
          <table:table-cell office:value-type="string">
            <text:p>pikkusega 50 cm</text:p>
          </table:table-cell>
          <table:table-cell/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6114">
            <text:p>21596114</text:p>
          </table:table-cell>
          <table:table-cell office:value-type="float" office:value="155380520">
            <text:p>155380520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885247860">
            <text:p>288852478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õike teel , sünnikaal 3600 g , pikkus 50 cm</text:p>
          </table:table-cell>
          <table:table-cell office:value-type="string">
            <text:p>pikkus 50 cm</text:p>
          </table:table-cell>
          <table:table-cell office:value-type="string">
            <text:p><text:s/>, A9 .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54436">
            <text:p>20654436</text:p>
          </table:table-cell>
          <table:table-cell office:value-type="float" office:value="191870842">
            <text:p>191870842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1355">
            <text:p>673030331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2898g , pikkus 50cm</text:p>
          </table:table-cell>
          <table:table-cell office:value-type="string">
            <text:p>pikkus 50cm</text:p>
          </table:table-cell>
          <table:table-cell office:value-type="string">
            <text:p><text:s/>, pea ü 34cm , rinna ümb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6550">
            <text:p>6176550</text:p>
          </table:table-cell>
          <table:table-cell office:value-type="float" office:value="126080051">
            <text:p>126080051</text:p>
          </table:table-cell>
          <table:table-cell office:value-type="string">
            <text:p>2012-06-20</text:p>
          </table:table-cell>
          <table:table-cell office:value-type="string">
            <text:p>S</text:p>
          </table:table-cell>
          <table:table-cell office:value-type="string">
            <text:p>2012-06-19</text:p>
          </table:table-cell>
          <table:table-cell office:value-type="float" office:value="35452023651">
            <text:p>354520236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790 g ; pikkus 50 cm</text:p>
          </table:table-cell>
          <table:table-cell office:value-type="string">
            <text:p>pikkus 50 cm</text:p>
          </table:table-cell>
          <table:table-cell office:value-type="string">
            <text:p><text:s/>; pü 36 cm ; rü 36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28814">
            <text:p>6428814</text:p>
          </table:table-cell>
          <table:table-cell office:value-type="float" office:value="138659381">
            <text:p>138659381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44289895905">
            <text:p>442898959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400 g ; pikkus 50 cm</text:p>
          </table:table-cell>
          <table:table-cell office:value-type="string">
            <text:p>pikkus 50 cm</text:p>
          </table:table-cell>
          <table:table-cell office:value-type="string">
            <text:p><text:s/>; pü 36 cm ; rü 33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6312">
            <text:p>6836312</text:p>
          </table:table-cell>
          <table:table-cell office:value-type="float" office:value="140158335">
            <text:p>140158335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28</text:p>
          </table:table-cell>
          <table:table-cell office:value-type="float" office:value="20439173949">
            <text:p>204391739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ajaline poeglaps kaaluga 4310g pikkusega 50 cm</text:p>
          </table:table-cell>
          <table:table-cell office:value-type="string">
            <text:p>pikkusega 50 cm</text:p>
          </table:table-cell>
          <table:table-cell office:value-type="string">
            <text:p><text:s/>, Apgariga 8-9 ja Ph 7,37 .</text:p>
          </table:table-cell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6931">
            <text:p>6536931</text:p>
          </table:table-cell>
          <table:table-cell office:value-type="float" office:value="84300728">
            <text:p>84300728</text:p>
          </table:table-cell>
          <table:table-cell office:value-type="string">
            <text:p>2012-02-24</text:p>
          </table:table-cell>
          <table:table-cell office:value-type="string">
            <text:p>S</text:p>
          </table:table-cell>
          <table:table-cell office:value-type="string">
            <text:p>2012-02-23</text:p>
          </table:table-cell>
          <table:table-cell office:value-type="float" office:value="86427991045">
            <text:p>864279910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500 g ; pikkus 50 cm</text:p>
          </table:table-cell>
          <table:table-cell office:value-type="string">
            <text:p>pikkus 50 cm</text:p>
          </table:table-cell>
          <table:table-cell office:value-type="string">
            <text:p><text:s/>; pü 36 cm ; rü 34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65017">
            <text:p>18865017</text:p>
          </table:table-cell>
          <table:table-cell office:value-type="float" office:value="198159018">
            <text:p>198159018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7777839">
            <text:p>6730377778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3900 g , pikkus 50 cm</text:p>
          </table:table-cell>
          <table:table-cell office:value-type="string">
            <text:p>pikkus 50 cm</text:p>
          </table:table-cell>
          <table:table-cell office:value-type="string">
            <text:p><text:s/>, pea 36 cm</text:p>
          </table:table-cell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36">
            <text:p>54836</text:p>
          </table:table-cell>
          <table:table-cell office:value-type="float" office:value="131182158">
            <text:p>131182158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office:value-type="string">
            <text:p>2012-07-29</text:p>
          </table:table-cell>
          <table:table-cell office:value-type="float" office:value="80635012520">
            <text:p>806350125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sündis poeg , kaaluga 3640 g , pikkusega 50 cm</text:p>
          </table:table-cell>
          <table:table-cell office:value-type="string">
            <text:p>pikkusega 50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7005">
            <text:p>3867005</text:p>
          </table:table-cell>
          <table:table-cell office:value-type="float" office:value="136816999">
            <text:p>136816999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19819267245">
            <text:p>198192672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0cm</text:p>
          </table:table-cell>
          <table:table-cell/>
          <table:table-cell office:value-type="string">
            <text:p>Pikkus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8542">
            <text:p>6668542</text:p>
          </table:table-cell>
          <table:table-cell office:value-type="float" office:value="136625034">
            <text:p>136625034</text:p>
          </table:table-cell>
          <table:table-cell office:value-type="string">
            <text:p>2012-09-10</text:p>
          </table:table-cell>
          <table:table-cell office:value-type="string">
            <text:p>S</text:p>
          </table:table-cell>
          <table:table-cell office:value-type="string">
            <text:p>2012-08-30</text:p>
          </table:table-cell>
          <table:table-cell office:value-type="float" office:value="91414936379">
            <text:p>9141493637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tütarlaps kaaluga 3466g , pikkusega 50cm</text:p>
          </table:table-cell>
          <table:table-cell office:value-type="string">
            <text:p>pikkusega 50cm</text:p>
          </table:table-cell>
          <table:table-cell office:value-type="string">
            <text:p><text:s/>, Apgar 9-9 , Ph 7,33 .</text:p>
          </table:table-cell>
          <table:table-cell office:value-type="string">
            <text:p>pikkuse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03900">
            <text:p>5903900</text:p>
          </table:table-cell>
          <table:table-cell office:value-type="float" office:value="135776941">
            <text:p>135776941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19601737744">
            <text:p>19601737744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eglaps , sünnikaaluga 3410 g , pikkusega 51 cm</text:p>
          </table:table-cell>
          <table:table-cell office:value-type="string">
            <text:p>pikkusega 51 cm</text:p>
          </table:table-cell>
          <table:table-cell/>
          <table:table-cell office:value-type="string">
            <text:p>pikkusega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85219">
            <text:p>20685219</text:p>
          </table:table-cell>
          <table:table-cell office:value-type="float" office:value="197311386">
            <text:p>197311386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30419637">
            <text:p>6730304196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,5 kg , SP 51 cm</text:p>
          </table:table-cell>
          <table:table-cell office:value-type="string">
            <text:p><text:s/>SP 51 cm</text:p>
          </table:table-cell>
          <table:table-cell/>
          <table:table-cell office:value-type="string">
            <text:p><text:s/>SP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02706">
            <text:p>9902706</text:p>
          </table:table-cell>
          <table:table-cell office:value-type="float" office:value="207244312">
            <text:p>207244312</text:p>
          </table:table-cell>
          <table:table-cell office:value-type="string">
            <text:p>2013-11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040932">
            <text:p>6730380409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335 g , pikkus 51 cm</text:p>
          </table:table-cell>
          <table:table-cell office:value-type="string">
            <text:p>pikkus 51 cm</text:p>
          </table:table-cell>
          <table:table-cell office:value-type="string">
            <text:p><text:s/>; pü 35 cm ; rü 33 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1985">
            <text:p>6701985</text:p>
          </table:table-cell>
          <table:table-cell office:value-type="float" office:value="79303591">
            <text:p>79303591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29</text:p>
          </table:table-cell>
          <table:table-cell office:value-type="float" office:value="16401227870">
            <text:p>1640122787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56 sündis tütar kaaluga 3750g , pikkus 51 cm</text:p>
          </table:table-cell>
          <table:table-cell office:value-type="string">
            <text:p>pikkus 51 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12795">
            <text:p>6212795</text:p>
          </table:table-cell>
          <table:table-cell office:value-type="float" office:value="143585642">
            <text:p>143585642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5070757994">
            <text:p>7507075799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400 g ; pikkus 51 cm</text:p>
          </table:table-cell>
          <table:table-cell office:value-type="string">
            <text:p>pikkus 51 cm</text:p>
          </table:table-cell>
          <table:table-cell office:value-type="string">
            <text:p><text:s/>; pü 36 cm ; rü 33 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46824">
            <text:p>6446824</text:p>
          </table:table-cell>
          <table:table-cell office:value-type="float" office:value="79673453">
            <text:p>79673453</text:p>
          </table:table-cell>
          <table:table-cell office:value-type="string">
            <text:p>2012-01-07</text:p>
          </table:table-cell>
          <table:table-cell office:value-type="string">
            <text:p>S</text:p>
          </table:table-cell>
          <table:table-cell office:value-type="string">
            <text:p>2012-01-06</text:p>
          </table:table-cell>
          <table:table-cell office:value-type="float" office:value="31136697281">
            <text:p>311366972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480 g ; pikkus 51 cm</text:p>
          </table:table-cell>
          <table:table-cell office:value-type="string">
            <text:p>pikkus 51 cm</text:p>
          </table:table-cell>
          <table:table-cell office:value-type="string">
            <text:p><text:s/>; pü 36 cm ; rü 33 cm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0790">
            <text:p>6680790</text:p>
          </table:table-cell>
          <table:table-cell office:value-type="float" office:value="151106411">
            <text:p>151106411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11-29</text:p>
          </table:table-cell>
          <table:table-cell office:value-type="float" office:value="71012355933">
            <text:p>7101235593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sünnib tütar kaaluga : 2982g , pikkusega 51cm</text:p>
          </table:table-cell>
          <table:table-cell office:value-type="string">
            <text:p>pikkusega 51cm</text:p>
          </table:table-cell>
          <table:table-cell office:value-type="string">
            <text:p><text:s/>apgariga : 9-&gt; 9 .</text:p>
          </table:table-cell>
          <table:table-cell office:value-type="string">
            <text:p>pikkusega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6777">
            <text:p>11586777</text:p>
          </table:table-cell>
          <table:table-cell office:value-type="float" office:value="183449856">
            <text:p>183449856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725698">
            <text:p>6730417256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1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48932">
            <text:p>6548932</text:p>
          </table:table-cell>
          <table:table-cell office:value-type="float" office:value="147565851">
            <text:p>147565851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30</text:p>
          </table:table-cell>
          <table:table-cell office:value-type="float" office:value="74372330405">
            <text:p>743723304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ńdis tütar , kaaluga 3730 g , pikkusega 51 cm</text:p>
          </table:table-cell>
          <table:table-cell office:value-type="string">
            <text:p>pikkusega 51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0226">
            <text:p>6850226</text:p>
          </table:table-cell>
          <table:table-cell office:value-type="float" office:value="88907528">
            <text:p>88907528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018565768">
            <text:p>9901856576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poeglaps kaaluga 3524 g , pikkus 51 cm</text:p>
          </table:table-cell>
          <table:table-cell office:value-type="string">
            <text:p>pikkus 51 cm</text:p>
          </table:table-cell>
          <table:table-cell office:value-type="string">
            <text:p><text:s/>, pH 7,29 .</text:p>
          </table:table-cell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48771">
            <text:p>24448771</text:p>
          </table:table-cell>
          <table:table-cell office:value-type="float" office:value="195808941">
            <text:p>195808941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0352817">
            <text:p>6730303528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100g , pikkus 51 cm</text:p>
          </table:table-cell>
          <table:table-cell office:value-type="string">
            <text:p>pikkus 51 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96852">
            <text:p>19996852</text:p>
          </table:table-cell>
          <table:table-cell office:value-type="float" office:value="188930897">
            <text:p>188930897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673030316942">
            <text:p>6730303169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 : vaakumsünnitus , sk 4450g , sp 51cm</text:p>
          </table:table-cell>
          <table:table-cell office:value-type="string">
            <text:p>sp 51cm</text:p>
          </table:table-cell>
          <table:table-cell/>
          <table:table-cell office:value-type="string">
            <text:p>sp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98891">
            <text:p>5898891</text:p>
          </table:table-cell>
          <table:table-cell office:value-type="float" office:value="88549572">
            <text:p>88549572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7137782355">
            <text:p>47137782355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23 : 24 , poeglaps;kaal 3480 , pikkus 51cm</text:p>
          </table:table-cell>
          <table:table-cell office:value-type="string">
            <text:p>pikkus 51cm</text:p>
          </table:table-cell>
          <table:table-cell/>
          <table:table-cell office:value-type="string">
            <text:p>pikkus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26798">
            <text:p>15726798</text:p>
          </table:table-cell>
          <table:table-cell office:value-type="float" office:value="182595656">
            <text:p>182595656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6-04</text:p>
          </table:table-cell>
          <table:table-cell office:value-type="float" office:value="673036708419">
            <text:p>673036708419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poeglaps kaaluga 3602 g , pikkusega 52 cm</text:p>
          </table:table-cell>
          <table:table-cell office:value-type="string">
            <text:p>pikkusega 52 cm</text:p>
          </table:table-cell>
          <table:table-cell office:value-type="string">
            <text:p><text:s/>, Apgar 8-9 , pH 7,30 .</text:p>
          </table:table-cell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3947">
            <text:p>6633947</text:p>
          </table:table-cell>
          <table:table-cell office:value-type="float" office:value="123128974">
            <text:p>123128974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4484036656">
            <text:p>9448403665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tütarlaps massiga 3760g , pikkusega 52cm</text:p>
          </table:table-cell>
          <table:table-cell office:value-type="string">
            <text:p>pikkusega 52cm</text:p>
          </table:table-cell>
          <table:table-cell/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35700">
            <text:p>10035700</text:p>
          </table:table-cell>
          <table:table-cell office:value-type="float" office:value="170474492">
            <text:p>170474492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7267634">
            <text:p>6730472676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532g , pikkus 52 cm</text:p>
          </table:table-cell>
          <table:table-cell office:value-type="string">
            <text:p>pikkus 52 cm</text:p>
          </table:table-cell>
          <table:table-cell office:value-type="string">
            <text:p><text:s/>; pü 36 cm ; rü 34cm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774">
            <text:p>60774</text:p>
          </table:table-cell>
          <table:table-cell office:value-type="float" office:value="127785958">
            <text:p>127785958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office:value-type="string">
            <text:p>2012-06-21</text:p>
          </table:table-cell>
          <table:table-cell office:value-type="float" office:value="44062018886">
            <text:p>440620188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dis tütar , kaaluga 3490 g , pikkusega 52 cm</text:p>
          </table:table-cell>
          <table:table-cell office:value-type="string">
            <text:p>pikkusega 52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09">
            <text:p>237809</text:p>
          </table:table-cell>
          <table:table-cell office:value-type="float" office:value="85038765">
            <text:p>85038765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269389247">
            <text:p>602693892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lus ajalise poeglapse 3950 g , pikkus 52 cm</text:p>
          </table:table-cell>
          <table:table-cell office:value-type="string">
            <text:p>pikkus 52 cm</text:p>
          </table:table-cell>
          <table:table-cell office:value-type="string">
            <text:p><text:s/>, Apgarid 8-9-9 .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19267">
            <text:p>6319267</text:p>
          </table:table-cell>
          <table:table-cell office:value-type="float" office:value="92061442">
            <text:p>92061442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3-31</text:p>
          </table:table-cell>
          <table:table-cell office:value-type="float" office:value="77342720375">
            <text:p>773427203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ine tütarlaps kaaluga 3255 g , pikkus 52 cm</text:p>
          </table:table-cell>
          <table:table-cell office:value-type="string">
            <text:p>pikkus 52 cm</text:p>
          </table:table-cell>
          <table:table-cell office:value-type="string">
            <text:p><text:s/>, Apgarid 9/9 .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0668">
            <text:p>9660668</text:p>
          </table:table-cell>
          <table:table-cell office:value-type="float" office:value="169244026">
            <text:p>169244026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9038921482">
            <text:p>790389214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750 g , pikkus 52 cm</text:p>
          </table:table-cell>
          <table:table-cell office:value-type="string">
            <text:p>pikkus 52 cm</text:p>
          </table:table-cell>
          <table:table-cell office:value-type="string">
            <text:p><text:s/>, Apgarid 9/10 .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1590">
            <text:p>20071590</text:p>
          </table:table-cell>
          <table:table-cell office:value-type="float" office:value="181651524">
            <text:p>181651524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1262750841">
            <text:p>61262750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Ema 171 cm isa 180 cm sk 3200g sp 52 cm</text:p>
          </table:table-cell>
          <table:table-cell office:value-type="string">
            <text:p>sp 52 cm</text:p>
          </table:table-cell>
          <table:table-cell office:value-type="string">
            <text:p><text:s/>Ema sõnul oli lapsel aju UH-s v</text:p>
          </table:table-cell>
          <table:table-cell office:value-type="string">
            <text:p>sp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1968">
            <text:p>6121968</text:p>
          </table:table-cell>
          <table:table-cell office:value-type="float" office:value="128050294">
            <text:p>128050294</text:p>
          </table:table-cell>
          <table:table-cell table:style-name="Default" office:value-type="string">
            <text:p>0000-00-00</text:p>
          </table:table-cell>
          <table:table-cell office:value-type="string">
            <text:p>S</text:p>
          </table:table-cell>
          <table:table-cell office:value-type="string">
            <text:p>2012-07-04</text:p>
          </table:table-cell>
          <table:table-cell office:value-type="float" office:value="73904232053">
            <text:p>739042320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l lapse kaal 3390 g , pikkus 52 cm</text:p>
          </table:table-cell>
          <table:table-cell office:value-type="string">
            <text:p>pikkus 52 cm</text:p>
          </table:table-cell>
          <table:table-cell office:value-type="string">
            <text:p><text:s/>, pea ü 36 cm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75486">
            <text:p>6475486</text:p>
          </table:table-cell>
          <table:table-cell office:value-type="float" office:value="86464321">
            <text:p>86464321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289647531">
            <text:p>2028964753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4130 g ; pikkus 52 cm</text:p>
          </table:table-cell>
          <table:table-cell office:value-type="string">
            <text:p>pikkus 52 cm</text:p>
          </table:table-cell>
          <table:table-cell office:value-type="string">
            <text:p><text:s/>; pü 36 cm ; rü 36 cm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51359">
            <text:p>15151359</text:p>
          </table:table-cell>
          <table:table-cell office:value-type="float" office:value="191485127">
            <text:p>191485127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6413892080">
            <text:p>86413892080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b elus ajaline poeglaps 3750g , pikkusega 52 cm</text:p>
          </table:table-cell>
          <table:table-cell office:value-type="string">
            <text:p>pikkusega 52 cm</text:p>
          </table:table-cell>
          <table:table-cell office:value-type="string">
            <text:p><text:s/>, Apgar 9/9 , nabaväät ii</text:p>
          </table:table-cell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48505">
            <text:p>6148505</text:p>
          </table:table-cell>
          <table:table-cell office:value-type="float" office:value="143792447">
            <text:p>143792447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2643655916">
            <text:p>926436559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gar 3/5/6 , sünnikaal 3355 g , pikkus 52 cm</text:p>
          </table:table-cell>
          <table:table-cell office:value-type="string">
            <text:p>pikkus 52 cm</text:p>
          </table:table-cell>
          <table:table-cell office:value-type="string">
            <text:p><text:s/>, peaümbermõõt 35 cm , rinnaümb</text:p>
          </table:table-cell>
          <table:table-cell office:value-type="string">
            <text:p>pikkus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19633">
            <text:p>6019633</text:p>
          </table:table-cell>
          <table:table-cell office:value-type="float" office:value="82003598">
            <text:p>82003598</text:p>
          </table:table-cell>
          <table:table-cell office:value-type="string">
            <text:p>2012-02-01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17833389263">
            <text:p>178333892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jaline poeglaps kaaluga 3880g , pikkusega 52 cm</text:p>
          </table:table-cell>
          <table:table-cell office:value-type="string">
            <text:p>pikkusega 52 cm</text:p>
          </table:table-cell>
          <table:table-cell/>
          <table:table-cell office:value-type="string">
            <text:p>pikkuseg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44292">
            <text:p>20444292</text:p>
          </table:table-cell>
          <table:table-cell office:value-type="float" office:value="216334109">
            <text:p>216334109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0362515">
            <text:p>673030362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nitus 1 , rn 41 , sk 3484 gr , sp 52 cm</text:p>
          </table:table-cell>
          <table:table-cell office:value-type="string">
            <text:p>sp 52 cm</text:p>
          </table:table-cell>
          <table:table-cell office:value-type="string">
            <text:p><text:s/>, pea 33,5 cm , rind 33,5 cm , </text:p>
          </table:table-cell>
          <table:table-cell office:value-type="string">
            <text:p>sp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1758">
            <text:p>15951758</text:p>
          </table:table-cell>
          <table:table-cell office:value-type="float" office:value="219596066">
            <text:p>219596066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office:value-type="string">
            <text:p>2013-12-27</text:p>
          </table:table-cell>
          <table:table-cell office:value-type="float" office:value="19609071057">
            <text:p>196090710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s elus tütarlaps kaaluga 3946g 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9322">
            <text:p>6329322</text:p>
          </table:table-cell>
          <table:table-cell office:value-type="float" office:value="90881557">
            <text:p>90881557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9436219417">
            <text:p>7943621941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850 g ; pikkus 53 cm</text:p>
          </table:table-cell>
          <table:table-cell office:value-type="string">
            <text:p>pikkus 53 cm</text:p>
          </table:table-cell>
          <table:table-cell office:value-type="string">
            <text:p><text:s/>; pü 35 cm ; rü 36 cm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83983">
            <text:p>9983983</text:p>
          </table:table-cell>
          <table:table-cell office:value-type="float" office:value="194205203">
            <text:p>194205203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337829">
            <text:p>6730303378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0717'poeglapse kaaluga 4335g , 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3707">
            <text:p>9943707</text:p>
          </table:table-cell>
          <table:table-cell office:value-type="float" office:value="171306030">
            <text:p>171306030</text:p>
          </table:table-cell>
          <table:table-cell office:value-type="string">
            <text:p>2013-04-10</text:p>
          </table:table-cell>
          <table:table-cell office:value-type="string">
            <text:p>S</text:p>
          </table:table-cell>
          <table:table-cell office:value-type="string">
            <text:p>2013-04-09</text:p>
          </table:table-cell>
          <table:table-cell office:value-type="float" office:value="673044225382">
            <text:p>6730442253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690 g , pikkus 53cm</text:p>
          </table:table-cell>
          <table:table-cell office:value-type="string">
            <text:p>pikkus 53cm</text:p>
          </table:table-cell>
          <table:table-cell office:value-type="string">
            <text:p><text:s/>; pü 35 cm ; rü 35cm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1357">
            <text:p>9671357</text:p>
          </table:table-cell>
          <table:table-cell office:value-type="float" office:value="187155676">
            <text:p>187155676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8445496260">
            <text:p>3844549626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850 g , SP 53 cm</text:p>
          </table:table-cell>
          <table:table-cell office:value-type="string">
            <text:p><text:s/>SP 53 cm</text:p>
          </table:table-cell>
          <table:table-cell/>
          <table:table-cell office:value-type="string">
            <text:p><text:s/>S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3785">
            <text:p>18303785</text:p>
          </table:table-cell>
          <table:table-cell office:value-type="float" office:value="214945711">
            <text:p>214945711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7046">
            <text:p>6730304470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3 cm</text:p>
          </table:table-cell>
          <table:table-cell office:value-type="string">
            <text:p><text:s/>Mõõtmise aeg xxx-anonym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8518">
            <text:p>20238518</text:p>
          </table:table-cell>
          <table:table-cell office:value-type="float" office:value="159872984">
            <text:p>15987298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84621768167">
            <text:p>84621768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770 g ; pikkus 53 cm</text:p>
          </table:table-cell>
          <table:table-cell office:value-type="string">
            <text:p>pikkus 53 cm</text:p>
          </table:table-cell>
          <table:table-cell office:value-type="string">
            <text:p><text:s/>; pü 36 cm ; rü 35 cm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667">
            <text:p>2255667</text:p>
          </table:table-cell>
          <table:table-cell office:value-type="float" office:value="81298468">
            <text:p>81298468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11495272736">
            <text:p>114952727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900 g , SP 53 cm</text:p>
          </table:table-cell>
          <table:table-cell office:value-type="string">
            <text:p><text:s/>SP 53 cm</text:p>
          </table:table-cell>
          <table:table-cell office:value-type="string">
            <text:p><text:s/>, rinnapiima saab</text:p>
          </table:table-cell>
          <table:table-cell office:value-type="string">
            <text:p><text:s/>S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4096">
            <text:p>2484096</text:p>
          </table:table-cell>
          <table:table-cell office:value-type="float" office:value="152857245">
            <text:p>152857245</text:p>
          </table:table-cell>
          <table:table-cell office:value-type="string">
            <text:p>2011-06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173310668">
            <text:p>881733106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4872">
            <text:p>22414872</text:p>
          </table:table-cell>
          <table:table-cell office:value-type="float" office:value="182620012">
            <text:p>182620012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46949773">
            <text:p>6730469497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. sünnib poeg kaaluga : 3860g , pikkusega 53cm</text:p>
          </table:table-cell>
          <table:table-cell office:value-type="string">
            <text:p>pikkusega 53cm</text:p>
          </table:table-cell>
          <table:table-cell office:value-type="string">
            <text:p><text:s/>apgariga : 9-9 .</text:p>
          </table:table-cell>
          <table:table-cell office:value-type="string">
            <text:p>pikkusega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4463">
            <text:p>18794463</text:p>
          </table:table-cell>
          <table:table-cell office:value-type="float" office:value="167137685">
            <text:p>167137685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820873">
            <text:p>6730448208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a IIIr/IIIs 40 r/n , SK 3830 g , p 53 cm</text:p>
          </table:table-cell>
          <table:table-cell office:value-type="string">
            <text:p><text:s/>p 53 cm</text:p>
          </table:table-cell>
          <table:table-cell office:value-type="string">
            <text:p><text:s/>, pü 35 cm</text:p>
          </table:table-cell>
          <table:table-cell office:value-type="string">
            <text:p><text:s/>p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56184">
            <text:p>7456184</text:p>
          </table:table-cell>
          <table:table-cell office:value-type="float" office:value="96104414">
            <text:p>96104414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26672582205">
            <text:p>2667258220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4,5 kg ja -pikkus 53 cm</text:p>
          </table:table-cell>
          <table:table-cell office:value-type="string">
            <text:p>pikkus 53 cm</text:p>
          </table:table-cell>
          <table:table-cell/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66302">
            <text:p>6566302</text:p>
          </table:table-cell>
          <table:table-cell office:value-type="float" office:value="151382599">
            <text:p>151382599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1-17</text:p>
          </table:table-cell>
          <table:table-cell office:value-type="float" office:value="86203985232">
            <text:p>8620398523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sündis poeg , kaaluga 3746 g , pikkusega 53 cm</text:p>
          </table:table-cell>
          <table:table-cell office:value-type="string">
            <text:p>pikkusega 53 cm</text:p>
          </table:table-cell>
          <table:table-cell office:value-type="string">
            <text:p><text:s/>, apgar 9/9 .</text:p>
          </table:table-cell>
          <table:table-cell office:value-type="string">
            <text:p>pikkusega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4927">
            <text:p>6614927</text:p>
          </table:table-cell>
          <table:table-cell office:value-type="float" office:value="128445988">
            <text:p>128445988</text:p>
          </table:table-cell>
          <table:table-cell office:value-type="string">
            <text:p>2012-07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710148764">
            <text:p>3971014876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lus ajalise poeglapse 3980 g , pikkus 53 cm</text:p>
          </table:table-cell>
          <table:table-cell office:value-type="string">
            <text:p>pikkus 53 cm</text:p>
          </table:table-cell>
          <table:table-cell office:value-type="string">
            <text:p><text:s/>, Apgarid 8-9-9 .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419">
            <text:p>1995419</text:p>
          </table:table-cell>
          <table:table-cell office:value-type="float" office:value="121646620">
            <text:p>121646620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2011-12-13</text:p>
          </table:table-cell>
          <table:table-cell office:value-type="float" office:value="57730380736">
            <text:p>577303807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9/9 palli ; Sünnikaal 4130 g ; pikkus 53 cm</text:p>
          </table:table-cell>
          <table:table-cell office:value-type="string">
            <text:p>pikkus 53 cm</text:p>
          </table:table-cell>
          <table:table-cell office:value-type="string">
            <text:p><text:s/>; pü 36 cm ; rü 36 cm Raseduse </text:p>
          </table:table-cell>
          <table:table-cell office:value-type="string">
            <text:p>pikkus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92885">
            <text:p>13492885</text:p>
          </table:table-cell>
          <table:table-cell office:value-type="float" office:value="187349826">
            <text:p>187349826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273167685">
            <text:p>632731676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3600g , pikkus 54 cm</text:p>
          </table:table-cell>
          <table:table-cell office:value-type="string">
            <text:p>pikkus 54 cm</text:p>
          </table:table-cell>
          <table:table-cell office:value-type="string">
            <text:p><text:s/>, PÜ 35 cm</text:p>
          </table:table-cell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8814">
            <text:p>9668814</text:p>
          </table:table-cell>
          <table:table-cell office:value-type="float" office:value="176281386">
            <text:p>176281386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799126">
            <text:p>6730397991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900 g , pikkus 54 cm</text:p>
          </table:table-cell>
          <table:table-cell office:value-type="string">
            <text:p>pikkus 54 cm</text:p>
          </table:table-cell>
          <table:table-cell office:value-type="string">
            <text:p><text:s/>; pü 36 cm ; rü 35 cm</text:p>
          </table:table-cell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89643">
            <text:p>6189643</text:p>
          </table:table-cell>
          <table:table-cell office:value-type="float" office:value="85798979">
            <text:p>85798979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3-08</text:p>
          </table:table-cell>
          <table:table-cell office:value-type="float" office:value="12095931989">
            <text:p>120959319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ünnikaal 3800 g ; pikkus 54 cm</text:p>
          </table:table-cell>
          <table:table-cell office:value-type="string">
            <text:p>pikkus 54 cm</text:p>
          </table:table-cell>
          <table:table-cell office:value-type="string">
            <text:p><text:s/>; pü 38 cm ; rü 33 cm</text:p>
          </table:table-cell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75333">
            <text:p>6275333</text:p>
          </table:table-cell>
          <table:table-cell office:value-type="float" office:value="148663776">
            <text:p>148663776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16</text:p>
          </table:table-cell>
          <table:table-cell office:value-type="float" office:value="41859615087">
            <text:p>4185961508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ll 09.49 , poeg , kaal 3.060 , pikkus 54cm</text:p>
          </table:table-cell>
          <table:table-cell office:value-type="string">
            <text:p>pikkus 54cm</text:p>
          </table:table-cell>
          <table:table-cell/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24332">
            <text:p>6224332</text:p>
          </table:table-cell>
          <table:table-cell office:value-type="float" office:value="87364544">
            <text:p>87364544</text:p>
          </table:table-cell>
          <table:table-cell office:value-type="string">
            <text:p>2012-03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8117930537">
            <text:p>8811793053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4470 g ; SP 54 cm</text:p>
          </table:table-cell>
          <table:table-cell office:value-type="string">
            <text:p><text:s/>SP 54 cm</text:p>
          </table:table-cell>
          <table:table-cell office:value-type="string">
            <text:p><text:s/>; pea ü</text:p>
          </table:table-cell>
          <table:table-cell office:value-type="string">
            <text:p><text:s/>SP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43227">
            <text:p>9643227</text:p>
          </table:table-cell>
          <table:table-cell office:value-type="float" office:value="156488719">
            <text:p>156488719</text:p>
          </table:table-cell>
          <table:table-cell office:value-type="string">
            <text:p>2013-01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622672">
            <text:p>67303062267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3776 g pikkus 54 cm</text:p>
          </table:table-cell>
          <table:table-cell office:value-type="string">
            <text:p>pikkus 54 cm</text:p>
          </table:table-cell>
          <table:table-cell office:value-type="string">
            <text:p><text:s/>pea üm 36 cm rindk üm 35 cm</text:p>
          </table:table-cell>
          <table:table-cell office:value-type="string">
            <text:p>pikkus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78682">
            <text:p>6778682</text:p>
          </table:table-cell>
          <table:table-cell office:value-type="float" office:value="140573842">
            <text:p>140573842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2012-10-02</text:p>
          </table:table-cell>
          <table:table-cell office:value-type="float" office:value="56637796516">
            <text:p>566377965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jaline poeglaps kaaluga 4490g , pikkusega 54cm</text:p>
          </table:table-cell>
          <table:table-cell office:value-type="string">
            <text:p>pikkusega 54cm</text:p>
          </table:table-cell>
          <table:table-cell office:value-type="string">
            <text:p><text:s/>, A-9-9 , PH7,41 .</text:p>
          </table:table-cell>
          <table:table-cell office:value-type="string">
            <text:p>pikkusega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56976">
            <text:p>13856976</text:p>
          </table:table-cell>
          <table:table-cell office:value-type="float" office:value="195693315">
            <text:p>195693315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0777">
            <text:p>6730303307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( kaaluiive + 1186g 1 kuuga ) , pikkus 55 cm</text:p>
          </table:table-cell>
          <table:table-cell office:value-type="string">
            <text:p>pikkus 55 cm</text:p>
          </table:table-cell>
          <table:table-cell/>
          <table:table-cell office:value-type="string">
            <text:p>pikkus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95048">
            <text:p>2895048</text:p>
          </table:table-cell>
          <table:table-cell office:value-type="float" office:value="126340181">
            <text:p>126340181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office:value-type="string">
            <text:p>2012-06-20</text:p>
          </table:table-cell>
          <table:table-cell office:value-type="float" office:value="34495540330">
            <text:p>344955403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4,2 kg , pikkus 55 cm</text:p>
          </table:table-cell>
          <table:table-cell office:value-type="string">
            <text:p>pikkus 55 cm</text:p>
          </table:table-cell>
          <table:table-cell/>
          <table:table-cell office:value-type="string">
            <text:p>pikkus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05474">
            <text:p>6405474</text:p>
          </table:table-cell>
          <table:table-cell office:value-type="float" office:value="132740566">
            <text:p>132740566</text:p>
          </table:table-cell>
          <table:table-cell office:value-type="string">
            <text:p>2012-08-13</text:p>
          </table:table-cell>
          <table:table-cell office:value-type="string">
            <text:p>S</text:p>
          </table:table-cell>
          <table:table-cell office:value-type="string">
            <text:p>2012-08-10</text:p>
          </table:table-cell>
          <table:table-cell office:value-type="float" office:value="34443539108">
            <text:p>3444353910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K 4300g g ; SP 55cm</text:p>
          </table:table-cell>
          <table:table-cell office:value-type="string">
            <text:p><text:s/>SP 55cm</text:p>
          </table:table-cell>
          <table:table-cell office:value-type="string">
            <text:p><text:s/>; PÜ 37cm ; RÜ 38cm pH 7,38 .</text:p>
          </table:table-cell>
          <table:table-cell office:value-type="string">
            <text:p><text:s/>SP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09564">
            <text:p>20309564</text:p>
          </table:table-cell>
          <table:table-cell office:value-type="float" office:value="181653455">
            <text:p>181653455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8307510402">
            <text:p>683075104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Isa 198 cm ema 171 cm sk 4476g sp 55 cm</text:p>
          </table:table-cell>
          <table:table-cell office:value-type="string">
            <text:p>sp 55 cm</text:p>
          </table:table-cell>
          <table:table-cell office:value-type="string">
            <text:p><text:s/>Peres vanaema õel kilpnäärme ca</text:p>
          </table:table-cell>
          <table:table-cell office:value-type="string">
            <text:p>sp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00323">
            <text:p>5900323</text:p>
          </table:table-cell>
          <table:table-cell office:value-type="float" office:value="141012720">
            <text:p>141012720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69831748643">
            <text:p>69831748643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poeglaps kaaluga 3976 g , pikkusega 55cm</text:p>
          </table:table-cell>
          <table:table-cell office:value-type="string">
            <text:p>pikkusega 55cm</text:p>
          </table:table-cell>
          <table:table-cell office:value-type="string">
            <text:p><text:s/>, A 8-9 . pH 7,25 .</text:p>
          </table:table-cell>
          <table:table-cell office:value-type="string">
            <text:p>pikkusega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297">
            <text:p>1983297</text:p>
          </table:table-cell>
          <table:table-cell office:value-type="float" office:value="127892318">
            <text:p>127892318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311016454">
            <text:p>883110164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5400g , pikkus 55cm</text:p>
          </table:table-cell>
          <table:table-cell office:value-type="string">
            <text:p>pikkus 55cm</text:p>
          </table:table-cell>
          <table:table-cell office:value-type="string">
            <text:p><text:s/>, PÜ 39,5cm</text:p>
          </table:table-cell>
          <table:table-cell office:value-type="string">
            <text:p>pikkus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1507">
            <text:p>20541507</text:p>
          </table:table-cell>
          <table:table-cell office:value-type="float" office:value="176286223">
            <text:p>176286223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458543">
            <text:p>673030458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- 5kg , pikkus - 56 cm</text:p>
          </table:table-cell>
          <table:table-cell office:value-type="string">
            <text:p>pikkus - 56 cm</text:p>
          </table:table-cell>
          <table:table-cell/>
          <table:table-cell office:value-type="string">
            <text:p>pikkus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08588">
            <text:p>10608588</text:p>
          </table:table-cell>
          <table:table-cell office:value-type="float" office:value="159816851">
            <text:p>159816851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office:value-type="string">
            <text:p>2013-01-24</text:p>
          </table:table-cell>
          <table:table-cell office:value-type="float" office:value="22527153880">
            <text:p>2252715388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line poeglaps kaaluga 4130 g , pikkusega 56 cm</text:p>
          </table:table-cell>
          <table:table-cell office:value-type="string">
            <text:p>pikkusega 56 cm</text:p>
          </table:table-cell>
          <table:table-cell office:value-type="string">
            <text:p><text:s/>, Ap 8-8 , pH 7,29 .</text:p>
          </table:table-cell>
          <table:table-cell office:value-type="string">
            <text:p>pikkusega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955">
            <text:p>2067955</text:p>
          </table:table-cell>
          <table:table-cell office:value-type="float" office:value="83540010">
            <text:p>83540010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518580960">
            <text:p>925185809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5060 gr pikkus 57 cm</text:p>
          </table:table-cell>
          <table:table-cell office:value-type="string">
            <text:p>pikkus 57 cm</text:p>
          </table:table-cell>
          <table:table-cell office:value-type="string">
            <text:p><text:s/>pü 39 cm</text:p>
          </table:table-cell>
          <table:table-cell office:value-type="string">
            <text:p>pikkus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79389">
            <text:p>3279389</text:p>
          </table:table-cell>
          <table:table-cell office:value-type="float" office:value="86583321">
            <text:p>86583321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58244218558">
            <text:p>582442185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: 5,3kg , pikkus 58 cm</text:p>
          </table:table-cell>
          <table:table-cell office:value-type="string">
            <text:p>pikkus 58 cm</text:p>
          </table:table-cell>
          <table:table-cell/>
          <table:table-cell office:value-type="string">
            <text:p>pikkus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6543">
            <text:p>20616543</text:p>
          </table:table-cell>
          <table:table-cell office:value-type="float" office:value="183396551">
            <text:p>183396551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9091047">
            <text:p>6730390910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6,1 kg , pikkus 62 cm</text:p>
          </table:table-cell>
          <table:table-cell office:value-type="string">
            <text:p>pikkus 62 cm</text:p>
          </table:table-cell>
          <table:table-cell/>
          <table:table-cell office:value-type="string">
            <text:p>pikkus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7261">
            <text:p>11037261</text:p>
          </table:table-cell>
          <table:table-cell office:value-type="float" office:value="205372183">
            <text:p>205372183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1871">
            <text:p>6730303718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2 cm</text:p>
          </table:table-cell>
          <table:table-cell/>
          <table:table-cell office:value-type="string">
            <text:p>pikkus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542">
            <text:p>2422542</text:p>
          </table:table-cell>
          <table:table-cell office:value-type="float" office:value="141182994">
            <text:p>141182994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64141054634">
            <text:p>641410546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5400g , pikkus 62cm</text:p>
          </table:table-cell>
          <table:table-cell office:value-type="string">
            <text:p>pikkus 62cm</text:p>
          </table:table-cell>
          <table:table-cell office:value-type="string">
            <text:p><text:s/>, pea 39cm , rind 39,5cm</text:p>
          </table:table-cell>
          <table:table-cell office:value-type="string">
            <text:p>pikkus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9081">
            <text:p>17189081</text:p>
          </table:table-cell>
          <table:table-cell office:value-type="float" office:value="196269060">
            <text:p>196269060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8690">
            <text:p>673030348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64 cm</text:p>
          </table:table-cell>
          <table:table-cell/>
          <table:table-cell office:value-type="string">
            <text:p>Pikkus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1635">
            <text:p>19671635</text:p>
          </table:table-cell>
          <table:table-cell office:value-type="float" office:value="163236103">
            <text:p>163236103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834064401">
            <text:p>678340644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 laps , laliseb , Kaal 7310g , pikkus 66cm</text:p>
          </table:table-cell>
          <table:table-cell office:value-type="string">
            <text:p>pikkus 66cm</text:p>
          </table:table-cell>
          <table:table-cell office:value-type="string">
            <text:p><text:s/>, peaümbermõõt 44cm , rinnaümbe</text:p>
          </table:table-cell>
          <table:table-cell office:value-type="string">
            <text:p>pikkus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93549">
            <text:p>23993549</text:p>
          </table:table-cell>
          <table:table-cell office:value-type="float" office:value="212103009">
            <text:p>212103009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0-05-12</text:p>
          </table:table-cell>
          <table:table-cell office:value-type="float" office:value="31868326724">
            <text:p>318683267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b ilusti rindkeret , kaal 8.6 , pikkus 67 cm</text:p>
          </table:table-cell>
          <table:table-cell office:value-type="string">
            <text:p>pikkus 67 cm</text:p>
          </table:table-cell>
          <table:table-cell/>
          <table:table-cell office:value-type="string">
            <text:p>pikkus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1145">
            <text:p>19981145</text:p>
          </table:table-cell>
          <table:table-cell office:value-type="float" office:value="155726241">
            <text:p>155726241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63184636211">
            <text:p>631846362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7 kg , pikkus 67 cm</text:p>
          </table:table-cell>
          <table:table-cell office:value-type="string">
            <text:p>pikkus 67 cm</text:p>
          </table:table-cell>
          <table:table-cell office:value-type="string">
            <text:p><text:s/>, BSA 0,35 m2 .</text:p>
          </table:table-cell>
          <table:table-cell office:value-type="string">
            <text:p>pikkus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3737">
            <text:p>17193737</text:p>
          </table:table-cell>
          <table:table-cell office:value-type="float" office:value="184991288">
            <text:p>184991288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879360">
            <text:p>6730438793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8300 pikkus 68 cm</text:p>
          </table:table-cell>
          <table:table-cell office:value-type="string">
            <text:p>pikkus 68 cm</text:p>
          </table:table-cell>
          <table:table-cell office:value-type="string">
            <text:p><text:s/>pea 43 cm</text:p>
          </table:table-cell>
          <table:table-cell office:value-type="string">
            <text:p>pikkus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69202">
            <text:p>16969202</text:p>
          </table:table-cell>
          <table:table-cell office:value-type="float" office:value="191458005">
            <text:p>19145800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174963259">
            <text:p>911749632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H 0 Kaal 8520g Pikkus 71cm</text:p>
          </table:table-cell>
          <table:table-cell office:value-type="string">
            <text:p>Pikkus 71cm</text:p>
          </table:table-cell>
          <table:table-cell office:value-type="string">
            <text:p><text:s/>PÜ 44,5cm</text:p>
          </table:table-cell>
          <table:table-cell office:value-type="string">
            <text:p>Pikkus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5286">
            <text:p>2265286</text:p>
          </table:table-cell>
          <table:table-cell office:value-type="float" office:value="79379124">
            <text:p>79379124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204425661">
            <text:p>332044256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1cm</text:p>
          </table:table-cell>
          <table:table-cell/>
          <table:table-cell office:value-type="string">
            <text:p>pikkus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300">
            <text:p>2321300</text:p>
          </table:table-cell>
          <table:table-cell office:value-type="float" office:value="84795950">
            <text:p>84795950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900971218">
            <text:p>969009712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1cm</text:p>
          </table:table-cell>
          <table:table-cell/>
          <table:table-cell office:value-type="string">
            <text:p>pikkus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1861">
            <text:p>21231861</text:p>
          </table:table-cell>
          <table:table-cell office:value-type="float" office:value="154782829">
            <text:p>154782829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84287454826">
            <text:p>842874548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 73cm</text:p>
          </table:table-cell>
          <table:table-cell/>
          <table:table-cell office:value-type="string">
            <text:p>Pikkus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97055">
            <text:p>18697055</text:p>
          </table:table-cell>
          <table:table-cell office:value-type="float" office:value="172416493">
            <text:p>172416493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036353713">
            <text:p>510363537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* 16.04.2013 <text:s text:c="2"/>: kaal 8700g , pikkus 73 cm</text:p>
          </table:table-cell>
          <table:table-cell office:value-type="string">
            <text:p>pikkus 73 cm</text:p>
          </table:table-cell>
          <table:table-cell office:value-type="string">
            <text:p><text:s/>, pea ü 44cm , 4 hammast , istu</text:p>
          </table:table-cell>
          <table:table-cell office:value-type="string">
            <text:p>pikkus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06366">
            <text:p>13506366</text:p>
          </table:table-cell>
          <table:table-cell office:value-type="float" office:value="155897144">
            <text:p>155897144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905278825">
            <text:p>879052788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Ü 45cm , kaal 8560g , pikkus 73cm</text:p>
          </table:table-cell>
          <table:table-cell office:value-type="string">
            <text:p>pikkus 73cm</text:p>
          </table:table-cell>
          <table:table-cell/>
          <table:table-cell office:value-type="string">
            <text:p>pikkus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46726">
            <text:p>17946726</text:p>
          </table:table-cell>
          <table:table-cell office:value-type="float" office:value="200374867">
            <text:p>200374867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773114">
            <text:p>6730387731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 text:c="2"/>( pereõde ) : kaal 9620 g , pikkus 74 cm</text:p>
          </table:table-cell>
          <table:table-cell office:value-type="string">
            <text:p>pikkus 74 cm</text:p>
          </table:table-cell>
          <table:table-cell office:value-type="string">
            <text:p><text:s/>, peaü cm hambaid 0/2 , areng e</text:p>
          </table:table-cell>
          <table:table-cell office:value-type="string">
            <text:p>pikkus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0552">
            <text:p>5830552</text:p>
          </table:table-cell>
          <table:table-cell office:value-type="float" office:value="138735997">
            <text:p>138735997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31496993463">
            <text:p>314969934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at 98 % Pikkus 74 cm</text:p>
          </table:table-cell>
          <table:table-cell office:value-type="string">
            <text:p>Pikkus 74 cm</text:p>
          </table:table-cell>
          <table:table-cell/>
          <table:table-cell office:value-type="string">
            <text:p>Pikkus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64417">
            <text:p>20264417</text:p>
          </table:table-cell>
          <table:table-cell office:value-type="float" office:value="201436246">
            <text:p>201436246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072976480">
            <text:p>370729764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8540g ( &lt; 3 ts ) , pikkus 74 cm</text:p>
          </table:table-cell>
          <table:table-cell office:value-type="string">
            <text:p>pikkus 74 cm</text:p>
          </table:table-cell>
          <table:table-cell office:value-type="string">
            <text:p><text:s/>( 3 -10 . ts ) , peaü 44,5 cm (</text:p>
          </table:table-cell>
          <table:table-cell office:value-type="string">
            <text:p>pikkus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8135">
            <text:p>5428135</text:p>
          </table:table-cell>
          <table:table-cell office:value-type="float" office:value="121312578">
            <text:p>121312578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85474524271">
            <text:p>854745242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 kg , pikkus 74 cm</text:p>
          </table:table-cell>
          <table:table-cell office:value-type="string">
            <text:p>pikkus 74 cm</text:p>
          </table:table-cell>
          <table:table-cell/>
          <table:table-cell office:value-type="string">
            <text:p>pikkus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32047">
            <text:p>10132047</text:p>
          </table:table-cell>
          <table:table-cell office:value-type="float" office:value="211435818">
            <text:p>211435818</text:p>
          </table:table-cell>
          <table:table-cell office:value-type="string">
            <text:p>2013-11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777883">
            <text:p>67304277788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310 g ( 90-97 ts ) , pikkus 75 cm</text:p>
          </table:table-cell>
          <table:table-cell office:value-type="string">
            <text:p>pikkus 75 cm</text:p>
          </table:table-cell>
          <table:table-cell office:value-type="string">
            <text:p><text:s/>( &gt; 97 ts ) , PÜ 44 cm ( 75 ts </text:p>
          </table:table-cell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16921">
            <text:p>18516921</text:p>
          </table:table-cell>
          <table:table-cell office:value-type="float" office:value="214434438">
            <text:p>21443443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718693643">
            <text:p>36718693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230gr , pikkus 75 cm</text:p>
          </table:table-cell>
          <table:table-cell office:value-type="string">
            <text:p>pikkus 75 cm</text:p>
          </table:table-cell>
          <table:table-cell/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63268">
            <text:p>20963268</text:p>
          </table:table-cell>
          <table:table-cell office:value-type="float" office:value="155287568">
            <text:p>155287568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148357089">
            <text:p>921483570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rjas kaal 1-aastaselt 9,2 kg ; pikkus 75 cm</text:p>
          </table:table-cell>
          <table:table-cell office:value-type="string">
            <text:p>pikkus 75 cm</text:p>
          </table:table-cell>
          <table:table-cell office:value-type="string">
            <text:p><text:s/>; ja 2-aasta vanuselt : 12 kg (</text:p>
          </table:table-cell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40281">
            <text:p>18840281</text:p>
          </table:table-cell>
          <table:table-cell office:value-type="float" office:value="184431397">
            <text:p>184431397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2115">
            <text:p>6730303521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100 pikkus 75 cm</text:p>
          </table:table-cell>
          <table:table-cell office:value-type="string">
            <text:p>pikkus 75 cm</text:p>
          </table:table-cell>
          <table:table-cell/>
          <table:table-cell office:value-type="string">
            <text:p>pikkus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2702">
            <text:p>5802702</text:p>
          </table:table-cell>
          <table:table-cell office:value-type="float" office:value="151812932">
            <text:p>151812932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10143349273">
            <text:p>1014334927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77 cm</text:p>
          </table:table-cell>
          <table:table-cell/>
          <table:table-cell office:value-type="string">
            <text:p>pikkus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33139">
            <text:p>5933139</text:p>
          </table:table-cell>
          <table:table-cell office:value-type="float" office:value="80296215">
            <text:p>80296215</text:p>
          </table:table-cell>
          <table:table-cell office:value-type="string">
            <text:p>2012-01-13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51591710099">
            <text:p>515917100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lt terve laps , kaal 11,5 kg , pikkus 79 cm</text:p>
          </table:table-cell>
          <table:table-cell office:value-type="string">
            <text:p>pikkus 79 cm</text:p>
          </table:table-cell>
          <table:table-cell/>
          <table:table-cell office:value-type="string">
            <text:p>pikkus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17435">
            <text:p>23417435</text:p>
          </table:table-cell>
          <table:table-cell office:value-type="float" office:value="173859419">
            <text:p>173859419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53001588569">
            <text:p>530015885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80 cm</text:p>
          </table:table-cell>
          <table:table-cell office:value-type="string">
            <text:p><text:s/>, kaal 10 kg</text:p>
          </table:table-cell>
          <table:table-cell office:value-type="string">
            <text:p>Pikkus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2771">
            <text:p>2632771</text:p>
          </table:table-cell>
          <table:table-cell office:value-type="float" office:value="138027707">
            <text:p>13802770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669820637">
            <text:p>826698206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itu , kõnnib ise , kaal 9200 , pikkus 80 cm</text:p>
          </table:table-cell>
          <table:table-cell office:value-type="string">
            <text:p>pikkus 80 cm</text:p>
          </table:table-cell>
          <table:table-cell office:value-type="string">
            <text:p><text:s/>, tehtud MMR par reide , kontro</text:p>
          </table:table-cell>
          <table:table-cell office:value-type="string">
            <text:p>pikkus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03283">
            <text:p>4603283</text:p>
          </table:table-cell>
          <table:table-cell office:value-type="float" office:value="84676392">
            <text:p>84676392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253168211">
            <text:p>372531682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1 kg , pikkus 82 cm</text:p>
          </table:table-cell>
          <table:table-cell office:value-type="string">
            <text:p>pikkus 82 cm</text:p>
          </table:table-cell>
          <table:table-cell/>
          <table:table-cell office:value-type="string">
            <text:p>pikkus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5814">
            <text:p>5755814</text:p>
          </table:table-cell>
          <table:table-cell office:value-type="float" office:value="150656366">
            <text:p>150656366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40939274500">
            <text:p>4093927450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84 cm</text:p>
          </table:table-cell>
          <table:table-cell office:value-type="string">
            <text:p><text:s/>( 10 prots )</text:p>
          </table:table-cell>
          <table:table-cell office:value-type="string">
            <text:p>pikkus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55518">
            <text:p>20755518</text:p>
          </table:table-cell>
          <table:table-cell office:value-type="float" office:value="175715274">
            <text:p>175715274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043883308">
            <text:p>78043883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kaal 14 kg , pikkus 87 cm</text:p>
          </table:table-cell>
          <table:table-cell office:value-type="string">
            <text:p>pikkus 87 cm</text:p>
          </table:table-cell>
          <table:table-cell/>
          <table:table-cell office:value-type="string">
            <text:p>pikkus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1373">
            <text:p>2081373</text:p>
          </table:table-cell>
          <table:table-cell office:value-type="float" office:value="90878819">
            <text:p>90878819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77477487652">
            <text:p>774774876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88 cm</text:p>
          </table:table-cell>
          <table:table-cell/>
          <table:table-cell office:value-type="string">
            <text:p>pikkus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32302">
            <text:p>3232302</text:p>
          </table:table-cell>
          <table:table-cell office:value-type="float" office:value="84017190">
            <text:p>84017190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72096571631">
            <text:p>720965716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4,5 kg , pikkus 89 cm</text:p>
          </table:table-cell>
          <table:table-cell office:value-type="string">
            <text:p>pikkus 89 cm</text:p>
          </table:table-cell>
          <table:table-cell office:value-type="string">
            <text:p><text:s/>, BSA m2 .</text:p>
          </table:table-cell>
          <table:table-cell office:value-type="string">
            <text:p>pikkus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787">
            <text:p>98787</text:p>
          </table:table-cell>
          <table:table-cell office:value-type="float" office:value="83421651">
            <text:p>83421651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951716151">
            <text:p>789517161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13 kg , pikkus 90 cm</text:p>
          </table:table-cell>
          <table:table-cell office:value-type="string">
            <text:p>pikkus 90 cm</text:p>
          </table:table-cell>
          <table:table-cell/>
          <table:table-cell office:value-type="string">
            <text:p>pikkus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2329">
            <text:p>18042329</text:p>
          </table:table-cell>
          <table:table-cell office:value-type="float" office:value="165568805">
            <text:p>165568805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590246511">
            <text:p>155902465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H 16 Kaal 12500g Pikkus 91cm</text:p>
          </table:table-cell>
          <table:table-cell office:value-type="string">
            <text:p>Pikkus 91cm</text:p>
          </table:table-cell>
          <table:table-cell office:value-type="string">
            <text:p><text:s/>PÜ 50</text:p>
          </table:table-cell>
          <table:table-cell office:value-type="string">
            <text:p>Pikkus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573">
            <text:p>127573</text:p>
          </table:table-cell>
          <table:table-cell office:value-type="float" office:value="144406854">
            <text:p>144406854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3906237169">
            <text:p>939062371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ne leid saabudes : Pikkus 93cm</text:p>
          </table:table-cell>
          <table:table-cell office:value-type="string">
            <text:p>Pikkus 93cm</text:p>
          </table:table-cell>
          <table:table-cell office:value-type="string">
            <text:p><text:s/>( 25 . ts ) , kaal 14,5kg ( 25 </text:p>
          </table:table-cell>
          <table:table-cell office:value-type="string">
            <text:p>Pikkus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13360">
            <text:p>3713360</text:p>
          </table:table-cell>
          <table:table-cell office:value-type="float" office:value="140171413">
            <text:p>140171413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42528254549">
            <text:p>425282545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96 cm</text:p>
          </table:table-cell>
          <table:table-cell office:value-type="string">
            <text:p><text:s/>( 3-10pt ) , kaal 14,5 kg ( 10p</text:p>
          </table:table-cell>
          <table:table-cell office:value-type="string">
            <text:p>Kasv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8901">
            <text:p>9858901</text:p>
          </table:table-cell>
          <table:table-cell office:value-type="float" office:value="177824455">
            <text:p>177824455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4506328358">
            <text:p>5450632835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6,1 kg , pikkus 96cm</text:p>
          </table:table-cell>
          <table:table-cell office:value-type="string">
            <text:p>pikkus 96cm</text:p>
          </table:table-cell>
          <table:table-cell/>
          <table:table-cell office:value-type="string">
            <text:p>pikkus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1269">
            <text:p>5771269</text:p>
          </table:table-cell>
          <table:table-cell office:value-type="float" office:value="138304547">
            <text:p>138304547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29497582586">
            <text:p>294975825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96 cm</text:p>
          </table:table-cell>
          <table:table-cell office:value-type="string">
            <text:p><text:s/>( 25-50pt ) , kaal 11 kg ( alla</text:p>
          </table:table-cell>
          <table:table-cell office:value-type="string">
            <text:p>Pikkus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02896">
            <text:p>24202896</text:p>
          </table:table-cell>
          <table:table-cell office:value-type="float" office:value="213344588">
            <text:p>213344588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23522312411">
            <text:p>23522312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01 cm</text:p>
          </table:table-cell>
          <table:table-cell/>
          <table:table-cell office:value-type="string">
            <text:p>Pikkus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13232">
            <text:p>20213232</text:p>
          </table:table-cell>
          <table:table-cell office:value-type="float" office:value="197331917">
            <text:p>197331917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922463100">
            <text:p>359224631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01 cm</text:p>
          </table:table-cell>
          <table:table-cell office:value-type="string">
            <text:p><text:s/>, kaal 16.7 kg</text:p>
          </table:table-cell>
          <table:table-cell office:value-type="string">
            <text:p>Pikkus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98472">
            <text:p>3298472</text:p>
          </table:table-cell>
          <table:table-cell office:value-type="float" office:value="90374185">
            <text:p>90374185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83967867013">
            <text:p>839678670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10 cm</text:p>
          </table:table-cell>
          <table:table-cell office:value-type="string">
            <text:p><text:s/>, kaal 19 kg , KMI 15,7kg/m2 , </text:p>
          </table:table-cell>
          <table:table-cell office:value-type="string">
            <text:p>Kasv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9360">
            <text:p>21169360</text:p>
          </table:table-cell>
          <table:table-cell office:value-type="float" office:value="155287661">
            <text:p>155287661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389862687">
            <text:p>273898626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mmHg , fr 89x ´ , kaal 18,5kg , pikkus110cm</text:p>
          </table:table-cell>
          <table:table-cell office:value-type="string">
            <text:p>pikkus110cm</text:p>
          </table:table-cell>
          <table:table-cell/>
          <table:table-cell office:value-type="string">
            <text:p>pikkus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5275">
            <text:p>16915275</text:p>
          </table:table-cell>
          <table:table-cell office:value-type="float" office:value="158939991">
            <text:p>158939991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673038100172">
            <text:p>6730381001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11 cm</text:p>
          </table:table-cell>
          <table:table-cell office:value-type="string">
            <text:p><text:s/>( 10-25 ts ) , dünaamikas kasvu</text:p>
          </table:table-cell>
          <table:table-cell office:value-type="string">
            <text:p>Kasv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59027">
            <text:p>17359027</text:p>
          </table:table-cell>
          <table:table-cell office:value-type="float" office:value="194488350">
            <text:p>194488350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7390">
            <text:p>673030357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013 <text:s text:c="2"/>: Pereõe w : kaal 19 kg , pikkus 113 cm</text:p>
          </table:table-cell>
          <table:table-cell office:value-type="string">
            <text:p>pikkus 113 cm</text:p>
          </table:table-cell>
          <table:table-cell/>
          <table:table-cell office:value-type="string">
            <text:p>pikkus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29417">
            <text:p>8729417</text:p>
          </table:table-cell>
          <table:table-cell office:value-type="float" office:value="142722300">
            <text:p>142722300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80669421936">
            <text:p>8066942193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20kg pikkus 113cm</text:p>
          </table:table-cell>
          <table:table-cell office:value-type="string">
            <text:p>pikkus 113cm</text:p>
          </table:table-cell>
          <table:table-cell/>
          <table:table-cell office:value-type="string">
            <text:p>pikkus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21140">
            <text:p>21021140</text:p>
          </table:table-cell>
          <table:table-cell office:value-type="float" office:value="166877976">
            <text:p>166877976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934775374">
            <text:p>489347753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K 21,7kg , P 118,7 cm</text:p>
          </table:table-cell>
          <table:table-cell office:value-type="string">
            <text:p><text:s/>P 118,7 cm</text:p>
          </table:table-cell>
          <table:table-cell/>
          <table:table-cell office:value-type="string">
            <text:p><text:s/>P</text:p>
          </table:table-cell>
          <table:table-cell office:value-type="float" office:value="118.7">
            <text:p>118,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76744">
            <text:p>20376744</text:p>
          </table:table-cell>
          <table:table-cell office:value-type="float" office:value="155286999">
            <text:p>155286999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986750">
            <text:p>6730459867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l pehme , valutu , kaal 27 kg , pikkus 123 cm</text:p>
          </table:table-cell>
          <table:table-cell office:value-type="string">
            <text:p>pikkus 123 cm</text:p>
          </table:table-cell>
          <table:table-cell/>
          <table:table-cell office:value-type="string">
            <text:p>pikkus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52987">
            <text:p>4752987</text:p>
          </table:table-cell>
          <table:table-cell office:value-type="float" office:value="131632219">
            <text:p>131632219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29</text:p>
          </table:table-cell>
          <table:table-cell office:value-type="float" office:value="60236980891">
            <text:p>602369808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22,5 kg pikkus 123 cm</text:p>
          </table:table-cell>
          <table:table-cell office:value-type="string">
            <text:p>pikkus 123 cm</text:p>
          </table:table-cell>
          <table:table-cell/>
          <table:table-cell office:value-type="string">
            <text:p>pikkus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9186">
            <text:p>3409186</text:p>
          </table:table-cell>
          <table:table-cell office:value-type="float" office:value="147576835">
            <text:p>147576835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726479559">
            <text:p>217264795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24,8 kg ( -0,5SD ) , pikkus 124 cm</text:p>
          </table:table-cell>
          <table:table-cell office:value-type="string">
            <text:p>pikkus 124 cm</text:p>
          </table:table-cell>
          <table:table-cell office:value-type="string">
            <text:p><text:s/>( -1,5SD ) , PÜ 52,5 cm ( -0,5S</text:p>
          </table:table-cell>
          <table:table-cell office:value-type="string">
            <text:p>pikkus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5477">
            <text:p>5575477</text:p>
          </table:table-cell>
          <table:table-cell office:value-type="float" office:value="86308538">
            <text:p>86308538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99910836281">
            <text:p>999108362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: 22,3 kg ( 50PT ) , pikkus : 124 cm</text:p>
          </table:table-cell>
          <table:table-cell office:value-type="string">
            <text:p>pikkus : 124 cm</text:p>
          </table:table-cell>
          <table:table-cell office:value-type="string">
            <text:p><text:s/>( 75 PT )</text:p>
          </table:table-cell>
          <table:table-cell office:value-type="string">
            <text:p>pikkus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48445">
            <text:p>17848445</text:p>
          </table:table-cell>
          <table:table-cell office:value-type="float" office:value="200042760">
            <text:p>200042760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389726277">
            <text:p>343897262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5 cm</text:p>
          </table:table-cell>
          <table:table-cell office:value-type="string">
            <text:p><text:s/>, kaal 22 kg ( KMI 14,1 kg/m2 =</text:p>
          </table:table-cell>
          <table:table-cell office:value-type="string">
            <text:p>Pikkus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89108">
            <text:p>17889108</text:p>
          </table:table-cell>
          <table:table-cell office:value-type="float" office:value="211277956">
            <text:p>211277956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433556072">
            <text:p>704335560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Kaal 21,5kg , p 126cm</text:p>
          </table:table-cell>
          <table:table-cell office:value-type="string">
            <text:p><text:s/>p 126cm</text:p>
          </table:table-cell>
          <table:table-cell office:value-type="string">
            <text:p><text:s/>Kasvab oma alum kasvukõveras , </text:p>
          </table:table-cell>
          <table:table-cell office:value-type="string">
            <text:p><text:s/>p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6457">
            <text:p>5486457</text:p>
          </table:table-cell>
          <table:table-cell office:value-type="float" office:value="86012627">
            <text:p>86012627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544816743">
            <text:p>415448167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29 cm</text:p>
          </table:table-cell>
          <table:table-cell office:value-type="string">
            <text:p><text:s/>( &gt; 97 protsentiili ) Kaal 20 k</text:p>
          </table:table-cell>
          <table:table-cell office:value-type="string">
            <text:p>Pikkus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49414">
            <text:p>9249414</text:p>
          </table:table-cell>
          <table:table-cell office:value-type="float" office:value="182055179">
            <text:p>182055179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8777">
            <text:p>67303040877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ym ( d MM yyyy ) Sugu : Female Pikkus : 130 cm</text:p>
          </table:table-cell>
          <table:table-cell office:value-type="string">
            <text:p>Pikkus : 130 cm</text:p>
          </table:table-cell>
          <table:table-cell/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85742">
            <text:p>19585742</text:p>
          </table:table-cell>
          <table:table-cell office:value-type="float" office:value="185016772">
            <text:p>185016772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54569">
            <text:p>6730305545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-kaal 22,9kg , p 130cm</text:p>
          </table:table-cell>
          <table:table-cell office:value-type="string">
            <text:p><text:s/>p 130cm</text:p>
          </table:table-cell>
          <table:table-cell office:value-type="string">
            <text:p><text:s/>, auskult cor et pulm , ii , ab</text:p>
          </table:table-cell>
          <table:table-cell office:value-type="string">
            <text:p><text:s/>p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2557">
            <text:p>19462557</text:p>
          </table:table-cell>
          <table:table-cell office:value-type="float" office:value="168343428">
            <text:p>168343428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699835907">
            <text:p>39699835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26,7 kg ( 10p ) , pikkus 130 cm</text:p>
          </table:table-cell>
          <table:table-cell office:value-type="string">
            <text:p>pikkus 130 cm</text:p>
          </table:table-cell>
          <table:table-cell office:value-type="string">
            <text:p><text:s/>( 10p )</text:p>
          </table:table-cell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60478">
            <text:p>7260478</text:p>
          </table:table-cell>
          <table:table-cell office:value-type="float" office:value="123707495">
            <text:p>123707495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18326580895">
            <text:p>183265808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30 kg Pikkus 130 cm</text:p>
          </table:table-cell>
          <table:table-cell office:value-type="string">
            <text:p>Pikkus 130 cm</text:p>
          </table:table-cell>
          <table:table-cell/>
          <table:table-cell office:value-type="string">
            <text:p>Pikkus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64942">
            <text:p>10764942</text:p>
          </table:table-cell>
          <table:table-cell office:value-type="float" office:value="161465834">
            <text:p>161465834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906614013">
            <text:p>64906614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.02.2013 <text:s/>VESTA : Kaal-32.750 ; Pikkus-139 cm</text:p>
          </table:table-cell>
          <table:table-cell office:value-type="string">
            <text:p>Pikkus-139 cm</text:p>
          </table:table-cell>
          <table:table-cell office:value-type="string">
            <text:p><text:s/>; Visus-OD=OS-1,0 ; RR-110/60 m</text:p>
          </table:table-cell>
          <table:table-cell office:value-type="string">
            <text:p>Pikkus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3494">
            <text:p>6533494</text:p>
          </table:table-cell>
          <table:table-cell office:value-type="float" office:value="125046463">
            <text:p>125046463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740811241">
            <text:p>6274081124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42cm</text:p>
          </table:table-cell>
          <table:table-cell office:value-type="string">
            <text:p><text:s/>( 25P ) , kaal 42kg ( 50P ) , K</text:p>
          </table:table-cell>
          <table:table-cell office:value-type="string">
            <text:p>Pikkus</text:p>
          </table:table-cell>
          <table:table-cell office:value-type="float" office:value="142">
            <text:p>14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81044">
            <text:p>16981044</text:p>
          </table:table-cell>
          <table:table-cell office:value-type="float" office:value="206048088">
            <text:p>206048088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231582467">
            <text:p>612315824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43 cm</text:p>
          </table:table-cell>
          <table:table-cell/>
          <table:table-cell office:value-type="string">
            <text:p>Pikkus</text:p>
          </table:table-cell>
          <table:table-cell office:value-type="float" office:value="143">
            <text:p>14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0052">
            <text:p>14830052</text:p>
          </table:table-cell>
          <table:table-cell office:value-type="float" office:value="190229721">
            <text:p>190229721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23280825671">
            <text:p>232808256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51kg pikkus 143 cm</text:p>
          </table:table-cell>
          <table:table-cell office:value-type="string">
            <text:p>pikkus 143 cm</text:p>
          </table:table-cell>
          <table:table-cell office:value-type="string">
            <text:p><text:s/>pea 55 kaebab jalavalusid füüsi</text:p>
          </table:table-cell>
          <table:table-cell office:value-type="string">
            <text:p>pikkus</text:p>
          </table:table-cell>
          <table:table-cell office:value-type="float" office:value="143">
            <text:p>14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05553">
            <text:p>9205553</text:p>
          </table:table-cell>
          <table:table-cell office:value-type="float" office:value="164838484">
            <text:p>164838484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2822">
            <text:p>67303051282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BMI 15,9 ( 33kg pikkus 144cm</text:p>
          </table:table-cell>
          <table:table-cell office:value-type="string">
            <text:p>pikkus 144cm</text:p>
          </table:table-cell>
          <table:table-cell office:value-type="string">
            <text:p><text:s/>) Järeldus : Foonis välise hing</text:p>
          </table:table-cell>
          <table:table-cell office:value-type="string">
            <text:p>pikkus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54614">
            <text:p>4154614</text:p>
          </table:table-cell>
          <table:table-cell office:value-type="float" office:value="124213891">
            <text:p>124213891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39173515595">
            <text:p>391735155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atsioon Õ 26.07.2010 kaal 44kg pikkus 144cm</text:p>
          </table:table-cell>
          <table:table-cell office:value-type="string">
            <text:p>pikkus 144cm</text:p>
          </table:table-cell>
          <table:table-cell/>
          <table:table-cell office:value-type="string">
            <text:p>pikkus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70727">
            <text:p>12970727</text:p>
          </table:table-cell>
          <table:table-cell office:value-type="float" office:value="160211934">
            <text:p>160211934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1418276532">
            <text:p>614182765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38 kg pikkus 146 cm</text:p>
          </table:table-cell>
          <table:table-cell office:value-type="string">
            <text:p>pikkus 146 cm</text:p>
          </table:table-cell>
          <table:table-cell/>
          <table:table-cell office:value-type="string">
            <text:p>pikkus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7047">
            <text:p>8437047</text:p>
          </table:table-cell>
          <table:table-cell office:value-type="float" office:value="138458940">
            <text:p>138458940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0-11-29</text:p>
          </table:table-cell>
          <table:table-cell office:value-type="float" office:value="25593958057">
            <text:p>255939580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46 cm</text:p>
          </table:table-cell>
          <table:table-cell office:value-type="string">
            <text:p><text:s/>ja kaal 50 kg</text:p>
          </table:table-cell>
          <table:table-cell office:value-type="string">
            <text:p>Pikkus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66472">
            <text:p>9266472</text:p>
          </table:table-cell>
          <table:table-cell office:value-type="float" office:value="202300480">
            <text:p>202300480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382596352">
            <text:p>8738259635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 148 cm</text:p>
          </table:table-cell>
          <table:table-cell office:value-type="string">
            <text:p>Pikkus 148 cm</text:p>
          </table:table-cell>
          <table:table-cell office:value-type="string">
            <text:p><text:s/>Kaal 72 kg BMI 32,87070855</text:p>
          </table:table-cell>
          <table:table-cell office:value-type="string">
            <text:p>Pikkus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7570">
            <text:p>1407570</text:p>
          </table:table-cell>
          <table:table-cell office:value-type="float" office:value="151780989">
            <text:p>151780989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279387954">
            <text:p>76279387954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942 ( d MM yyyy ) Sugu : Female Pikkus : 150 cm</text:p>
          </table:table-cell>
          <table:table-cell office:value-type="string">
            <text:p>Pikkus : 150 cm</text:p>
          </table:table-cell>
          <table:table-cell/>
          <table:table-cell office:value-type="string">
            <text:p>Pikkus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3056">
            <text:p>20693056</text:p>
          </table:table-cell>
          <table:table-cell office:value-type="float" office:value="191094906">
            <text:p>191094906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089683527">
            <text:p>220896835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04 kg , kasv 150 cm</text:p>
          </table:table-cell>
          <table:table-cell office:value-type="string">
            <text:p>kasv 150 cm</text:p>
          </table:table-cell>
          <table:table-cell office:value-type="string">
            <text:p><text:s/>, vöö 124 cm , BMI 46 .</text:p>
          </table:table-cell>
          <table:table-cell office:value-type="string">
            <text:p>kasv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74032">
            <text:p>6574032</text:p>
          </table:table-cell>
          <table:table-cell office:value-type="float" office:value="84661654">
            <text:p>84661654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116124199">
            <text:p>811161241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: Objektiivse leiu kokkuvõte : Pikkus-150cm</text:p>
          </table:table-cell>
          <table:table-cell office:value-type="string">
            <text:p>Pikkus-150cm</text:p>
          </table:table-cell>
          <table:table-cell/>
          <table:table-cell office:value-type="string">
            <text:p>Pikkus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44771">
            <text:p>11044771</text:p>
          </table:table-cell>
          <table:table-cell office:value-type="float" office:value="179712341">
            <text:p>179712341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59851331695">
            <text:p>598513316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152cm</text:p>
          </table:table-cell>
          <table:table-cell office:value-type="string">
            <text:p><text:s/>, kaal-108kg , KMI-47</text:p>
          </table:table-cell>
          <table:table-cell office:value-type="string">
            <text:p>Pikkus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79242">
            <text:p>23479242</text:p>
          </table:table-cell>
          <table:table-cell office:value-type="float" office:value="212805224">
            <text:p>212805224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0437888">
            <text:p>6730304378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76 kg , pikkus 153 cm</text:p>
          </table:table-cell>
          <table:table-cell office:value-type="string">
            <text:p>pikkus 153 cm</text:p>
          </table:table-cell>
          <table:table-cell office:value-type="string">
            <text:p><text:s/>kaalust paari aasta jooksul 5 k</text:p>
          </table:table-cell>
          <table:table-cell office:value-type="string">
            <text:p>pikkus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09880">
            <text:p>9509880</text:p>
          </table:table-cell>
          <table:table-cell office:value-type="float" office:value="207557707">
            <text:p>207557707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office:value-type="string">
            <text:p>2012-08-15</text:p>
          </table:table-cell>
          <table:table-cell office:value-type="float" office:value="21951275872">
            <text:p>2195127587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65 kg , pikkus 154 cm</text:p>
          </table:table-cell>
          <table:table-cell office:value-type="string">
            <text:p>pikkus 154 cm</text:p>
          </table:table-cell>
          <table:table-cell/>
          <table:table-cell office:value-type="string">
            <text:p>pikkus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2712">
            <text:p>1162712</text:p>
          </table:table-cell>
          <table:table-cell office:value-type="float" office:value="86541806">
            <text:p>86541806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138970232">
            <text:p>7113897023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5 cm</text:p>
          </table:table-cell>
          <table:table-cell office:value-type="string">
            <text:p><text:s/>Kaal 74 kg RR mmHg BSA 1,73</text:p>
          </table:table-cell>
          <table:table-cell office:value-type="string">
            <text:p>Pikkus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5597">
            <text:p>10085597</text:p>
          </table:table-cell>
          <table:table-cell office:value-type="float" office:value="217133410">
            <text:p>217133410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256216216">
            <text:p>872562162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 leiu kokkuvõte : Kaal 71 kg , pikkus 156 cm</text:p>
          </table:table-cell>
          <table:table-cell office:value-type="string">
            <text:p>pikkus 156 cm</text:p>
          </table:table-cell>
          <table:table-cell/>
          <table:table-cell office:value-type="string">
            <text:p>pikkus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54114">
            <text:p>5454114</text:p>
          </table:table-cell>
          <table:table-cell office:value-type="float" office:value="80082311">
            <text:p>80082311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57292148284">
            <text:p>572921482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04.01.2012 - Kaal 50 kg Pikkus 157 cm</text:p>
          </table:table-cell>
          <table:table-cell office:value-type="string">
            <text:p>Pikkus 157 cm</text:p>
          </table:table-cell>
          <table:table-cell office:value-type="string">
            <text:p><text:s/>BMI - 20,28</text:p>
          </table:table-cell>
          <table:table-cell office:value-type="string">
            <text:p>Pikkus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674">
            <text:p>1303674</text:p>
          </table:table-cell>
          <table:table-cell office:value-type="float" office:value="120725067">
            <text:p>120725067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544429915">
            <text:p>3954442991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945 ( d MM yyyy ) Sugu : Female Pikkus : 157 cm</text:p>
          </table:table-cell>
          <table:table-cell office:value-type="string">
            <text:p>Pikkus : 157 cm</text:p>
          </table:table-cell>
          <table:table-cell/>
          <table:table-cell office:value-type="string">
            <text:p>Pikkus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51918">
            <text:p>20551918</text:p>
          </table:table-cell>
          <table:table-cell office:value-type="float" office:value="187850130">
            <text:p>187850130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976369775">
            <text:p>179763697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8cm</text:p>
          </table:table-cell>
          <table:table-cell/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4535">
            <text:p>19114535</text:p>
          </table:table-cell>
          <table:table-cell office:value-type="float" office:value="187492135">
            <text:p>18749213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137535">
            <text:p>6730411375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82kg Pikkus 158cm</text:p>
          </table:table-cell>
          <table:table-cell office:value-type="string">
            <text:p>Pikkus 158cm</text:p>
          </table:table-cell>
          <table:table-cell office:value-type="string">
            <text:p><text:s/>BMI 32,8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8457">
            <text:p>3378457</text:p>
          </table:table-cell>
          <table:table-cell office:value-type="float" office:value="143711800">
            <text:p>143711800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63593182694">
            <text:p>635931826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00 kg , pikkus 158 cm</text:p>
          </table:table-cell>
          <table:table-cell office:value-type="string">
            <text:p>pikkus 158 cm</text:p>
          </table:table-cell>
          <table:table-cell/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13808">
            <text:p>21013808</text:p>
          </table:table-cell>
          <table:table-cell office:value-type="float" office:value="181482662">
            <text:p>181482662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73030368180">
            <text:p>6730303681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8cm</text:p>
          </table:table-cell>
          <table:table-cell office:value-type="string">
            <text:p><text:s/>, kaal 60 kg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8664">
            <text:p>10088664</text:p>
          </table:table-cell>
          <table:table-cell office:value-type="float" office:value="179772655">
            <text:p>179772655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476954367">
            <text:p>3247695436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70 kg Pikkus 158 cm</text:p>
          </table:table-cell>
          <table:table-cell office:value-type="string">
            <text:p>Pikkus 158 cm</text:p>
          </table:table-cell>
          <table:table-cell office:value-type="string">
            <text:p><text:s/>RR 115/80 mmHg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63028">
            <text:p>18863028</text:p>
          </table:table-cell>
          <table:table-cell office:value-type="float" office:value="192558540">
            <text:p>192558540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116760952">
            <text:p>491167609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vunud ( maksimaalne kaal 173kg pikkus 158 cm</text:p>
          </table:table-cell>
          <table:table-cell office:value-type="string">
            <text:p>pikkus 158 cm</text:p>
          </table:table-cell>
          <table:table-cell office:value-type="string">
            <text:p><text:s/>) millest tulenevalt liigesvalu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5843">
            <text:p>855843</text:p>
          </table:table-cell>
          <table:table-cell office:value-type="float" office:value="124121679">
            <text:p>124121679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967642930">
            <text:p>8296764293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S M hypertensivus cardialis II Pikkus158 cm</text:p>
          </table:table-cell>
          <table:table-cell office:value-type="string">
            <text:p>Pikkus158 cm</text:p>
          </table:table-cell>
          <table:table-cell office:value-type="string">
            <text:p>Kaal71 kgBMI28,44095498 Südamerü</text:p>
          </table:table-cell>
          <table:table-cell office:value-type="string">
            <text:p>Pikkus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9578">
            <text:p>23519578</text:p>
          </table:table-cell>
          <table:table-cell office:value-type="float" office:value="196855257">
            <text:p>196855257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88331526889">
            <text:p>88331526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59cm</text:p>
          </table:table-cell>
          <table:table-cell office:value-type="string">
            <text:p><text:s/>, kaal-95kg , KMI-38,2RINDKERE </text:p>
          </table:table-cell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68738">
            <text:p>8868738</text:p>
          </table:table-cell>
          <table:table-cell office:value-type="float" office:value="165179802">
            <text:p>165179802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851778188">
            <text:p>8985177818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59cm</text:p>
          </table:table-cell>
          <table:table-cell/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32179">
            <text:p>14432179</text:p>
          </table:table-cell>
          <table:table-cell office:value-type="float" office:value="173872866">
            <text:p>173872866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79980580777">
            <text:p>799805807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59 cm</text:p>
          </table:table-cell>
          <table:table-cell/>
          <table:table-cell office:value-type="string">
            <text:p>pikkus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85318">
            <text:p>14685318</text:p>
          </table:table-cell>
          <table:table-cell office:value-type="float" office:value="192933259">
            <text:p>192933259</text:p>
          </table:table-cell>
          <table:table-cell office:value-type="string">
            <text:p>2013-08-18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4863851">
            <text:p>6730348638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t-i kaal 80kg , pikkus 160cm</text:p>
          </table:table-cell>
          <table:table-cell office:value-type="string">
            <text:p>pikkus 160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32936">
            <text:p>10132936</text:p>
          </table:table-cell>
          <table:table-cell office:value-type="float" office:value="182843640">
            <text:p>182843640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07-10-08</text:p>
          </table:table-cell>
          <table:table-cell office:value-type="float" office:value="42285511362">
            <text:p>422855113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0 cm</text:p>
          </table:table-cell>
          <table:table-cell office:value-type="string">
            <text:p><text:s/>, kaal 98 kg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31782">
            <text:p>11731782</text:p>
          </table:table-cell>
          <table:table-cell office:value-type="float" office:value="194652498">
            <text:p>194652498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729777771">
            <text:p>317297777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sel ajal 108 , pikkus 160 cm</text:p>
          </table:table-cell>
          <table:table-cell office:value-type="string">
            <text:p>pikkus 160 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3658">
            <text:p>21833658</text:p>
          </table:table-cell>
          <table:table-cell office:value-type="float" office:value="155397797">
            <text:p>155397797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0-03-09</text:p>
          </table:table-cell>
          <table:table-cell office:value-type="float" office:value="13879662396">
            <text:p>138796623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0cm</text:p>
          </table:table-cell>
          <table:table-cell office:value-type="string">
            <text:p><text:s/>, kaal-61kg , KMI-24,5RINDKERE 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29950">
            <text:p>15229950</text:p>
          </table:table-cell>
          <table:table-cell office:value-type="float" office:value="191908557">
            <text:p>191908557</text:p>
          </table:table-cell>
          <table:table-cell office:value-type="string">
            <text:p>2013-08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8237383141">
            <text:p>8823738314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ym ( d MM yyyy ) Sugu : Female Pikkus : 160 cm</text:p>
          </table:table-cell>
          <table:table-cell office:value-type="string">
            <text:p>Pikkus : 160 cm</text:p>
          </table:table-cell>
          <table:table-cell/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86616">
            <text:p>24286616</text:p>
          </table:table-cell>
          <table:table-cell office:value-type="float" office:value="183047696">
            <text:p>183047696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22708142999">
            <text:p>227081429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0 cm</text:p>
          </table:table-cell>
          <table:table-cell office:value-type="string">
            <text:p><text:s/>, kaal 55 kg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3214">
            <text:p>7763214</text:p>
          </table:table-cell>
          <table:table-cell office:value-type="float" office:value="81013487">
            <text:p>81013487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42923122112">
            <text:p>429231221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0cm</text:p>
          </table:table-cell>
          <table:table-cell office:value-type="string">
            <text:p><text:s/>, kaal-77kg , KMI-31 ( võrrelde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5803">
            <text:p>23685803</text:p>
          </table:table-cell>
          <table:table-cell office:value-type="float" office:value="183931332">
            <text:p>18393133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0498774">
            <text:p>6730304987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0 cm</text:p>
          </table:table-cell>
          <table:table-cell office:value-type="string">
            <text:p>Pikkus160 cm</text:p>
          </table:table-cell>
          <table:table-cell office:value-type="string">
            <text:p>Kaal70 kgBMI27,34375</text:p>
          </table:table-cell>
          <table:table-cell office:value-type="string">
            <text:p>Pikkus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4330">
            <text:p>21094330</text:p>
          </table:table-cell>
          <table:table-cell office:value-type="float" office:value="209057998">
            <text:p>209057998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85582477762">
            <text:p>855824777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kaaluline tüdruk , kaal 76kg , pikkus 161cm</text:p>
          </table:table-cell>
          <table:table-cell office:value-type="string">
            <text:p>pikkus 161cm</text:p>
          </table:table-cell>
          <table:table-cell office:value-type="string">
            <text:p><text:s/>, KMI~30 .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09991">
            <text:p>20509991</text:p>
          </table:table-cell>
          <table:table-cell office:value-type="float" office:value="191467757">
            <text:p>191467757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422471953">
            <text:p>53422471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´---&gt; RR 135/91mmHg , fr 83 x ´ Pikkus 161 cm</text:p>
          </table:table-cell>
          <table:table-cell office:value-type="string">
            <text:p>Pikkus 161 cm</text:p>
          </table:table-cell>
          <table:table-cell office:value-type="string">
            <text:p><text:s/>, kaal 50,5 kg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66200">
            <text:p>21266200</text:p>
          </table:table-cell>
          <table:table-cell office:value-type="float" office:value="201258379">
            <text:p>201258379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767122617">
            <text:p>477671226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asvunud aastaid , kasv 161 cm</text:p>
          </table:table-cell>
          <table:table-cell office:value-type="string">
            <text:p>kasv 161 cm</text:p>
          </table:table-cell>
          <table:table-cell office:value-type="string">
            <text:p><text:s/>, kehakaal ( maksimaalselt ) 12</text:p>
          </table:table-cell>
          <table:table-cell office:value-type="string">
            <text:p>kasv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2920">
            <text:p>23722920</text:p>
          </table:table-cell>
          <table:table-cell office:value-type="float" office:value="156414457">
            <text:p>156414457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673037829275">
            <text:p>673037829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ud suur , praegu kaalub 86kg , pikkus 161cm</text:p>
          </table:table-cell>
          <table:table-cell office:value-type="string">
            <text:p>pikkus 161cm</text:p>
          </table:table-cell>
          <table:table-cell/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02672">
            <text:p>9602672</text:p>
          </table:table-cell>
          <table:table-cell office:value-type="float" office:value="165356407">
            <text:p>165356407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707258">
            <text:p>67303270725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61 cm</text:p>
          </table:table-cell>
          <table:table-cell office:value-type="string">
            <text:p><text:s/>, kaal 80 kg</text:p>
          </table:table-cell>
          <table:table-cell office:value-type="string">
            <text:p>Kasv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99186">
            <text:p>8899186</text:p>
          </table:table-cell>
          <table:table-cell office:value-type="float" office:value="192808516">
            <text:p>192808516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159545323">
            <text:p>2615954532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1 cm</text:p>
          </table:table-cell>
          <table:table-cell/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52446">
            <text:p>7652446</text:p>
          </table:table-cell>
          <table:table-cell office:value-type="float" office:value="90518525">
            <text:p>90518525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20450599520">
            <text:p>204505995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 SAATEDIAGNOOS Cardiosclerosis Pikkus161 cm</text:p>
          </table:table-cell>
          <table:table-cell office:value-type="string">
            <text:p>Pikkus161 cm</text:p>
          </table:table-cell>
          <table:table-cell office:value-type="string">
            <text:p>Kaal58 kgBMI22,37567995 Südamerü</text:p>
          </table:table-cell>
          <table:table-cell office:value-type="string">
            <text:p>Pikku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4612">
            <text:p>10074612</text:p>
          </table:table-cell>
          <table:table-cell office:value-type="float" office:value="172132989">
            <text:p>172132989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419858142">
            <text:p>964198581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2 cm</text:p>
          </table:table-cell>
          <table:table-cell office:value-type="string">
            <text:p><text:s/>, kehakaal 59,8kg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03151">
            <text:p>12903151</text:p>
          </table:table-cell>
          <table:table-cell office:value-type="float" office:value="181006089">
            <text:p>181006089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35464055608">
            <text:p>354640556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2 cm</text:p>
          </table:table-cell>
          <table:table-cell office:value-type="string">
            <text:p>Pikkus162 cm</text:p>
          </table:table-cell>
          <table:table-cell office:value-type="string">
            <text:p>Kaal82 kgBMI31,24523701</text:p>
          </table:table-cell>
          <table:table-cell office:value-type="string">
            <text:p>Pikkus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3676">
            <text:p>7593676</text:p>
          </table:table-cell>
          <table:table-cell office:value-type="float" office:value="90047273">
            <text:p>90047273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62067729302">
            <text:p>6206772930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63 cm</text:p>
          </table:table-cell>
          <table:table-cell office:value-type="string">
            <text:p>Kaal78 kgBMI29,35752192 Südamerü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6258">
            <text:p>5656258</text:p>
          </table:table-cell>
          <table:table-cell office:value-type="float" office:value="133016928">
            <text:p>133016928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17638931852">
            <text:p>1763893185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3 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18103">
            <text:p>8818103</text:p>
          </table:table-cell>
          <table:table-cell office:value-type="float" office:value="200243144">
            <text:p>200243144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130843679">
            <text:p>1313084367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: 68kg , pikkus : 163cm</text:p>
          </table:table-cell>
          <table:table-cell office:value-type="string">
            <text:p>pikkus : 163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93393">
            <text:p>18693393</text:p>
          </table:table-cell>
          <table:table-cell office:value-type="float" office:value="160915484">
            <text:p>160915484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8674">
            <text:p>673030388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äesolevalt kehakaal 125kg , pikkus 163cm</text:p>
          </table:table-cell>
          <table:table-cell office:value-type="string">
            <text:p>pikkus 163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03220">
            <text:p>20803220</text:p>
          </table:table-cell>
          <table:table-cell office:value-type="float" office:value="216049582">
            <text:p>216049582</text:p>
          </table:table-cell>
          <table:table-cell office:value-type="string">
            <text:p>2013-12-14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568315">
            <text:p>673030568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70-aastane , pikkus 163 cm</text:p>
          </table:table-cell>
          <table:table-cell office:value-type="string">
            <text:p>pikkus 163 cm</text:p>
          </table:table-cell>
          <table:table-cell office:value-type="string">
            <text:p><text:s/>, 85 kg , süda ebaregul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17154">
            <text:p>13017154</text:p>
          </table:table-cell>
          <table:table-cell office:value-type="float" office:value="201933042">
            <text:p>201933042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26659683763">
            <text:p>266596837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58 kg , pikkus 163 cm</text:p>
          </table:table-cell>
          <table:table-cell office:value-type="string">
            <text:p>pikkus 163 cm</text:p>
          </table:table-cell>
          <table:table-cell office:value-type="string">
            <text:p><text:s/>Patsient põeb sclerosis multipl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8474">
            <text:p>23528474</text:p>
          </table:table-cell>
          <table:table-cell office:value-type="float" office:value="191289390">
            <text:p>191289390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85330094484">
            <text:p>85330094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3 cm</text:p>
          </table:table-cell>
          <table:table-cell office:value-type="string">
            <text:p>Pikkus163 cm</text:p>
          </table:table-cell>
          <table:table-cell office:value-type="string">
            <text:p>Kaal49 kgBMI18,44254582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5858">
            <text:p>1255858</text:p>
          </table:table-cell>
          <table:table-cell office:value-type="float" office:value="79428336">
            <text:p>79428336</text:p>
          </table:table-cell>
          <table:table-cell office:value-type="string">
            <text:p>2011-1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165890568">
            <text:p>8016589056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ATSIENDI PIKKUS 163 cm</text:p>
          </table:table-cell>
          <table:table-cell office:value-type="string">
            <text:p>PIKKUS 163 cm</text:p>
          </table:table-cell>
          <table:table-cell office:value-type="string">
            <text:p><text:s/>, KAAL 60 kg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6978">
            <text:p>19986978</text:p>
          </table:table-cell>
          <table:table-cell office:value-type="float" office:value="185806789">
            <text:p>185806789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7615">
            <text:p>6730304676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63 cm</text:p>
          </table:table-cell>
          <table:table-cell office:value-type="string">
            <text:p><text:s/>, kaal 70 kg , RR 148/90 s ja 1</text:p>
          </table:table-cell>
          <table:table-cell office:value-type="string">
            <text:p>Kasv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64710">
            <text:p>9564710</text:p>
          </table:table-cell>
          <table:table-cell office:value-type="float" office:value="182381996">
            <text:p>182381996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5536718077">
            <text:p>3553671807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ivne leid : Kehakaal : 92 kg , pikkus : 163 cm</text:p>
          </table:table-cell>
          <table:table-cell office:value-type="string">
            <text:p>pikkus : 163 cm</text:p>
          </table:table-cell>
          <table:table-cell/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2628">
            <text:p>23262628</text:p>
          </table:table-cell>
          <table:table-cell office:value-type="float" office:value="213364576">
            <text:p>213364576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3364837">
            <text:p>673033364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3 cm</text:p>
          </table:table-cell>
          <table:table-cell office:value-type="string">
            <text:p>Pikkus163 cm</text:p>
          </table:table-cell>
          <table:table-cell office:value-type="string">
            <text:p>Kaal79 kgBMI29,73390041</text:p>
          </table:table-cell>
          <table:table-cell office:value-type="string">
            <text:p>Pikkus</text:p>
          </table:table-cell>
          <table:table-cell office:value-type="float" office:value="163">
            <text:p>16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63826">
            <text:p>4763826</text:p>
          </table:table-cell>
          <table:table-cell office:value-type="float" office:value="145819105">
            <text:p>145819105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67447467860">
            <text:p>674474678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4 cm</text:p>
          </table:table-cell>
          <table:table-cell office:value-type="string">
            <text:p>Pikkus164 cm</text:p>
          </table:table-cell>
          <table:table-cell office:value-type="string">
            <text:p>Kaal103 kgBMI38,29565735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7667">
            <text:p>5787667</text:p>
          </table:table-cell>
          <table:table-cell office:value-type="float" office:value="137929644">
            <text:p>137929644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206732459">
            <text:p>7020673245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05,4kg , pikkus 164cm</text:p>
          </table:table-cell>
          <table:table-cell office:value-type="string">
            <text:p>pikkus 164cm</text:p>
          </table:table-cell>
          <table:table-cell/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90087">
            <text:p>20290087</text:p>
          </table:table-cell>
          <table:table-cell office:value-type="float" office:value="167071571">
            <text:p>167071571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96421526256">
            <text:p>96421526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4cm</text:p>
          </table:table-cell>
          <table:table-cell office:value-type="string">
            <text:p><text:s/>, kaal 79kg , BMI 30,0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91392">
            <text:p>9891392</text:p>
          </table:table-cell>
          <table:table-cell office:value-type="float" office:value="204460177">
            <text:p>204460177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070935438">
            <text:p>760709354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4cm</text:p>
          </table:table-cell>
          <table:table-cell office:value-type="string">
            <text:p><text:s/>, kaal 59kg</text:p>
          </table:table-cell>
          <table:table-cell office:value-type="string">
            <text:p>Pikkus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08824">
            <text:p>11008824</text:p>
          </table:table-cell>
          <table:table-cell office:value-type="float" office:value="163344165">
            <text:p>163344165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86454682787">
            <text:p>864546827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 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0528">
            <text:p>17520528</text:p>
          </table:table-cell>
          <table:table-cell office:value-type="float" office:value="165936069">
            <text:p>165936069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972133430">
            <text:p>419721334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5cm</text:p>
          </table:table-cell>
          <table:table-cell office:value-type="string">
            <text:p><text:s/>, kaal 70kg KMI 25,7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48673">
            <text:p>4948673</text:p>
          </table:table-cell>
          <table:table-cell office:value-type="float" office:value="138440286">
            <text:p>138440286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23867295942">
            <text:p>238672959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5 cm</text:p>
          </table:table-cell>
          <table:table-cell office:value-type="string">
            <text:p>Pikkus165 cm</text:p>
          </table:table-cell>
          <table:table-cell office:value-type="string">
            <text:p>Kaal87 kgBMI31,95592287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36413">
            <text:p>21036413</text:p>
          </table:table-cell>
          <table:table-cell office:value-type="float" office:value="159726802">
            <text:p>15972680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261891476">
            <text:p>92261891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Obj ülekaaluline p=165cm</text:p>
          </table:table-cell>
          <table:table-cell office:value-type="string">
            <text:p><text:s/>p=165cm</text:p>
          </table:table-cell>
          <table:table-cell office:value-type="string">
            <text:p><text:s/>, m=85kg</text:p>
          </table:table-cell>
          <table:table-cell office:value-type="string">
            <text:p><text:s/>p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93817">
            <text:p>14393817</text:p>
          </table:table-cell>
          <table:table-cell office:value-type="float" office:value="166785699">
            <text:p>166785699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29605668725">
            <text:p>296056687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5cm</text:p>
          </table:table-cell>
          <table:table-cell office:value-type="string">
            <text:p><text:s/>, kaal-50kg , KMI-18,7RINDKERE 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15835">
            <text:p>3415835</text:p>
          </table:table-cell>
          <table:table-cell office:value-type="float" office:value="148282686">
            <text:p>14828268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500854966">
            <text:p>985008549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Kaal 58 kg Pikkus 165 cm</text:p>
          </table:table-cell>
          <table:table-cell office:value-type="string">
            <text:p>Pikkus 165 cm</text:p>
          </table:table-cell>
          <table:table-cell office:value-type="string">
            <text:p><text:s/>Suitsetamine : eiNahk , limaske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2936">
            <text:p>5602936</text:p>
          </table:table-cell>
          <table:table-cell office:value-type="float" office:value="90453056">
            <text:p>90453056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75086061689">
            <text:p>750860616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5 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3824">
            <text:p>5553824</text:p>
          </table:table-cell>
          <table:table-cell office:value-type="float" office:value="86796550">
            <text:p>86796550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89093673593">
            <text:p>890936735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22.02.2012 - kaal 86,2kg pikkus 165cm</text:p>
          </table:table-cell>
          <table:table-cell office:value-type="string">
            <text:p>pikkus 165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7751">
            <text:p>23967751</text:p>
          </table:table-cell>
          <table:table-cell office:value-type="float" office:value="158142937">
            <text:p>158142937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19196756119">
            <text:p>19196756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65-66 kg , pikkus 165 cm</text:p>
          </table:table-cell>
          <table:table-cell office:value-type="string">
            <text:p>pikkus 165 cm</text:p>
          </table:table-cell>
          <table:table-cell/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99115">
            <text:p>7099115</text:p>
          </table:table-cell>
          <table:table-cell office:value-type="float" office:value="125066056">
            <text:p>125066056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40682430321">
            <text:p>4068243032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65 cm</text:p>
          </table:table-cell>
          <table:table-cell office:value-type="string">
            <text:p>Kaal64 kgBMI23,50780533 Südamerü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27491">
            <text:p>12427491</text:p>
          </table:table-cell>
          <table:table-cell office:value-type="float" office:value="174472425">
            <text:p>174472425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49847776053">
            <text:p>498477760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5 cm</text:p>
          </table:table-cell>
          <table:table-cell office:value-type="string">
            <text:p>Pikkus165 cm</text:p>
          </table:table-cell>
          <table:table-cell office:value-type="string">
            <text:p>Kaal60 kgBMI22,03856749</text:p>
          </table:table-cell>
          <table:table-cell office:value-type="string">
            <text:p>Pikkus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60099">
            <text:p>18360099</text:p>
          </table:table-cell>
          <table:table-cell office:value-type="float" office:value="182062425">
            <text:p>182062425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9197">
            <text:p>6730304091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Kaal 71 kg Pikkus 166 cm</text:p>
          </table:table-cell>
          <table:table-cell office:value-type="string">
            <text:p>Pikkus 166 cm</text:p>
          </table:table-cell>
          <table:table-cell office:value-type="string">
            <text:p><text:s/>Suitsetamine : jaNahk , limaske</text:p>
          </table:table-cell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00638">
            <text:p>19200638</text:p>
          </table:table-cell>
          <table:table-cell office:value-type="float" office:value="209314054">
            <text:p>20931405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0473">
            <text:p>6730305004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nt normosteenik , kaal 66 kg , kasv 166 cm</text:p>
          </table:table-cell>
          <table:table-cell office:value-type="string">
            <text:p>kasv 166 cm</text:p>
          </table:table-cell>
          <table:table-cell office:value-type="string">
            <text:p><text:s/>Keel niiske , puhas , k�ht pehm</text:p>
          </table:table-cell>
          <table:table-cell office:value-type="string">
            <text:p>kasv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1389">
            <text:p>5441389</text:p>
          </table:table-cell>
          <table:table-cell office:value-type="float" office:value="126512118">
            <text:p>126512118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18330035574">
            <text:p>1833003557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12.04.2012 - kaal 81,5kg pikkus 166cm</text:p>
          </table:table-cell>
          <table:table-cell office:value-type="string">
            <text:p>pikkus 166cm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4276">
            <text:p>7334276</text:p>
          </table:table-cell>
          <table:table-cell office:value-type="float" office:value="123618563">
            <text:p>123618563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2009-12-03</text:p>
          </table:table-cell>
          <table:table-cell office:value-type="float" office:value="61603212662">
            <text:p>616032126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6cm</text:p>
          </table:table-cell>
          <table:table-cell office:value-type="string">
            <text:p><text:s/>, kaal-50kg , KMI-18,5RINDKERE </text:p>
          </table:table-cell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6224">
            <text:p>6046224</text:p>
          </table:table-cell>
          <table:table-cell office:value-type="float" office:value="80633936">
            <text:p>80633936</text:p>
          </table:table-cell>
          <table:table-cell office:value-type="string">
            <text:p>2012-01-17</text:p>
          </table:table-cell>
          <table:table-cell office:value-type="string">
            <text:p>S</text:p>
          </table:table-cell>
          <table:table-cell office:value-type="string">
            <text:p>2010-09-15</text:p>
          </table:table-cell>
          <table:table-cell office:value-type="float" office:value="89895078561">
            <text:p>898950785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Pikkus 166cm</text:p>
          </table:table-cell>
          <table:table-cell office:value-type="string">
            <text:p>Pikkus 166cm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0370">
            <text:p>2130370</text:p>
          </table:table-cell>
          <table:table-cell office:value-type="float" office:value="85426302">
            <text:p>85426302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618316717">
            <text:p>646183167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6 cm</text:p>
          </table:table-cell>
          <table:table-cell/>
          <table:table-cell office:value-type="string">
            <text:p>Pikkus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4773">
            <text:p>22734773</text:p>
          </table:table-cell>
          <table:table-cell office:value-type="float" office:value="194955445">
            <text:p>194955445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88551830032">
            <text:p>885518300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7 cm</text:p>
          </table:table-cell>
          <table:table-cell office:value-type="string">
            <text:p><text:s/>, kaal 62 kg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9870">
            <text:p>3329870</text:p>
          </table:table-cell>
          <table:table-cell office:value-type="float" office:value="86518624">
            <text:p>86518624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384855302">
            <text:p>193848553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93 kg , pikkus 167 cm</text:p>
          </table:table-cell>
          <table:table-cell office:value-type="string">
            <text:p>pikkus 167 cm</text:p>
          </table:table-cell>
          <table:table-cell/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75906">
            <text:p>5475906</text:p>
          </table:table-cell>
          <table:table-cell office:value-type="float" office:value="81786112">
            <text:p>81786112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57862168750">
            <text:p>578621687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67 cm</text:p>
          </table:table-cell>
          <table:table-cell office:value-type="string">
            <text:p><text:s/>, kaal 48 kg , KMI 17,2 , BSA 1</text:p>
          </table:table-cell>
          <table:table-cell office:value-type="string">
            <text:p>Kasv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53044">
            <text:p>9453044</text:p>
          </table:table-cell>
          <table:table-cell office:value-type="float" office:value="183756527">
            <text:p>183756527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770044033">
            <text:p>897700440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 leiu kokkuvõte : Pikkus 167 cm</text:p>
          </table:table-cell>
          <table:table-cell office:value-type="string">
            <text:p>Pikkus 167 cm</text:p>
          </table:table-cell>
          <table:table-cell/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2414">
            <text:p>3372414</text:p>
          </table:table-cell>
          <table:table-cell office:value-type="float" office:value="147990707">
            <text:p>147990707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431312767">
            <text:p>794313127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ub 110 kg , pikkus 167 cm</text:p>
          </table:table-cell>
          <table:table-cell office:value-type="string">
            <text:p>pikkus 167 cm</text:p>
          </table:table-cell>
          <table:table-cell/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57193">
            <text:p>21757193</text:p>
          </table:table-cell>
          <table:table-cell office:value-type="float" office:value="198507448">
            <text:p>198507448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72224897240">
            <text:p>72224897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e nahapinnast kõrgemaid neevusi Pikkus-167cm</text:p>
          </table:table-cell>
          <table:table-cell office:value-type="string">
            <text:p>Pikkus-167cm</text:p>
          </table:table-cell>
          <table:table-cell office:value-type="string">
            <text:p><text:s/>, kaal-62kg , KMI-23 RINDKERE J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23311">
            <text:p>7123311</text:p>
          </table:table-cell>
          <table:table-cell office:value-type="float" office:value="96027007">
            <text:p>96027007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21454317883">
            <text:p>2145431788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7cm</text:p>
          </table:table-cell>
          <table:table-cell office:value-type="string">
            <text:p><text:s/>, kaal-54kg , KMI_20</text:p>
          </table:table-cell>
          <table:table-cell office:value-type="string">
            <text:p>Pikkus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26768">
            <text:p>7426768</text:p>
          </table:table-cell>
          <table:table-cell office:value-type="float" office:value="124193813">
            <text:p>124193813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1-12-21</text:p>
          </table:table-cell>
          <table:table-cell office:value-type="float" office:value="28118716695">
            <text:p>281187166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Ülekaal : Pikkus 168 cm</text:p>
          </table:table-cell>
          <table:table-cell office:value-type="string">
            <text:p>Pikkus 168 cm</text:p>
          </table:table-cell>
          <table:table-cell office:value-type="string">
            <text:p><text:s/>; kaal 103-105kg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51360">
            <text:p>5451360</text:p>
          </table:table-cell>
          <table:table-cell office:value-type="float" office:value="88618697">
            <text:p>88618697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15494775035">
            <text:p>154947750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[^-A-Za-z][Pp])\s*[-:=]?\s*(?P&lt;value&gt;([0-9])+(\s?[,.]\s?[0-9]+)?)\s*\.?\s*(?P&lt;unit&gt;(cm|Cm|sm|tsentiil|prts|CM|(pro)?tsentiil|pt|m))</text:p>
          </table:table-cell>
          <table:table-cell office:value-type="string">
            <text:p>NULL</text:p>
          </table:table-cell>
          <table:table-cell office:value-type="string">
            <text:p>27.03.2012 - P 168 cm</text:p>
          </table:table-cell>
          <table:table-cell office:value-type="string">
            <text:p><text:s/>P 168 cm</text:p>
          </table:table-cell>
          <table:table-cell/>
          <table:table-cell office:value-type="string">
            <text:p><text:s/>P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57626">
            <text:p>9657626</text:p>
          </table:table-cell>
          <table:table-cell office:value-type="float" office:value="196507992">
            <text:p>196507992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8134629352">
            <text:p>181346293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 cm</text:p>
          </table:table-cell>
          <table:table-cell office:value-type="string">
            <text:p><text:s/>, kaal 75 kg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29921">
            <text:p>11429921</text:p>
          </table:table-cell>
          <table:table-cell office:value-type="float" office:value="160388887">
            <text:p>16038888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43639546430">
            <text:p>436395464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8cm</text:p>
          </table:table-cell>
          <table:table-cell office:value-type="string">
            <text:p><text:s/>, kaal-79kg , KMI-30,5RINDKERE 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02618">
            <text:p>14602618</text:p>
          </table:table-cell>
          <table:table-cell office:value-type="float" office:value="188349182">
            <text:p>188349182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18500210862">
            <text:p>185002108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87 kg ; pikkus 168 cm</text:p>
          </table:table-cell>
          <table:table-cell office:value-type="string">
            <text:p>pikkus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07145">
            <text:p>9707145</text:p>
          </table:table-cell>
          <table:table-cell office:value-type="float" office:value="199058530">
            <text:p>199058530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952533689">
            <text:p>2195253368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 cm</text:p>
          </table:table-cell>
          <table:table-cell office:value-type="string">
            <text:p><text:s/>, kaal 89 kg , BMI 31 .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82196">
            <text:p>22182196</text:p>
          </table:table-cell>
          <table:table-cell office:value-type="float" office:value="158741484">
            <text:p>158741484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41683017344">
            <text:p>41683017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Adipoosne - 110 kg , pikkus 168 cm</text:p>
          </table:table-cell>
          <table:table-cell office:value-type="string">
            <text:p>pikkus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5164">
            <text:p>22095164</text:p>
          </table:table-cell>
          <table:table-cell office:value-type="float" office:value="170397606">
            <text:p>170397606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31428284390">
            <text:p>31428284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68 cm</text:p>
          </table:table-cell>
          <table:table-cell office:value-type="string">
            <text:p>Pikkus168 cm</text:p>
          </table:table-cell>
          <table:table-cell office:value-type="string">
            <text:p>Kaal63 kgBMI22,32142857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86595">
            <text:p>10186595</text:p>
          </table:table-cell>
          <table:table-cell office:value-type="float" office:value="179743687">
            <text:p>179743687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6921963303">
            <text:p>569219633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vne leid : Kehakaal : 110 kg , pikkus : 168 cm</text:p>
          </table:table-cell>
          <table:table-cell office:value-type="string">
            <text:p>pikkus :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7150">
            <text:p>3747150</text:p>
          </table:table-cell>
          <table:table-cell office:value-type="float" office:value="154015400">
            <text:p>154015400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435786231">
            <text:p>974357862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Kaal 67 kg Pikkus 168 cm</text:p>
          </table:table-cell>
          <table:table-cell office:value-type="string">
            <text:p>Pikkus 168 cm</text:p>
          </table:table-cell>
          <table:table-cell office:value-type="string">
            <text:p><text:s/>Suitsetamine : eiNahk , limaske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31357">
            <text:p>5331357</text:p>
          </table:table-cell>
          <table:table-cell office:value-type="float" office:value="126328484">
            <text:p>126328484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56200840769">
            <text:p>562008407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8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9222">
            <text:p>21749222</text:p>
          </table:table-cell>
          <table:table-cell office:value-type="float" office:value="208086845">
            <text:p>208086845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1-11-22</text:p>
          </table:table-cell>
          <table:table-cell office:value-type="float" office:value="673042977126">
            <text:p>6730429771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8cm</text:p>
          </table:table-cell>
          <table:table-cell office:value-type="string">
            <text:p><text:s/>, kaal-74kg , KMI-27RINDKERE JA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6701">
            <text:p>9666701</text:p>
          </table:table-cell>
          <table:table-cell office:value-type="float" office:value="195555207">
            <text:p>195555207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110474">
            <text:p>67304511047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Kasv 168cm</text:p>
          </table:table-cell>
          <table:table-cell office:value-type="string">
            <text:p><text:s/>, kaal 135kg</text:p>
          </table:table-cell>
          <table:table-cell office:value-type="string">
            <text:p>Kasv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41182">
            <text:p>9541182</text:p>
          </table:table-cell>
          <table:table-cell office:value-type="float" office:value="173477042">
            <text:p>173477042</text:p>
          </table:table-cell>
          <table:table-cell office:value-type="string">
            <text:p>2013-04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636834391">
            <text:p>996368343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ivne leid : Kehakaal : 55 kg , pikkus 168 cm</text:p>
          </table:table-cell>
          <table:table-cell office:value-type="string">
            <text:p>pikkus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9429">
            <text:p>5549429</text:p>
          </table:table-cell>
          <table:table-cell office:value-type="float" office:value="85690718">
            <text:p>85690718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98431741504">
            <text:p>984317415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68 cm</text:p>
          </table:table-cell>
          <table:table-cell/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9218">
            <text:p>2859218</text:p>
          </table:table-cell>
          <table:table-cell office:value-type="float" office:value="96772669">
            <text:p>96772669</text:p>
          </table:table-cell>
          <table:table-cell office:value-type="string">
            <text:p>2012-05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279821896">
            <text:p>472798218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68 cm</text:p>
          </table:table-cell>
          <table:table-cell office:value-type="string">
            <text:p><text:s/>, kehamass 120 kg , KMI 42,5 .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71090">
            <text:p>9071090</text:p>
          </table:table-cell>
          <table:table-cell office:value-type="float" office:value="201138996">
            <text:p>201138996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6544">
            <text:p>67303044654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 168 cm</text:p>
          </table:table-cell>
          <table:table-cell office:value-type="string">
            <text:p>Pikkus 168 cm</text:p>
          </table:table-cell>
          <table:table-cell office:value-type="string">
            <text:p><text:s/>Kaal 75 kg BMI 26,57312925</text:p>
          </table:table-cell>
          <table:table-cell office:value-type="string">
            <text:p>Pikkus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15223">
            <text:p>11715223</text:p>
          </table:table-cell>
          <table:table-cell office:value-type="float" office:value="169860185">
            <text:p>169860185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673030343355">
            <text:p>6730303433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69cm</text:p>
          </table:table-cell>
          <table:table-cell office:value-type="string">
            <text:p><text:s/>, kaal-73kg , KMI-26,2RINDKERE </text:p>
          </table:table-cell>
          <table:table-cell office:value-type="string">
            <text:p>Pikkus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67420">
            <text:p>21667420</text:p>
          </table:table-cell>
          <table:table-cell office:value-type="float" office:value="214391208">
            <text:p>21439120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47123680570">
            <text:p>471236805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70 cm</text:p>
          </table:table-cell>
          <table:table-cell office:value-type="string">
            <text:p>Pikkus170 cm</text:p>
          </table:table-cell>
          <table:table-cell office:value-type="string">
            <text:p>Kaal90 kgBMI31,14186851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29310">
            <text:p>5129310</text:p>
          </table:table-cell>
          <table:table-cell office:value-type="float" office:value="133258441">
            <text:p>133258441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31137885757">
            <text:p>311378857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70 cm</text:p>
          </table:table-cell>
          <table:table-cell office:value-type="string">
            <text:p>Pikkus170 cm</text:p>
          </table:table-cell>
          <table:table-cell office:value-type="string">
            <text:p>Kaal75 kgBMI25,95155709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40797">
            <text:p>10040797</text:p>
          </table:table-cell>
          <table:table-cell office:value-type="float" office:value="194986390">
            <text:p>194986390</text:p>
          </table:table-cell>
          <table:table-cell office:value-type="string">
            <text:p>2013-08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397075326">
            <text:p>203970753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80 kg , pikkus170 cm</text:p>
          </table:table-cell>
          <table:table-cell office:value-type="string">
            <text:p>pikkus170 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4766">
            <text:p>5444766</text:p>
          </table:table-cell>
          <table:table-cell office:value-type="float" office:value="121702364">
            <text:p>121702364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53997427223">
            <text:p>539974272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0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22441">
            <text:p>22622441</text:p>
          </table:table-cell>
          <table:table-cell office:value-type="float" office:value="189073211">
            <text:p>189073211</text:p>
          </table:table-cell>
          <table:table-cell office:value-type="string">
            <text:p>2013-07-21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73037212845">
            <text:p>6730372128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0 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9228">
            <text:p>16579228</text:p>
          </table:table-cell>
          <table:table-cell office:value-type="float" office:value="195663466">
            <text:p>195663466</text:p>
          </table:table-cell>
          <table:table-cell office:value-type="string">
            <text:p>2013-09-04</text:p>
          </table:table-cell>
          <table:table-cell office:value-type="string">
            <text:p>S</text:p>
          </table:table-cell>
          <table:table-cell office:value-type="string">
            <text:p>2013-08-15</text:p>
          </table:table-cell>
          <table:table-cell office:value-type="float" office:value="90672277033">
            <text:p>906722770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81 kg ; pikkus 170 cm</text:p>
          </table:table-cell>
          <table:table-cell office:value-type="string">
            <text:p>pikkus 170 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05301">
            <text:p>21005301</text:p>
          </table:table-cell>
          <table:table-cell office:value-type="float" office:value="209993055">
            <text:p>209993055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6826">
            <text:p>6730304868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0 cm</text:p>
          </table:table-cell>
          <table:table-cell office:value-type="string">
            <text:p><text:s/>, kaal 110 kg seega adipoosne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5855">
            <text:p>825855</text:p>
          </table:table-cell>
          <table:table-cell office:value-type="float" office:value="124128300">
            <text:p>124128300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567698642">
            <text:p>12567698642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70 cm</text:p>
          </table:table-cell>
          <table:table-cell office:value-type="string">
            <text:p>Kaal118 kgBMI40,83044983 Südamer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96161">
            <text:p>23496161</text:p>
          </table:table-cell>
          <table:table-cell office:value-type="float" office:value="161340270">
            <text:p>161340270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673030367615">
            <text:p>6730303676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0cm</text:p>
          </table:table-cell>
          <table:table-cell office:value-type="string">
            <text:p><text:s/>, kaal-59kg , KMI-21RINDKERE JA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2059">
            <text:p>14282059</text:p>
          </table:table-cell>
          <table:table-cell office:value-type="float" office:value="213431396">
            <text:p>213431396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91694050111">
            <text:p>916940501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0-25 kg ja kaalub praegu 85kg , pikkus 170cm</text:p>
          </table:table-cell>
          <table:table-cell office:value-type="string">
            <text:p>pikkus 170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54939">
            <text:p>17954939</text:p>
          </table:table-cell>
          <table:table-cell office:value-type="float" office:value="173456571">
            <text:p>173456571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6473">
            <text:p>6730303264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12kg , pikkus 170cm</text:p>
          </table:table-cell>
          <table:table-cell office:value-type="string">
            <text:p>pikkus 170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9654">
            <text:p>10209654</text:p>
          </table:table-cell>
          <table:table-cell office:value-type="float" office:value="167171010">
            <text:p>167171010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112413182">
            <text:p>291124131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2009 oli pikkus 170 cm</text:p>
          </table:table-cell>
          <table:table-cell office:value-type="string">
            <text:p>pikkus 170 cm</text:p>
          </table:table-cell>
          <table:table-cell/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11539">
            <text:p>19211539</text:p>
          </table:table-cell>
          <table:table-cell office:value-type="float" office:value="186397187">
            <text:p>186397187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5296">
            <text:p>6730303852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lt : Kaal 70 kg Pikkus 170 cm</text:p>
          </table:table-cell>
          <table:table-cell office:value-type="string">
            <text:p>Pikkus 170 cm</text:p>
          </table:table-cell>
          <table:table-cell office:value-type="string">
            <text:p><text:s/>Suitsetamine : eiNahk , limaske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49838">
            <text:p>8949838</text:p>
          </table:table-cell>
          <table:table-cell office:value-type="float" office:value="204327857">
            <text:p>204327857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171921335">
            <text:p>9217192133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 170 cm</text:p>
          </table:table-cell>
          <table:table-cell office:value-type="string">
            <text:p>Pikkus 170 cm</text:p>
          </table:table-cell>
          <table:table-cell office:value-type="string">
            <text:p><text:s/>Kaal 89 kg BMI 30,79584775</text:p>
          </table:table-cell>
          <table:table-cell office:value-type="string">
            <text:p>Pikkus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3462">
            <text:p>4583462</text:p>
          </table:table-cell>
          <table:table-cell office:value-type="float" office:value="90641818">
            <text:p>90641818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93660539936">
            <text:p>936605399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71 cm</text:p>
          </table:table-cell>
          <table:table-cell/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58013">
            <text:p>12458013</text:p>
          </table:table-cell>
          <table:table-cell office:value-type="float" office:value="160350317">
            <text:p>160350317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84047566276">
            <text:p>840475662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71 cm</text:p>
          </table:table-cell>
          <table:table-cell office:value-type="string">
            <text:p>Pikkus171 cm</text:p>
          </table:table-cell>
          <table:table-cell office:value-type="string">
            <text:p>Kaal77 kgBMI26,33288875</text:p>
          </table:table-cell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54011">
            <text:p>6054011</text:p>
          </table:table-cell>
          <table:table-cell office:value-type="float" office:value="150472885">
            <text:p>150472885</text:p>
          </table:table-cell>
          <table:table-cell office:value-type="string">
            <text:p>2012-12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291517322">
            <text:p>502915173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1 cm</text:p>
          </table:table-cell>
          <table:table-cell office:value-type="string">
            <text:p><text:s/>, kaal 64 kg</text:p>
          </table:table-cell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0356">
            <text:p>18190356</text:p>
          </table:table-cell>
          <table:table-cell office:value-type="float" office:value="166515968">
            <text:p>166515968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498169739">
            <text:p>83498169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 130/90 mmHg , kaal 115,6 kg , pikkus 171 cm</text:p>
          </table:table-cell>
          <table:table-cell office:value-type="string">
            <text:p>pikkus 171 cm</text:p>
          </table:table-cell>
          <table:table-cell office:value-type="float" office:value="0">
            <text:p>0</text:p>
          </table:table-cell>
          <table:table-cell office:value-type="string">
            <text:p>pikkus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58603">
            <text:p>8858603</text:p>
          </table:table-cell>
          <table:table-cell office:value-type="float" office:value="166374738">
            <text:p>166374738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7078">
            <text:p>67303047707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onym ( d MM yyyy ) Sugu : Male Pikkus : 172 cm</text:p>
          </table:table-cell>
          <table:table-cell office:value-type="string">
            <text:p>Pikkus : 172 cm</text:p>
          </table:table-cell>
          <table:table-cell/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4591">
            <text:p>22844591</text:p>
          </table:table-cell>
          <table:table-cell office:value-type="float" office:value="200924921">
            <text:p>200924921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73313313296">
            <text:p>733133132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72 cm</text:p>
          </table:table-cell>
          <table:table-cell office:value-type="string">
            <text:p>Pikkus172 cm</text:p>
          </table:table-cell>
          <table:table-cell office:value-type="string">
            <text:p>Kaal74 kgBMI25,01352082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38142">
            <text:p>20338142</text:p>
          </table:table-cell>
          <table:table-cell office:value-type="float" office:value="176664776">
            <text:p>176664776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8003">
            <text:p>6730303880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<text:s/>ole ravimid ei kasuta Obj leid Pikkus 172cm</text:p>
          </table:table-cell>
          <table:table-cell office:value-type="string">
            <text:p>Pikkus 172cm</text:p>
          </table:table-cell>
          <table:table-cell office:value-type="string">
            <text:p><text:s/>, kaal 85 kg , RR 120/80 mmHg p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19615">
            <text:p>17319615</text:p>
          </table:table-cell>
          <table:table-cell office:value-type="float" office:value="186836289">
            <text:p>186836289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251699189">
            <text:p>262516991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sama viimased 4-5 a jooksul ) ; pikkus - 172cm</text:p>
          </table:table-cell>
          <table:table-cell office:value-type="string">
            <text:p>pikkus - 172cm</text:p>
          </table:table-cell>
          <table:table-cell office:value-type="string">
            <text:p><text:s/>, Mikroalbuminuuria -neg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9106">
            <text:p>20049106</text:p>
          </table:table-cell>
          <table:table-cell office:value-type="float" office:value="176515448">
            <text:p>176515448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93840491646">
            <text:p>93840491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 : kaal 84,5kg , kasv 172cm</text:p>
          </table:table-cell>
          <table:table-cell office:value-type="string">
            <text:p>kasv 172cm</text:p>
          </table:table-cell>
          <table:table-cell/>
          <table:table-cell office:value-type="string">
            <text:p>kasv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23573">
            <text:p>14823573</text:p>
          </table:table-cell>
          <table:table-cell office:value-type="float" office:value="166432871">
            <text:p>166432871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49927745121">
            <text:p>499277451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2 cm</text:p>
          </table:table-cell>
          <table:table-cell office:value-type="string">
            <text:p><text:s/>, kaal 77 kg</text:p>
          </table:table-cell>
          <table:table-cell office:value-type="string">
            <text:p>Pikkus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67897">
            <text:p>12667897</text:p>
          </table:table-cell>
          <table:table-cell office:value-type="float" office:value="206943177">
            <text:p>20694317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63213474742">
            <text:p>632134747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3cm</text:p>
          </table:table-cell>
          <table:table-cell/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34703">
            <text:p>11434703</text:p>
          </table:table-cell>
          <table:table-cell office:value-type="float" office:value="217100920">
            <text:p>217100920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80311051942">
            <text:p>803110519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pigem madalam ( 50kg , pikkus 173 cm</text:p>
          </table:table-cell>
          <table:table-cell office:value-type="string">
            <text:p>pikkus 173 cm</text:p>
          </table:table-cell>
          <table:table-cell office:value-type="string">
            <text:p><text:s/>)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325599">
            <text:p>15325599</text:p>
          </table:table-cell>
          <table:table-cell office:value-type="float" office:value="193931662">
            <text:p>193931662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1537039206">
            <text:p>5153703920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ATSIENDI PIKKUS 173 cm</text:p>
          </table:table-cell>
          <table:table-cell office:value-type="string">
            <text:p>PIKKUS 173 cm</text:p>
          </table:table-cell>
          <table:table-cell office:value-type="string">
            <text:p><text:s/>, KAAL 60 kg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006">
            <text:p>1640006</text:p>
          </table:table-cell>
          <table:table-cell office:value-type="float" office:value="82536434">
            <text:p>8253643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291433272">
            <text:p>8229143327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dialis II Insuff cordis chr II Pikkus173 cm</text:p>
          </table:table-cell>
          <table:table-cell office:value-type="string">
            <text:p>Pikkus173 cm</text:p>
          </table:table-cell>
          <table:table-cell office:value-type="string">
            <text:p>Kaal82 kgBMI27,39817568 Südamerü</text:p>
          </table:table-cell>
          <table:table-cell office:value-type="string">
            <text:p>Pikkus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71121">
            <text:p>6971121</text:p>
          </table:table-cell>
          <table:table-cell office:value-type="float" office:value="127135982">
            <text:p>127135982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98114217045">
            <text:p>9811421704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4cm</text:p>
          </table:table-cell>
          <table:table-cell office:value-type="string">
            <text:p><text:s/>, kaal-60kg , KMI-20,5RINDKERE </text:p>
          </table:table-cell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2002">
            <text:p>2702002</text:p>
          </table:table-cell>
          <table:table-cell office:value-type="float" office:value="140568789">
            <text:p>140568789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467123350">
            <text:p>624671233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ehitusega Kehakaal 54,5kg , Pikkus 174cm</text:p>
          </table:table-cell>
          <table:table-cell office:value-type="string">
            <text:p>Pikkus 174cm</text:p>
          </table:table-cell>
          <table:table-cell/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80255">
            <text:p>9780255</text:p>
          </table:table-cell>
          <table:table-cell office:value-type="float" office:value="176378102">
            <text:p>176378102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883374040">
            <text:p>4988337404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4cm</text:p>
          </table:table-cell>
          <table:table-cell office:value-type="string">
            <text:p><text:s/>, kaal 94kg</text:p>
          </table:table-cell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30702">
            <text:p>5930702</text:p>
          </table:table-cell>
          <table:table-cell office:value-type="float" office:value="81483698">
            <text:p>81483698</text:p>
          </table:table-cell>
          <table:table-cell office:value-type="string">
            <text:p>2012-01-26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90323749857">
            <text:p>903237498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R - 130/80 , kasv - 174cm</text:p>
          </table:table-cell>
          <table:table-cell office:value-type="string">
            <text:p>kasv - 174cm</text:p>
          </table:table-cell>
          <table:table-cell office:value-type="string">
            <text:p><text:s/>, kaal - 95kg</text:p>
          </table:table-cell>
          <table:table-cell office:value-type="string">
            <text:p>kasv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62756">
            <text:p>9562756</text:p>
          </table:table-cell>
          <table:table-cell office:value-type="float" office:value="167173172">
            <text:p>167173172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749864">
            <text:p>67303074986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 leiu kokkuvõte : Pikkus-174cm</text:p>
          </table:table-cell>
          <table:table-cell office:value-type="string">
            <text:p>Pikkus-174cm</text:p>
          </table:table-cell>
          <table:table-cell/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69870">
            <text:p>6469870</text:p>
          </table:table-cell>
          <table:table-cell office:value-type="float" office:value="120807449">
            <text:p>120807449</text:p>
          </table:table-cell>
          <table:table-cell office:value-type="string">
            <text:p>2012-05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4449847602">
            <text:p>444498476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4 cm</text:p>
          </table:table-cell>
          <table:table-cell office:value-type="string">
            <text:p><text:s/>, kaal 85 kg</text:p>
          </table:table-cell>
          <table:table-cell office:value-type="string">
            <text:p>Pikkus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73301">
            <text:p>12673301</text:p>
          </table:table-cell>
          <table:table-cell office:value-type="float" office:value="211308336">
            <text:p>211308336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97847971188">
            <text:p>978479711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5 cm</text:p>
          </table:table-cell>
          <table:table-cell office:value-type="string">
            <text:p><text:s/>, kehakaal 73,6 kg , kehamassii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2600">
            <text:p>5182600</text:p>
          </table:table-cell>
          <table:table-cell office:value-type="float" office:value="151236630">
            <text:p>151236630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32781941024">
            <text:p>327819410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5cm</text:p>
          </table:table-cell>
          <table:table-cell office:value-type="string">
            <text:p><text:s/>, kaal-83kg , KMI-28RINDKERE JA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5018">
            <text:p>3195018</text:p>
          </table:table-cell>
          <table:table-cell office:value-type="float" office:value="86599910">
            <text:p>86599910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536445108">
            <text:p>275364451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sund - rahuldav , kaal 96 kg , pikkus 175 cm</text:p>
          </table:table-cell>
          <table:table-cell office:value-type="string">
            <text:p>pikkus 175 cm</text:p>
          </table:table-cell>
          <table:table-cell office:value-type="string">
            <text:p>Nahk/limaskestad - lööbeta Liige</text:p>
          </table:table-cell>
          <table:table-cell office:value-type="string">
            <text:p>pikkus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19019">
            <text:p>9019019</text:p>
          </table:table-cell>
          <table:table-cell office:value-type="float" office:value="173578255">
            <text:p>173578255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070155120">
            <text:p>9307015512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: 74kg , pikkus : 176cm</text:p>
          </table:table-cell>
          <table:table-cell office:value-type="string">
            <text:p>pikkus : 176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44306">
            <text:p>8444306</text:p>
          </table:table-cell>
          <table:table-cell office:value-type="float" office:value="131582772">
            <text:p>131582772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84216781610">
            <text:p>8421678161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110 kg , pikkus 176 cm</text:p>
          </table:table-cell>
          <table:table-cell office:value-type="string">
            <text:p>pikkus 176 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94973">
            <text:p>24394973</text:p>
          </table:table-cell>
          <table:table-cell office:value-type="float" office:value="216932139">
            <text:p>216932139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54487972967">
            <text:p>544879729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6cm</text:p>
          </table:table-cell>
          <table:table-cell office:value-type="string">
            <text:p><text:s/>, kaal-86,5kg , KMI-28,5RINDKER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23474">
            <text:p>14423474</text:p>
          </table:table-cell>
          <table:table-cell office:value-type="float" office:value="189691193">
            <text:p>189691193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13723445856">
            <text:p>137234458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60 x min , regulaarne Pikkus 176 cm</text:p>
          </table:table-cell>
          <table:table-cell office:value-type="string">
            <text:p>Pikkus 176 cm</text:p>
          </table:table-cell>
          <table:table-cell office:value-type="string">
            <text:p><text:s/>, kaal 109,2 kg ; KMI=35,2Diabe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50145">
            <text:p>10150145</text:p>
          </table:table-cell>
          <table:table-cell office:value-type="float" office:value="166561223">
            <text:p>166561223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170076086">
            <text:p>521700760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 leiu kokkuvõte : Pikkus 176 cm</text:p>
          </table:table-cell>
          <table:table-cell office:value-type="string">
            <text:p>Pikkus 176 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8292">
            <text:p>4098292</text:p>
          </table:table-cell>
          <table:table-cell office:value-type="float" office:value="122345664">
            <text:p>122345664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90907949866">
            <text:p>909079498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 cm</text:p>
          </table:table-cell>
          <table:table-cell office:value-type="string">
            <text:p><text:s/>, kaal 76 kg , KMI 25,8 .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0210">
            <text:p>12630210</text:p>
          </table:table-cell>
          <table:table-cell office:value-type="float" office:value="168279767">
            <text:p>168279767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27452145318">
            <text:p>274521453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6cm</text:p>
          </table:table-cell>
          <table:table-cell office:value-type="string">
            <text:p><text:s/>, kaal-88kg , KMI-29RINDKERE JA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05529">
            <text:p>23205529</text:p>
          </table:table-cell>
          <table:table-cell office:value-type="float" office:value="190955853">
            <text:p>190955853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51826347381">
            <text:p>518263473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6cm</text:p>
          </table:table-cell>
          <table:table-cell office:value-type="string">
            <text:p><text:s/>, kaal 75kg , BMI 24 .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1979">
            <text:p>7821979</text:p>
          </table:table-cell>
          <table:table-cell office:value-type="float" office:value="86487272">
            <text:p>86487272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67923878674">
            <text:p>679238786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stabiilne ( 116 kg ) , pikkus 176 cm</text:p>
          </table:table-cell>
          <table:table-cell office:value-type="string">
            <text:p>pikkus 176 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13430">
            <text:p>2713430</text:p>
          </table:table-cell>
          <table:table-cell office:value-type="float" office:value="145069447">
            <text:p>145069447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605596022">
            <text:p>786055960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hin , kaal 71,4 kg riietega , pikkus 176cm</text:p>
          </table:table-cell>
          <table:table-cell office:value-type="string">
            <text:p>pikkus 176cm</text:p>
          </table:table-cell>
          <table:table-cell/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83759">
            <text:p>16983759</text:p>
          </table:table-cell>
          <table:table-cell office:value-type="float" office:value="186834281">
            <text:p>186834281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57136">
            <text:p>6730305571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immevalu - külmetamineObj leid Pikkus 176cm</text:p>
          </table:table-cell>
          <table:table-cell office:value-type="string">
            <text:p>Pikkus 176cm</text:p>
          </table:table-cell>
          <table:table-cell office:value-type="string">
            <text:p><text:s/>, kaal 81kg , RR 120/80 mmHg pa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93167">
            <text:p>3393167</text:p>
          </table:table-cell>
          <table:table-cell office:value-type="float" office:value="139535288">
            <text:p>139535288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391949980">
            <text:p>983919499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ud Keppra 250 mg x 2 Kaal 46 kg pikkus 176 cm</text:p>
          </table:table-cell>
          <table:table-cell office:value-type="string">
            <text:p>pikkus 176 cm</text:p>
          </table:table-cell>
          <table:table-cell office:value-type="string">
            <text:p><text:s/>Plaanis EEG ja vereanalüüsid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12128">
            <text:p>13712128</text:p>
          </table:table-cell>
          <table:table-cell office:value-type="float" office:value="184722618">
            <text:p>184722618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1-03-07</text:p>
          </table:table-cell>
          <table:table-cell office:value-type="float" office:value="673030536617">
            <text:p>6730305366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6cm</text:p>
          </table:table-cell>
          <table:table-cell office:value-type="string">
            <text:p><text:s/>, kaal-64kg , KMI-21,2RINDKERE 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6910">
            <text:p>13396910</text:p>
          </table:table-cell>
          <table:table-cell office:value-type="float" office:value="192301758">
            <text:p>192301758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09-03-20</text:p>
          </table:table-cell>
          <table:table-cell office:value-type="float" office:value="83842566218">
            <text:p>838425662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76cm</text:p>
          </table:table-cell>
          <table:table-cell office:value-type="string">
            <text:p><text:s/>, kaal-75kg , KMI-25</text:p>
          </table:table-cell>
          <table:table-cell office:value-type="string">
            <text:p>Pikkus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062">
            <text:p>1050062</text:p>
          </table:table-cell>
          <table:table-cell office:value-type="float" office:value="149248158">
            <text:p>149248158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956042730">
            <text:p>9895604273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irjeldus : Pikkus 177 cm</text:p>
          </table:table-cell>
          <table:table-cell office:value-type="string">
            <text:p>Pikkus 177 cm</text:p>
          </table:table-cell>
          <table:table-cell office:value-type="string">
            <text:p><text:s/>; kaal 88 kg</text:p>
          </table:table-cell>
          <table:table-cell office:value-type="string">
            <text:p>Pikkus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32722">
            <text:p>6232722</text:p>
          </table:table-cell>
          <table:table-cell office:value-type="float" office:value="141701965">
            <text:p>141701965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3805053010">
            <text:p>438050530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dseisund : Rahuldav Kirjeldus : Pikkus 178 cm</text:p>
          </table:table-cell>
          <table:table-cell office:value-type="string">
            <text:p>Pikkus 178 cm</text:p>
          </table:table-cell>
          <table:table-cell office:value-type="string">
            <text:p><text:s/>, kehakaal 70 kg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46948">
            <text:p>20146948</text:p>
          </table:table-cell>
          <table:table-cell office:value-type="float" office:value="176584854">
            <text:p>176584854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223086751">
            <text:p>252230867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109 kg , kasv 178 cm</text:p>
          </table:table-cell>
          <table:table-cell office:value-type="string">
            <text:p>kasv 178 cm</text:p>
          </table:table-cell>
          <table:table-cell office:value-type="string">
            <text:p><text:s/>, vöö 113 , BMI 34 , DM pole , </text:p>
          </table:table-cell>
          <table:table-cell office:value-type="string">
            <text:p>kasv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00529">
            <text:p>20700529</text:p>
          </table:table-cell>
          <table:table-cell office:value-type="float" office:value="199275396">
            <text:p>199275396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1-01-25</text:p>
          </table:table-cell>
          <table:table-cell office:value-type="float" office:value="66945650987">
            <text:p>669456509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 cm</text:p>
          </table:table-cell>
          <table:table-cell office:value-type="string">
            <text:p><text:s/>( üle 97 prots ) , kaal 70 kg (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9489">
            <text:p>22049489</text:p>
          </table:table-cell>
          <table:table-cell office:value-type="float" office:value="166608974">
            <text:p>166608974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10822371108">
            <text:p>108223711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78 cm</text:p>
          </table:table-cell>
          <table:table-cell office:value-type="string">
            <text:p><text:s/>ja kaal 109 kg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03068">
            <text:p>21303068</text:p>
          </table:table-cell>
          <table:table-cell office:value-type="float" office:value="189053773">
            <text:p>189053773</text:p>
          </table:table-cell>
          <table:table-cell office:value-type="string">
            <text:p>2013-07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613344517">
            <text:p>25613344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asvunud aastaid , kasv 178 cm</text:p>
          </table:table-cell>
          <table:table-cell office:value-type="string">
            <text:p>kasv 178 cm</text:p>
          </table:table-cell>
          <table:table-cell office:value-type="string">
            <text:p><text:s/>, kehakaal ( maksimaalne ) 150 </text:p>
          </table:table-cell>
          <table:table-cell office:value-type="string">
            <text:p>kasv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8332">
            <text:p>5558332</text:p>
          </table:table-cell>
          <table:table-cell office:value-type="float" office:value="88522158">
            <text:p>88522158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93004986599">
            <text:p>930049865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50,5 kg ( pr &lt;3 ) , pikkus 178 cm</text:p>
          </table:table-cell>
          <table:table-cell office:value-type="string">
            <text:p>pikkus 178 cm</text:p>
          </table:table-cell>
          <table:table-cell office:value-type="string">
            <text:p><text:s/>( pr 25 ) ,</text:p>
          </table:table-cell>
          <table:table-cell office:value-type="string">
            <text:p>pikkus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4353">
            <text:p>17874353</text:p>
          </table:table-cell>
          <table:table-cell office:value-type="float" office:value="194282342">
            <text:p>19428234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5371">
            <text:p>6730303853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diti Objektiivselt : Kaal 91 kg Pikkus 179 cm</text:p>
          </table:table-cell>
          <table:table-cell office:value-type="string">
            <text:p>Pikkus 179 cm</text:p>
          </table:table-cell>
          <table:table-cell office:value-type="string">
            <text:p><text:s/>Suitsetamine : eiNahk , limaske</text:p>
          </table:table-cell>
          <table:table-cell office:value-type="string">
            <text:p>Pikkus</text:p>
          </table:table-cell>
          <table:table-cell office:value-type="float" office:value="179">
            <text:p>17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15575">
            <text:p>6015575</text:p>
          </table:table-cell>
          <table:table-cell office:value-type="float" office:value="149087371">
            <text:p>149087371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5682144245">
            <text:p>256821442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itumus keskmine ( kaal 74 kg , pikkus 180 cm</text:p>
          </table:table-cell>
          <table:table-cell office:value-type="string">
            <text:p>pikkus 180 cm</text:p>
          </table:table-cell>
          <table:table-cell office:value-type="string">
            <text:p><text:s/>)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6790">
            <text:p>6166790</text:p>
          </table:table-cell>
          <table:table-cell office:value-type="float" office:value="136337227">
            <text:p>136337227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902231652">
            <text:p>339022316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0cm</text:p>
          </table:table-cell>
          <table:table-cell office:value-type="string">
            <text:p><text:s/>, kaal 135kg BMI 42kg/m2 ( rasv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0780">
            <text:p>5440780</text:p>
          </table:table-cell>
          <table:table-cell office:value-type="float" office:value="101404460">
            <text:p>101404460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86047674250">
            <text:p>860476742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17.04.2012 - Kaal 119 kg Pikkus 180 cm</text:p>
          </table:table-cell>
          <table:table-cell office:value-type="string">
            <text:p>Pikkus 180 cm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7137">
            <text:p>1617137</text:p>
          </table:table-cell>
          <table:table-cell office:value-type="float" office:value="121627963">
            <text:p>121627963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627040258">
            <text:p>5562704025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irjeldus : Pikkus 180 cm</text:p>
          </table:table-cell>
          <table:table-cell office:value-type="string">
            <text:p>Pikkus 180 cm</text:p>
          </table:table-cell>
          <table:table-cell office:value-type="string">
            <text:p><text:s/>; kaal 87 kg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69807">
            <text:p>10469807</text:p>
          </table:table-cell>
          <table:table-cell office:value-type="float" office:value="155072924">
            <text:p>155072924</text:p>
          </table:table-cell>
          <table:table-cell office:value-type="string">
            <text:p>2013-01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194380897">
            <text:p>5519438089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tokollikohaselt ravimite doose pikkus : 180cm</text:p>
          </table:table-cell>
          <table:table-cell office:value-type="string">
            <text:p>pikkus : 180cm</text:p>
          </table:table-cell>
          <table:table-cell office:value-type="string">
            <text:p><text:s/>kehatemperatuur 36.6 .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1731">
            <text:p>7241731</text:p>
          </table:table-cell>
          <table:table-cell office:value-type="float" office:value="128284344">
            <text:p>128284344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669568015">
            <text:p>286695680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 temp 36.6 CKehakaal 90.0 kg , Pikkus 180cm</text:p>
          </table:table-cell>
          <table:table-cell office:value-type="string">
            <text:p>Pikkus 180cm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1411">
            <text:p>5401411</text:p>
          </table:table-cell>
          <table:table-cell office:value-type="float" office:value="121923422">
            <text:p>121923422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81856264964">
            <text:p>8185626496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80 cm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18742">
            <text:p>4718742</text:p>
          </table:table-cell>
          <table:table-cell office:value-type="float" office:value="132090079">
            <text:p>132090079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13109758199">
            <text:p>131097581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80cm</text:p>
          </table:table-cell>
          <table:table-cell office:value-type="string">
            <text:p><text:s/>, kaal-94kg , KMI-29,5RINDKERE </text:p>
          </table:table-cell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60785">
            <text:p>7560785</text:p>
          </table:table-cell>
          <table:table-cell office:value-type="float" office:value="83103441">
            <text:p>83103441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898319422">
            <text:p>608983194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WHO-1 , kasv - 180 cm</text:p>
          </table:table-cell>
          <table:table-cell office:value-type="string">
            <text:p>kasv - 180 cm</text:p>
          </table:table-cell>
          <table:table-cell office:value-type="string">
            <text:p><text:s/>, kaal - 93 kg</text:p>
          </table:table-cell>
          <table:table-cell office:value-type="string">
            <text:p>kasv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0776">
            <text:p>19470776</text:p>
          </table:table-cell>
          <table:table-cell office:value-type="float" office:value="178678973">
            <text:p>178678973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484365745">
            <text:p>834843657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II kaalub 120kg , pikkus 180 cm</text:p>
          </table:table-cell>
          <table:table-cell office:value-type="string">
            <text:p>pikkus 180 cm</text:p>
          </table:table-cell>
          <table:table-cell/>
          <table:table-cell office:value-type="string">
            <text:p>pikkus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7897">
            <text:p>817897</text:p>
          </table:table-cell>
          <table:table-cell office:value-type="float" office:value="122346146">
            <text:p>122346146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990637325">
            <text:p>5599063732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81 cm</text:p>
          </table:table-cell>
          <table:table-cell office:value-type="string">
            <text:p>Kaal119 kgBMI36,32367754 Südamer</text:p>
          </table:table-cell>
          <table:table-cell office:value-type="string">
            <text:p>Pikkus</text:p>
          </table:table-cell>
          <table:table-cell office:value-type="float" office:value="181">
            <text:p>181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5908">
            <text:p>11085908</text:p>
          </table:table-cell>
          <table:table-cell office:value-type="float" office:value="213012193">
            <text:p>213012193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44786962633">
            <text:p>447869626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2cm</text:p>
          </table:table-cell>
          <table:table-cell office:value-type="string">
            <text:p><text:s/>kaal - 81 kg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89734">
            <text:p>2889734</text:p>
          </table:table-cell>
          <table:table-cell office:value-type="float" office:value="120562167">
            <text:p>120562167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854762999">
            <text:p>798547629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aku taga Ebastabiilne vererõhk Pikkus-182 cm</text:p>
          </table:table-cell>
          <table:table-cell office:value-type="string">
            <text:p>Pikkus-182 cm</text:p>
          </table:table-cell>
          <table:table-cell office:value-type="string">
            <text:p><text:s/>, Kehakaal-132 kg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034">
            <text:p>1951034</text:p>
          </table:table-cell>
          <table:table-cell office:value-type="float" office:value="127500058">
            <text:p>127500058</text:p>
          </table:table-cell>
          <table:table-cell office:value-type="string">
            <text:p>2012-06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601149754">
            <text:p>936011497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2 cm</text:p>
          </table:table-cell>
          <table:table-cell office:value-type="string">
            <text:p><text:s/>, kaal 77 kg</text:p>
          </table:table-cell>
          <table:table-cell office:value-type="string">
            <text:p>Pikkus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91665">
            <text:p>21891665</text:p>
          </table:table-cell>
          <table:table-cell office:value-type="float" office:value="193567158">
            <text:p>193567158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691360828">
            <text:p>83691360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 leid : kasv 182 cm</text:p>
          </table:table-cell>
          <table:table-cell office:value-type="string">
            <text:p>kasv 182 cm</text:p>
          </table:table-cell>
          <table:table-cell office:value-type="string">
            <text:p><text:s/>, hulgieksostoosid , vasakul mä</text:p>
          </table:table-cell>
          <table:table-cell office:value-type="string">
            <text:p>kasv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6177">
            <text:p>19866177</text:p>
          </table:table-cell>
          <table:table-cell office:value-type="float" office:value="207240012">
            <text:p>207240012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9773">
            <text:p>6730304497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uhtad , kaal 94,4 kg riietega , pikkus 183cm</text:p>
          </table:table-cell>
          <table:table-cell office:value-type="string">
            <text:p>pikkus 183cm</text:p>
          </table:table-cell>
          <table:table-cell office:value-type="string">
            <text:p><text:s/>, perif turseid pole , veenilai</text:p>
          </table:table-cell>
          <table:table-cell office:value-type="string">
            <text:p>pikkus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8682">
            <text:p>1368682</text:p>
          </table:table-cell>
          <table:table-cell office:value-type="float" office:value="91022907">
            <text:p>91022907</text:p>
          </table:table-cell>
          <table:table-cell office:value-type="string">
            <text:p>2012-04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214149541">
            <text:p>59214149541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.1983 ( d MM yyyy ) Sugu : Male Pikkus : 183 cm</text:p>
          </table:table-cell>
          <table:table-cell office:value-type="string">
            <text:p>Pikkus : 183 cm</text:p>
          </table:table-cell>
          <table:table-cell/>
          <table:table-cell office:value-type="string">
            <text:p>Pikkus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6837">
            <text:p>18786837</text:p>
          </table:table-cell>
          <table:table-cell office:value-type="float" office:value="198075477">
            <text:p>198075477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7658">
            <text:p>673030397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 leid : kaal 80 kg , pikkus 183 cm</text:p>
          </table:table-cell>
          <table:table-cell office:value-type="string">
            <text:p>pikkus 183 cm</text:p>
          </table:table-cell>
          <table:table-cell/>
          <table:table-cell office:value-type="string">
            <text:p>pikkus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04757">
            <text:p>13104757</text:p>
          </table:table-cell>
          <table:table-cell office:value-type="float" office:value="214939452">
            <text:p>214939452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97577125389">
            <text:p>975771253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PTeostatud kehgaehituse analüüs Pikkus : 183 cm</text:p>
          </table:table-cell>
          <table:table-cell office:value-type="string">
            <text:p>Pikkus : 183 cm</text:p>
          </table:table-cell>
          <table:table-cell office:value-type="string">
            <text:p>Kaal : 95,0 kgKMI - 28,4fat % - </text:p>
          </table:table-cell>
          <table:table-cell office:value-type="string">
            <text:p>Pikkus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8097">
            <text:p>1708097</text:p>
          </table:table-cell>
          <table:table-cell office:value-type="float" office:value="142251514">
            <text:p>142251514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070797001">
            <text:p>2307079700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aal : 117kg , pikkus : 184cm</text:p>
          </table:table-cell>
          <table:table-cell office:value-type="string">
            <text:p>pikkus : 184cm</text:p>
          </table:table-cell>
          <table:table-cell/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34155">
            <text:p>13934155</text:p>
          </table:table-cell>
          <table:table-cell office:value-type="float" office:value="170891445">
            <text:p>170891445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673030410423">
            <text:p>6730304104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84cm</text:p>
          </table:table-cell>
          <table:table-cell office:value-type="string">
            <text:p><text:s/>, kaal-74kg , KMI-22,3RINDKERE </text:p>
          </table:table-cell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7853">
            <text:p>4087853</text:p>
          </table:table-cell>
          <table:table-cell office:value-type="float" office:value="96013043">
            <text:p>96013043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0-03-22</text:p>
          </table:table-cell>
          <table:table-cell office:value-type="float" office:value="84209339250">
            <text:p>842093392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-184cm</text:p>
          </table:table-cell>
          <table:table-cell office:value-type="string">
            <text:p><text:s/>, kaal-86kg , KMI-26</text:p>
          </table:table-cell>
          <table:table-cell office:value-type="string">
            <text:p>Pikkus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53361">
            <text:p>14653361</text:p>
          </table:table-cell>
          <table:table-cell office:value-type="float" office:value="203163994">
            <text:p>203163994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0513164">
            <text:p>6730305131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85 cm</text:p>
          </table:table-cell>
          <table:table-cell office:value-type="string">
            <text:p>Pikkus185 cm</text:p>
          </table:table-cell>
          <table:table-cell office:value-type="string">
            <text:p>Kaal109 kgBMI31,84806428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4537">
            <text:p>12394537</text:p>
          </table:table-cell>
          <table:table-cell office:value-type="float" office:value="155397690">
            <text:p>155397690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68399320514">
            <text:p>683993205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-185cm</text:p>
          </table:table-cell>
          <table:table-cell office:value-type="string">
            <text:p><text:s/>, kaal-75kg , KMI-22,5RINDKERE </text:p>
          </table:table-cell>
          <table:table-cell office:value-type="string">
            <text:p>Pikkus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8339">
            <text:p>18578339</text:p>
          </table:table-cell>
          <table:table-cell office:value-type="float" office:value="185744427">
            <text:p>185744427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098337563">
            <text:p>630983375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nd hästi , kaal praegu 110 kg , pikkus 186 cm</text:p>
          </table:table-cell>
          <table:table-cell office:value-type="string">
            <text:p>pikkus 186 cm</text:p>
          </table:table-cell>
          <table:table-cell/>
          <table:table-cell office:value-type="string">
            <text:p>pikkus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73299">
            <text:p>19373299</text:p>
          </table:table-cell>
          <table:table-cell office:value-type="float" office:value="164932209">
            <text:p>164932209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375152960">
            <text:p>663751529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bjektiivse leiu kokkuvõte : Pikkus 186 cm</text:p>
          </table:table-cell>
          <table:table-cell office:value-type="string">
            <text:p>Pikkus 186 cm</text:p>
          </table:table-cell>
          <table:table-cell office:value-type="string">
            <text:p><text:s/>, kaal 90 kg</text:p>
          </table:table-cell>
          <table:table-cell office:value-type="string">
            <text:p>Pikkus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7614">
            <text:p>6107614</text:p>
          </table:table-cell>
          <table:table-cell office:value-type="float" office:value="137086590">
            <text:p>137086590</text:p>
          </table:table-cell>
          <table:table-cell office:value-type="string">
            <text:p>2012-09-13</text:p>
          </table:table-cell>
          <table:table-cell office:value-type="string">
            <text:p>S</text:p>
          </table:table-cell>
          <table:table-cell office:value-type="string">
            <text:p>2012-09-07</text:p>
          </table:table-cell>
          <table:table-cell office:value-type="float" office:value="33110985918">
            <text:p>3311098591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oossusele kalduv meespatsient - kasv 186 cm</text:p>
          </table:table-cell>
          <table:table-cell office:value-type="string">
            <text:p>kasv 186 cm</text:p>
          </table:table-cell>
          <table:table-cell office:value-type="string">
            <text:p><text:s/>, kaal ~ 100,0 kg</text:p>
          </table:table-cell>
          <table:table-cell office:value-type="string">
            <text:p>kasv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70838">
            <text:p>8970838</text:p>
          </table:table-cell>
          <table:table-cell office:value-type="float" office:value="203340177">
            <text:p>203340177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467196302">
            <text:p>6846719630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irjeldus : kaal 90 kg , pikkus 186 cm</text:p>
          </table:table-cell>
          <table:table-cell office:value-type="string">
            <text:p>pikkus 186 cm</text:p>
          </table:table-cell>
          <table:table-cell office:value-type="string">
            <text:p><text:s/>, kehapind 2,15 m2 ,</text:p>
          </table:table-cell>
          <table:table-cell office:value-type="string">
            <text:p>pikkus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48566">
            <text:p>19048566</text:p>
          </table:table-cell>
          <table:table-cell office:value-type="float" office:value="177183463">
            <text:p>177183463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824418882">
            <text:p>518244188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Rasvunud aastaid , kasv 188 cm</text:p>
          </table:table-cell>
          <table:table-cell office:value-type="string">
            <text:p>kasv 188 cm</text:p>
          </table:table-cell>
          <table:table-cell office:value-type="string">
            <text:p><text:s/>, kehakaal 162 kg , KMI 45,9 .</text:p>
          </table:table-cell>
          <table:table-cell office:value-type="string">
            <text:p>kasv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74750">
            <text:p>12074750</text:p>
          </table:table-cell>
          <table:table-cell office:value-type="float" office:value="159033354">
            <text:p>159033354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38310869185">
            <text:p>383108691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88 cm</text:p>
          </table:table-cell>
          <table:table-cell office:value-type="string">
            <text:p>Pikkus188 cm</text:p>
          </table:table-cell>
          <table:table-cell office:value-type="string">
            <text:p>Kaal91 kgBMI25,74694432</text:p>
          </table:table-cell>
          <table:table-cell office:value-type="string">
            <text:p>Pikkus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02891">
            <text:p>6002891</text:p>
          </table:table-cell>
          <table:table-cell office:value-type="float" office:value="127452320">
            <text:p>127452320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5673969591">
            <text:p>856739695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189 cm</text:p>
          </table:table-cell>
          <table:table-cell office:value-type="string">
            <text:p><text:s/>, kaal 80 kg</text:p>
          </table:table-cell>
          <table:table-cell office:value-type="string">
            <text:p>Pikkus</text:p>
          </table:table-cell>
          <table:table-cell office:value-type="float" office:value="189">
            <text:p>189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30597">
            <text:p>9630597</text:p>
          </table:table-cell>
          <table:table-cell office:value-type="float" office:value="178478818">
            <text:p>178478818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02</text:p>
          </table:table-cell>
          <table:table-cell office:value-type="float" office:value="43280944261">
            <text:p>432809442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90 cm</text:p>
          </table:table-cell>
          <table:table-cell/>
          <table:table-cell office:value-type="string">
            <text:p>Pikkus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7800">
            <text:p>5467800</text:p>
          </table:table-cell>
          <table:table-cell office:value-type="float" office:value="84149262">
            <text:p>84149262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43678744184">
            <text:p>436787441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90 cm</text:p>
          </table:table-cell>
          <table:table-cell/>
          <table:table-cell office:value-type="string">
            <text:p>Pikkus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39353">
            <text:p>24639353</text:p>
          </table:table-cell>
          <table:table-cell office:value-type="float" office:value="160270756">
            <text:p>160270756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62406463748">
            <text:p>62406463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Kehakaal 87,6 kg , pikkus 192 cm</text:p>
          </table:table-cell>
          <table:table-cell office:value-type="string">
            <text:p>pikkus 192 cm</text:p>
          </table:table-cell>
          <table:table-cell/>
          <table:table-cell office:value-type="string">
            <text:p>pikkus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83439">
            <text:p>4683439</text:p>
          </table:table-cell>
          <table:table-cell office:value-type="float" office:value="131577629">
            <text:p>131577629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office:value-type="string">
            <text:p>2012-06-28</text:p>
          </table:table-cell>
          <table:table-cell office:value-type="float" office:value="62180237083">
            <text:p>621802370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192 cm</text:p>
          </table:table-cell>
          <table:table-cell office:value-type="string">
            <text:p>Kaal96 kgBMI26,04166667 Südamerü</text:p>
          </table:table-cell>
          <table:table-cell office:value-type="string">
            <text:p>Pikkus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3574">
            <text:p>22403574</text:p>
          </table:table-cell>
          <table:table-cell office:value-type="float" office:value="189546109">
            <text:p>189546109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673030350750">
            <text:p>6730303507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office:value-type="string">
            <text:p># Pikkus194 cm</text:p>
          </table:table-cell>
          <table:table-cell office:value-type="string">
            <text:p>Pikkus194 cm</text:p>
          </table:table-cell>
          <table:table-cell office:value-type="string">
            <text:p>Kaal110 kgBMI29,22733553</text:p>
          </table:table-cell>
          <table:table-cell office:value-type="string">
            <text:p>Pikkus</text:p>
          </table:table-cell>
          <table:table-cell office:value-type="float" office:value="194">
            <text:p>1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0348">
            <text:p>5740348</text:p>
          </table:table-cell>
          <table:table-cell office:value-type="float" office:value="149254911">
            <text:p>14925491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28248120489">
            <text:p>282481204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: 194 cm</text:p>
          </table:table-cell>
          <table:table-cell/>
          <table:table-cell office:value-type="string">
            <text:p>Pikkus</text:p>
          </table:table-cell>
          <table:table-cell office:value-type="float" office:value="194">
            <text:p>194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48586">
            <text:p>11848586</text:p>
          </table:table-cell>
          <table:table-cell office:value-type="float" office:value="216908654">
            <text:p>216908654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22393914830">
            <text:p>223939148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IKKUS</text:p>
          </table:table-cell>
          <table:table-cell office:value-type="string">
            <text:p>(?P&lt;key&gt;((([Ss]ünni)|([Kk]eha))?(p|P)ikkus|PIKKUS|pikkusega|[^A-Z]SP|sp|pikk|kasv|Kasv))\s*[-:=]?\s*(?P&lt;value&gt;[0-9]{2,3})\s*\.?\s*(?P&lt;unit&gt;(cm|Cm|sm|tsentiil|prts|CM|(pro)?tsentiil|pt|m))?</text:p>
          </table:table-cell>
          <table:table-cell office:value-type="string">
            <text:p>NULL</text:p>
          </table:table-cell>
          <table:table-cell table:number-columns-repeated="2" office:value-type="string">
            <text:p>Pikkus 203 cm</text:p>
          </table:table-cell>
          <table:table-cell/>
          <table:table-cell office:value-type="string">
            <text:p>Pikkus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ULL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table table:name="Sheet2" table:style-name="ta1" table:print="false">
        <table:table-column table:style-name="co27" table:number-columns-repeated="2" table:default-cell-style-name="Default"/>
        <table:table-row table:style-name="ro1">
          <table:table-cell office:value-type="string">
            <text:p>left_context</text:p>
          </table:table-cell>
          <table:table-cell office:value-type="string">
            <text:p>right_context</text:p>
          </table:table-cell>
        </table:table-row>
        <table:table-row table:style-name="ro1">
          <table:table-cell office:value-type="string">
            <text:p>V P 0,68sm</text:p>
          </table:table-cell>
          <table:table-cell office:value-type="string">
            <text:p><text:s/>Aort 1,4sm</text:p>
          </table:table-cell>
        </table:table-row>
        <table:table-row table:style-name="ro1">
          <table:table-cell office:value-type="string">
            <text:p>iteed ei ole laienenud , vabad V P 0,89sm</text:p>
          </table:table-cell>
          <table:table-cell office:value-type="string">
            <text:p><text:s/>Aort 1,7sm Verev N</text:p>
          </table:table-cell>
        </table:table-row>
        <table:table-row table:style-name="ro1">
          <table:table-cell office:value-type="string">
            <text:p>02.11.2012 - kasv 25 pt</text:p>
          </table:table-cell>
          <table:table-cell office:value-type="string">
            <text:p>s + 3,1 cm juuni 12</text:p>
          </table:table-cell>
        </table:table-row>
        <table:table-row table:style-name="ro1">
          <table:table-cell office:value-type="string">
            <text:p>A3 Ø 3.0 , pikkus 10 </text:p>
          </table:table-cell>
          <table:table-cell office:value-type="string">
            <text:p>, stenoosi % 60 , TIMI 3 , riski</text:p>
          </table:table-cell>
        </table:table-row>
        <table:table-row table:style-name="ro1">
          <table:table-cell office:value-type="string">
            <text:p>kus 178 Lapsel pea ümbermõõt ja pikkus 10</text:p>
          </table:table-cell>
          <table:table-cell office:value-type="string">
            <text:p>-25 protsentiili , kaal alates 9</text:p>
          </table:table-cell>
        </table:table-row>
        <table:table-row table:style-name="ro1">
          <table:table-cell office:value-type="string">
            <text:p>NEMISED : A1 oklusioon Lesiooni pikkus 10</text:p>
          </table:table-cell>
          <table:table-cell office:value-type="string">
            <text:p>-20 mm</text:p>
          </table:table-cell>
        </table:table-row>
        <table:table-row table:style-name="ro1">
          <table:table-cell office:value-type="string">
            <text:p><text:s/>kg , mis kasvu-kaalukõveral on pikkus 10</text:p>
          </table:table-cell>
          <table:table-cell office:value-type="string">
            <text:p>-25 vahel ja kaal alla 3</text:p>
          </table:table-cell>
        </table:table-row>
        <table:table-row table:style-name="ro1">
          <table:table-cell office:value-type="string">
            <text:p>Lapsevanemate keskmine pikkus 10</text:p>
          </table:table-cell>
          <table:table-cell office:value-type="string">
            <text:p>-25ts vahel</text:p>
          </table:table-cell>
        </table:table-row>
        <table:table-row table:style-name="ro1">
          <table:table-cell office:value-type="string">
            <text:p>Lesiooni pikkus 10</text:p>
          </table:table-cell>
          <table:table-cell office:value-type="string">
            <text:p>-20 mm</text:p>
          </table:table-cell>
        </table:table-row>
        <table:table-row table:style-name="ro1">
          <table:table-cell office:value-type="string">
            <text:p>Di1 stenoos 51-75 % Lesiooni pikkus 10</text:p>
          </table:table-cell>
          <table:table-cell office:value-type="string">
            <text:p>-20 mm</text:p>
          </table:table-cell>
        </table:table-row>
        <table:table-row table:style-name="ro1">
          <table:table-cell office:value-type="string">
            <text:p>Väikest kasvu : Pikkus 11</text:p>
          </table:table-cell>
          <table:table-cell office:value-type="string">
            <text:p>,5 cm , Kaal 17,5 kg</text:p>
          </table:table-cell>
        </table:table-row>
        <table:table-row table:style-name="ro1">
          <table:table-cell office:value-type="string">
            <text:p>Summaarne pikkus 13 .</text:p>
          </table:table-cell>
          <table:table-cell/>
        </table:table-row>
        <table:table-row table:style-name="ro1">
          <table:table-cell office:value-type="string">
            <text:p>OM1 Ø 2.5 , pikkus 15 </text:p>
          </table:table-cell>
          <table:table-cell office:value-type="string">
            <text:p>, stenoosi % 99 , TIMI 1 , riski</text:p>
          </table:table-cell>
        </table:table-row>
        <table:table-row table:style-name="ro1">
          <table:table-cell office:value-type="string">
            <text:p>Hosp 15.</text:p>
          </table:table-cell>
          <table:table-cell office:value-type="string">
            <text:p>10 . uroloogia osakonda</text:p>
          </table:table-cell>
        </table:table-row>
        <table:table-row table:style-name="ro1">
          <table:table-cell office:value-type="string">
            <text:p>A1 Ø 2.5 , pikkus 17 </text:p>
          </table:table-cell>
          <table:table-cell office:value-type="string">
            <text:p>, stenoosi % 80 , TIMI 2 , riski</text:p>
          </table:table-cell>
        </table:table-row>
        <table:table-row table:style-name="ro1">
          <table:table-cell office:value-type="string">
            <text:p>D3 Ø 3.0 , pikkus 25 </text:p>
          </table:table-cell>
          <table:table-cell office:value-type="string">
            <text:p>, stenoosi % 90 , TIMI 2 , riski</text:p>
          </table:table-cell>
        </table:table-row>
        <table:table-row table:style-name="ro1">
          <table:table-cell office:value-type="string">
            <text:p>ia , 20 VES , 1 asüstoolne paus pikkusega 254</text:p>
          </table:table-cell>
          <table:table-cell office:value-type="string">
            <text:p>4 ms</text:p>
          </table:table-cell>
        </table:table-row>
        <table:table-row table:style-name="ro1">
          <table:table-cell office:value-type="string">
            <text:p>0,25mg , Ravi : warfarin 3mg : 1 p - 3m</text:p>
          </table:table-cell>
          <table:table-cell office:value-type="string">
            <text:p>g ; 2 p - 4,5mg</text:p>
          </table:table-cell>
        </table:table-row>
        <table:table-row table:style-name="ro1">
          <table:table-cell office:value-type="string">
            <text:p>annus jääb samaks : ETKNRL 3mg , P 6m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Aranesp 30 m</text:p>
          </table:table-cell>
          <table:table-cell office:value-type="string">
            <text:p>kg/näd s/c , pulv</text:p>
          </table:table-cell>
        </table:table-row>
        <table:table-row table:style-name="ro1">
          <table:table-cell office:value-type="string">
            <text:p>ab veel EPO sama doosiga - Aranesp 60 m</text:p>
          </table:table-cell>
          <table:table-cell office:value-type="string">
            <text:p>icrog x 1 kuus</text:p>
          </table:table-cell>
        </table:table-row>
        <table:table-row table:style-name="ro1">
          <table:table-cell office:value-type="string">
            <text:p>v ; T Crestor 10mg ( Õ ) ; Aranesp 60m</text:p>
          </table:table-cell>
          <table:table-cell office:value-type="string">
            <text:p>g x 1 näd s/c ; S Ampicillini 25</text:p>
          </table:table-cell>
        </table:table-row>
        <table:table-row table:style-name="ro1">
          <table:table-cell office:value-type="string">
            <text:p>cigran forte , Perfalgan , Aranesp 80 m</text:p>
          </table:table-cell>
          <table:table-cell office:value-type="string">
            <text:p>icrogr ; ACC , inhalatsioon Bero</text:p>
          </table:table-cell>
        </table:table-row>
        <table:table-row table:style-name="ro1">
          <table:table-cell office:value-type="string">
            <text:p>Asp 100m</text:p>
          </table:table-cell>
          <table:table-cell office:value-type="string">
            <text:p>gx1 , betaloc zoc 50mgx1 , tioti</text:p>
          </table:table-cell>
        </table:table-row>
        <table:table-row table:style-name="ro1">
          <table:table-cell office:value-type="string">
            <text:p>adopar Hbs 125mgx1õ , Madopar disp 100m</text:p>
          </table:table-cell>
          <table:table-cell office:value-type="string">
            <text:p>gx3 , Requip 12mgx1 , Amantadini</text:p>
          </table:table-cell>
        </table:table-row>
        <table:table-row table:style-name="ro1">
          <table:table-cell office:value-type="string">
            <text:p>EKG-s FA 95x ´ , LVH , QTC pikk 469 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li uteri Emakakaelakanalist polüüp 1.5 cm</text:p>
          </table:table-cell>
          <table:table-cell office:value-type="string">
            <text:p><text:s/>eemaldatud Emakas ümaram pehme </text:p>
          </table:table-cell>
        </table:table-row>
        <table:table-row table:style-name="ro1">
          <table:table-cell office:value-type="string">
            <text:p>Selle kõrval veel lame polüüp 1,5cm</text:p>
          </table:table-cell>
          <table:table-cell office:value-type="string">
            <text:p><text:s/>d , eemaldatud diatermolinguga</text:p>
          </table:table-cell>
        </table:table-row>
        <table:table-row table:style-name="ro1">
          <table:table-cell office:value-type="string">
            <text:p>Duktuse pikkus 10 cm</text:p>
          </table:table-cell>
          <table:table-cell office:value-type="string">
            <text:p><text:s/>ja kogu diameeter 2 cm</text:p>
          </table:table-cell>
        </table:table-row>
        <table:table-row table:style-name="ro1">
          <table:table-cell office:value-type="string">
            <text:p>lt lahti lõigatud soole segment pikkusega 17 cm</text:p>
          </table:table-cell>
          <table:table-cell office:value-type="string">
            <text:p><text:s/>, diameetriga lõikepiiril A - 3</text:p>
          </table:table-cell>
        </table:table-row>
        <table:table-row table:style-name="ro1">
          <table:table-cell office:value-type="string">
            <text:p>Sünd 36 rn-l kaaluga 3060 ngr pikkus 48 sm</text:p>
          </table:table-cell>
          <table:table-cell office:value-type="string">
            <text:p><text:s/>Pü33 sm Apgat 7/8</text:p>
          </table:table-cell>
        </table:table-row>
        <table:table-row table:style-name="ro1">
          <table:table-cell office:value-type="string">
            <text:p>S/k 3452 gr pikkus 51 sm</text:p>
          </table:table-cell>
          <table:table-cell/>
        </table:table-row>
        <table:table-row table:style-name="ro1">
          <table:table-cell office:value-type="string">
            <text:p>Kaal 9530 gr pikkus 76 sm</text:p>
          </table:table-cell>
          <table:table-cell/>
        </table:table-row>
        <table:table-row table:style-name="ro1">
          <table:table-cell office:value-type="string">
            <text:p>kaal-11,7 kasv-88sm</text:p>
          </table:table-cell>
          <table:table-cell/>
        </table:table-row>
        <table:table-row table:style-name="ro1">
          <table:table-cell office:value-type="string">
            <text:p>seorganinid normileid Kaal-18kg Pikkus -106 sm</text:p>
          </table:table-cell>
          <table:table-cell office:value-type="string">
            <text:p><text:s/>Kaebusteta , sisseorganinid nor</text:p>
          </table:table-cell>
        </table:table-row>
        <table:table-row table:style-name="ro1">
          <table:table-cell office:value-type="string">
            <text:p>Kaal 19 kg pikkus 119 sm</text:p>
          </table:table-cell>
          <table:table-cell/>
        </table:table-row>
        <table:table-row table:style-name="ro1">
          <table:table-cell office:value-type="string">
            <text:p>Kaal-73 kg , kasv-154sm</text:p>
          </table:table-cell>
          <table:table-cell office:value-type="string">
            <text:p><text:s/>BMI-30,1 Ei suitseta Menopausae</text:p>
          </table:table-cell>
        </table:table-row>
      </table:table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21.11.2014</text:date>, <text:time>16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02:15.03</dc:date>
    <meta:generator>OpenOffice/4.1.1$Win32 OpenOffice.org_project/411m6$Build-9775</meta:generator>
    <dc:creator>D S</dc:creator>
    <meta:editing-duration>P2DT1H17M57S</meta:editing-duration>
    <meta:editing-cycles>1</meta:editing-cycles>
    <meta:document-statistic meta:table-count="2" meta:cell-count="14959" meta:object-count="0"/>
  </office:meta>
</office:document-meta>
</file>